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5.878cm" fo:min-width="19.6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622cm" fo:min-width="22.978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8.621cm" fo:min-width="22.25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5.001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713cm" fo:min-width="24.9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6.344cm" fo:min-width="22.2cm" fo:padding-top="0.138cm" fo:padding-bottom="0.138cm" fo:padding-left="0.275cm" fo:padding-right="0.27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2.74cm" fo:min-width="24.102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3.63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3.63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713cm" fo:min-width="23.70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48" style:family="graphic" style:parent-style-name="standard">
      <style:graphic-properties draw:stroke="none" draw:fill="none" draw:fill-color="#ffffff" draw:textarea-horizontal-align="left" draw:textarea-vertical-align="middle" draw:auto-grow-height="false" fo:min-height="16.413cm" fo:min-width="22.25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3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539cm" fo:min-width="24.203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6.397cm" fo:min-width="22.2cm" fo:padding-top="0.138cm" fo:padding-bottom="0.138cm" fo:padding-left="0.275cm" fo:padding-right="0.275cm" fo:wrap-option="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4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94cm" fo:min-width="23.70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4.273cm" fo:min-width="22.2cm" fo:padding-top="0.138cm" fo:padding-bottom="0.138cm" fo:padding-left="0.275cm" fo:padding-right="0.275cm" fo:wrap-option="wrap" draw:shadow-color="#808080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94cm" fo:min-width="23.705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6.397cm" fo:min-width="22.2cm" fo:padding-top="0.138cm" fo:padding-bottom="0.138cm" fo:padding-left="0.275cm" fo:padding-right="0.275cm" fo:wrap-option="wrap" draw:shadow-color="#808080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8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94cm" fo:min-width="23.705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6.397cm" fo:min-width="22.2cm" fo:padding-top="0.138cm" fo:padding-bottom="0.138cm" fo:padding-left="0.275cm" fo:padding-right="0.275cm" fo:wrap-option="wrap" draw:shadow-color="#808080"/>
    </style:style>
    <style:style style:name="gr10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10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713cm" fo:min-width="24.402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11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3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714cm" fo:min-width="24.402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1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1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13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1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5.417cm" fo:min-width="24.402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14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14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4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6.038cm" fo:min-width="23.70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15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15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16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16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4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6.038cm" fo:min-width="23.70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17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center" draw:textarea-vertical-align="middle" draw:auto-grow-height="false" fo:min-height="16.397cm" fo:min-width="22.2cm" fo:padding-top="0.138cm" fo:padding-bottom="0.138cm" fo:padding-left="0.275cm" fo:padding-right="0.275cm" fo:wrap-option="wrap" draw:shadow-color="#808080"/>
    </style:style>
    <style:style style:name="gr17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17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4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6.038cm" fo:min-width="23.70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18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18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4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6.466cm" fo:min-width="23.705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19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19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4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6.466cm" fo:min-width="23.70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20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2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5.465cm" fo:min-width="23.70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22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22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5.465cm" fo:min-width="23.705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23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23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4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94cm" fo:min-width="23.705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2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2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24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24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4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94cm" fo:min-width="23.705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25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25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4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6.665cm" fo:min-width="23.705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6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26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26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27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4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6.665cm" fo:min-width="23.70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7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7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28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28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939cm" fo:min-width="23.70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8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2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29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29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29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939cm" fo:min-width="23.705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2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0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3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3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30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30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30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939cm" fo:min-width="23.705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1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31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3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3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317" style:family="graphic" style:parent-style-name="standard" style:list-style-name="L3">
      <style:graphic-properties draw:stroke="none" draw:fill="none" draw:fill-color="#ffffff" draw:textarea-horizontal-align="center" draw:textarea-vertical-align="middle" draw:auto-grow-height="false" fo:min-height="16.397cm" fo:min-width="22.2cm" fo:padding-top="0.138cm" fo:padding-bottom="0.138cm" fo:padding-left="0.275cm" fo:padding-right="0.275cm" fo:wrap-option="wrap" draw:shadow-color="#808080"/>
    </style:style>
    <style:style style:name="gr31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3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939cm" fo:min-width="23.705cm" fo:padding-top="0.13cm" fo:padding-bottom="0.13cm" fo:padding-left="0.25cm" fo:padding-right="0.25cm" fo:wrap-option="wrap" draw:shadow-color="#808080"/>
    </style:style>
    <style:style style:name="gr3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2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3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3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3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3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3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3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3cm" fo:padding-top="0.13cm" fo:padding-bottom="0.13cm" fo:padding-left="0.25cm" fo:padding-right="0.25cm" fo:wrap-option="wrap" draw:shadow-color="#808080"/>
    </style:style>
    <style:style style:name="gr3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94cm" fo:min-width="23.705cm" fo:padding-top="0.13cm" fo:padding-bottom="0.13cm" fo:padding-left="0.25cm" fo:padding-right="0.25cm" fo:wrap-option="wrap" draw:shadow-color="#808080"/>
    </style:style>
    <style:style style:name="gr3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3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3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3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34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34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4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3cm" fo:padding-top="0.13cm" fo:padding-bottom="0.13cm" fo:padding-left="0.25cm" fo:padding-right="0.25cm" fo:wrap-option="wrap" draw:shadow-color="#808080"/>
    </style:style>
    <style:style style:name="gr3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94cm" fo:min-width="23.705cm" fo:padding-top="0.13cm" fo:padding-bottom="0.13cm" fo:padding-left="0.25cm" fo:padding-right="0.25cm" fo:wrap-option="wrap" draw:shadow-color="#808080"/>
    </style:style>
    <style:style style:name="gr3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35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3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35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35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35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5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3cm" fo:padding-top="0.13cm" fo:padding-bottom="0.13cm" fo:padding-left="0.25cm" fo:padding-right="0.25cm" fo:wrap-option="wrap" draw:shadow-color="#808080"/>
    </style:style>
    <style:style style:name="gr3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94cm" fo:min-width="23.705cm" fo:padding-top="0.13cm" fo:padding-bottom="0.13cm" fo:padding-left="0.25cm" fo:padding-right="0.25cm" fo:wrap-option="wrap" draw:shadow-color="#808080"/>
    </style:style>
    <style:style style:name="gr3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5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3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3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3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36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36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6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3cm" fo:padding-top="0.13cm" fo:padding-bottom="0.13cm" fo:padding-left="0.25cm" fo:padding-right="0.25cm" fo:wrap-option="wrap" draw:shadow-color="#808080"/>
    </style:style>
    <style:style style:name="gr3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94cm" fo:min-width="23.705cm" fo:padding-top="0.13cm" fo:padding-bottom="0.13cm" fo:padding-left="0.25cm" fo:padding-right="0.25cm" fo:wrap-option="wrap" draw:shadow-color="#808080"/>
    </style:style>
    <style:style style:name="gr3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7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7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37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3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37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37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37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8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3cm" fo:padding-top="0.13cm" fo:padding-bottom="0.13cm" fo:padding-left="0.25cm" fo:padding-right="0.25cm" fo:wrap-option="wrap" draw:shadow-color="#808080"/>
    </style:style>
    <style:style style:name="gr3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94cm" fo:min-width="23.705cm" fo:padding-top="0.13cm" fo:padding-bottom="0.13cm" fo:padding-left="0.25cm" fo:padding-right="0.25cm" fo:wrap-option="wrap" draw:shadow-color="#808080"/>
    </style:style>
    <style:style style:name="gr3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8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8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38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3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38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39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39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9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3cm" fo:padding-top="0.13cm" fo:padding-bottom="0.13cm" fo:padding-left="0.25cm" fo:padding-right="0.25cm" fo:wrap-option="wrap" draw:shadow-color="#808080"/>
    </style:style>
    <style:style style:name="gr39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94cm" fo:min-width="23.705cm" fo:padding-top="0.13cm" fo:padding-bottom="0.13cm" fo:padding-left="0.25cm" fo:padding-right="0.25cm" fo:wrap-option="wrap" draw:shadow-color="#808080"/>
    </style:style>
    <style:style style:name="gr3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9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3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9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3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39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4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40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40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40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40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3cm" fo:padding-top="0.13cm" fo:padding-bottom="0.13cm" fo:padding-left="0.25cm" fo:padding-right="0.25cm" fo:wrap-option="wrap" draw:shadow-color="#808080"/>
    </style:style>
    <style:style style:name="gr40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3.94cm" fo:min-width="23.705cm" fo:padding-top="0.13cm" fo:padding-bottom="0.13cm" fo:padding-left="0.25cm" fo:padding-right="0.25cm" fo:wrap-option="wrap" draw:shadow-color="#808080"/>
    </style:style>
    <style:style style:name="gr4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0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0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41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4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41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41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41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4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3cm" fo:padding-top="0.13cm" fo:padding-bottom="0.13cm" fo:padding-left="0.25cm" fo:padding-right="0.25cm" fo:wrap-option="wrap" draw:shadow-color="#808080"/>
    </style:style>
    <style:style style:name="gr4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94cm" fo:min-width="23.705cm" fo:padding-top="0.13cm" fo:padding-bottom="0.13cm" fo:padding-left="0.25cm" fo:padding-right="0.25cm" fo:wrap-option="wrap" draw:shadow-color="#808080"/>
    </style:style>
    <style:style style:name="gr4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4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4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42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42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42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42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4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407cm" fo:min-width="24.402cm" fo:padding-top="0.13cm" fo:padding-bottom="0.13cm" fo:padding-left="0.25cm" fo:padding-right="0.25cm" fo:wrap-option="wrap" draw:shadow-color="#808080"/>
    </style:style>
    <style:style style:name="gr4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4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4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4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43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43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44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4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4.808cm" fo:min-width="24.402cm" fo:padding-top="0.13cm" fo:padding-bottom="0.13cm" fo:padding-left="0.25cm" fo:padding-right="0.25cm" fo:wrap-option="wrap" draw:shadow-color="#808080"/>
    </style:style>
    <style:style style:name="gr4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4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4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4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45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4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45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4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406cm" fo:min-width="24.402cm" fo:padding-top="0.13cm" fo:padding-bottom="0.13cm" fo:padding-left="0.25cm" fo:padding-right="0.25cm" fo:wrap-option="wrap" draw:shadow-color="#808080"/>
    </style:style>
    <style:style style:name="gr4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5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5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45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4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4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4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6.397cm" fo:min-width="22.2cm" fo:padding-top="0.138cm" fo:padding-bottom="0.138cm" fo:padding-left="0.275cm" fo:padding-right="0.275cm" fo:wrap-option="wrap" draw:shadow-color="#808080"/>
    </style:style>
    <style:style style:name="gr46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46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46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9cm" fo:min-width="24.203cm" fo:padding-top="0.13cm" fo:padding-bottom="0.13cm" fo:padding-left="0.25cm" fo:padding-right="0.25cm" fo:wrap-option="wrap" draw:shadow-color="#808080"/>
    </style:style>
    <style:style style:name="gr4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4.808cm" fo:min-width="24.402cm" fo:padding-top="0.13cm" fo:padding-bottom="0.13cm" fo:padding-left="0.25cm" fo:padding-right="0.25cm" fo:wrap-option="wrap" draw:shadow-color="#808080"/>
    </style:style>
    <style:style style:name="gr4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6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7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47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4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47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47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gr47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47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89cm" fo:min-width="24.203cm" fo:padding-top="0.13cm" fo:padding-bottom="0.13cm" fo:padding-left="0.25cm" fo:padding-right="0.25cm" fo:wrap-option="wrap" draw:shadow-color="#808080"/>
    </style:style>
    <style:style style:name="gr4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5.342cm" fo:min-width="23.705cm" fo:padding-top="0.13cm" fo:padding-bottom="0.13cm" fo:padding-left="0.25cm" fo:padding-right="0.25cm" fo:wrap-option="wrap" draw:shadow-color="#808080"/>
    </style:style>
    <style:style style:name="gr4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8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54cm" fo:min-width="11.718cm" fo:padding-top="0.138cm" fo:padding-bottom="0.138cm" fo:padding-left="0.275cm" fo:padding-right="0.275cm" fo:wrap-option="wrap" draw:shadow-color="#808080"/>
    </style:style>
    <style:style style:name="gr4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8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63cm" fo:min-width="11.727cm" fo:padding-top="0.138cm" fo:padding-bottom="0.138cm" fo:padding-left="0.275cm" fo:padding-right="0.275cm" fo:wrap-option="wrap" draw:shadow-color="#808080"/>
    </style:style>
    <style:style style:name="gr4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99cm" fo:min-width="11.762cm" fo:padding-top="0.138cm" fo:padding-bottom="0.138cm" fo:padding-left="0.275cm" fo:padding-right="0.275cm" fo:wrap-option="wrap" draw:shadow-color="#808080"/>
    </style:style>
    <style:style style:name="gr48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698cm" fo:min-width="11.762cm" fo:padding-top="0.138cm" fo:padding-bottom="0.138cm" fo:padding-left="0.275cm" fo:padding-right="0.275cm" fo:wrap-option="wrap" draw:shadow-color="#808080"/>
    </style:style>
    <style:style style:name="gr4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3cm" fo:min-width="11.767cm" fo:padding-top="0.138cm" fo:padding-bottom="0.138cm" fo:padding-left="0.275cm" fo:padding-right="0.275cm" fo:wrap-option="wrap" draw:shadow-color="#808080"/>
    </style:style>
    <style:style style:name="gr48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02cm" fo:min-width="11.767cm" fo:padding-top="0.138cm" fo:padding-bottom="0.138cm" fo:padding-left="0.275cm" fo:padding-right="0.275cm" fo:wrap-option="wrap" draw:shadow-color="#808080"/>
    </style:style>
    <style:style style:name="gr48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07cm" fo:min-width="11.771cm" fo:padding-top="0.138cm" fo:padding-bottom="0.138cm" fo:padding-left="0.275cm" fo:padding-right="0.275cm" fo:wrap-option="wrap" draw:shadow-color="#808080"/>
    </style:style>
    <style:style style:name="co1" style:family="table-column">
      <style:table-column-properties style:column-width="4.882cm" style:use-optimal-column-width="false"/>
    </style:style>
    <style:style style:name="co2" style:family="table-column">
      <style:table-column-properties style:column-width="12.023cm" style:use-optimal-column-width="false"/>
    </style:style>
    <style:style style:name="co3" style:family="table-column">
      <style:table-column-properties style:column-width="5.403cm" style:use-optimal-column-width="false"/>
    </style:style>
    <style:style style:name="co4" style:family="table-column">
      <style:table-column-properties style:column-width="17.853cm" style:use-optimal-column-width="false"/>
    </style:style>
    <style:style style:name="ro1" style:family="table-row">
      <style:table-row-properties style:row-height="2.06cm"/>
    </style:style>
    <style:style style:name="ro2" style:family="table-row">
      <style:table-row-properties style:row-height="1.556cm"/>
    </style:style>
    <style:style style:name="ro3" style:family="table-row">
      <style:table-row-properties style:row-height="7.381cm"/>
    </style:style>
    <style:style style:name="ro4" style:family="table-row">
      <style:table-row-properties style:row-height="7.673cm"/>
    </style:style>
    <style:style style:name="ce1" style:family="table-cell">
      <loext:graphic-properties draw:fill="solid" draw:fill-color="#b3b3b3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align="justify" fo:text-indent="0cm" fo:border="0.03pt solid #ffffff" style:line-break="strict"/>
    </style:style>
    <style:style style:name="ce2" style:family="table-cell">
      <loext:graphic-properties draw:fill="solid" draw:fill-color="#b3b3b3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align="justify" fo:text-indent="0cm" fo:border="0.03pt solid #ffffff" style:line-break="strict"/>
    </style:style>
    <style:style style:name="ce3" style:family="table-cell">
      <loext:graphic-properties draw:fill="solid" draw:fill-color="#cccccc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align="justify" fo:text-indent="0cm" fo:border="0.03pt solid #ffffff" style:line-break="strict"/>
    </style:style>
    <style:style style:name="ce4" style:family="table-cell">
      <loext:graphic-properties draw:fill="solid" draw:fill-color="#cccccc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indent="0cm" fo:border="0.03pt solid #ffffff" style:line-break="strict"/>
    </style:style>
    <style:style style:name="ce5" style:family="table-cell">
      <loext:graphic-properties draw:fill="solid" draw:fill-color="#e6e6e6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align="justify" fo:text-indent="0cm" fo:border="0.03pt solid #ffffff" style:line-break="strict"/>
    </style:style>
    <style:style style:name="ce6" style:family="table-cell">
      <loext:graphic-properties draw:fill="solid" draw:fill-color="#e6e6e6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indent="0cm" fo:border="0.03pt solid #ffffff" style:line-break="strict"/>
    </style:style>
    <style:style style:name="ce7" style:family="table-cell">
      <loext:graphic-properties draw:fill="solid" draw:fill-color="#cccccc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align="justify" fo:text-indent="0cm" fo:border="0.03pt solid #ffffff" style:line-break="strict"/>
    </style:style>
    <style:style style:name="ce8" style:family="table-cell">
      <loext:graphic-properties draw:fill="solid" draw:fill-color="#cccccc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indent="0cm" fo:border="0.03pt solid #ffffff" style:line-break="strict"/>
    </style:style>
    <style:style style:name="ce9" style:family="table-cell">
      <loext:graphic-properties draw:fill="solid" draw:fill-color="#e6e6e6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align="justify" fo:text-indent="0cm" fo:border="0.03pt solid #ffffff" style:line-break="strict"/>
    </style:style>
    <style:style style:name="ce10" style:family="table-cell">
      <loext:graphic-properties draw:fill="solid" draw:fill-color="#e6e6e6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indent="0cm" fo:border="0.03pt solid #ffffff" style:line-break="strict"/>
    </style:style>
    <style:style style:name="ce11" style:family="table-cell">
      <loext:graphic-properties draw:fill="solid" draw:fill-color="#cccccc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align="justify" fo:text-indent="0cm" fo:border="0.03pt solid #ffffff" style:line-break="strict"/>
    </style:style>
    <style:style style:name="ce12" style:family="table-cell">
      <loext:graphic-properties draw:fill="solid" draw:fill-color="#cccccc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indent="0cm" fo:border="0.03pt solid #ffffff" style:line-break="strict"/>
    </style:style>
    <style:style style:name="ce13" style:family="table-cell">
      <loext:graphic-properties draw:fill="solid" draw:fill-color="#e6e6e6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align="justify" fo:text-indent="0cm" fo:border="0.03pt solid #ffffff" style:line-break="strict"/>
    </style:style>
    <style:style style:name="ce14" style:family="table-cell">
      <loext:graphic-properties draw:fill="solid" draw:fill-color="#e6e6e6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indent="0cm" fo:border="0.03pt solid #ffffff" style:line-break="strict"/>
    </style:style>
    <style:style style:name="ce15" style:family="table-cell">
      <loext:graphic-properties draw:fill="solid" draw:fill-color="#cccccc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align="justify" fo:text-indent="0cm" fo:border="0.03pt solid #ffffff" style:line-break="strict"/>
    </style:style>
    <style:style style:name="ce16" style:family="table-cell">
      <loext:graphic-properties draw:fill="solid" draw:fill-color="#cccccc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indent="0cm" fo:border="0.03pt solid #ffffff" style:line-break="strict"/>
    </style:style>
    <style:style style:name="ce17" style:family="table-cell">
      <loext:graphic-properties draw:fill="solid" draw:fill-color="#e6e6e6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align="justify" fo:text-indent="0cm" fo:border="0.03pt solid #ffffff" style:line-break="strict"/>
    </style:style>
    <style:style style:name="ce18" style:family="table-cell">
      <loext:graphic-properties draw:fill="solid" draw:fill-color="#e6e6e6" draw:opacity="100%" draw:textarea-horizontal-align="justify" draw:textarea-vertical-align="top" fo:padding-top="0.714cm" fo:padding-bottom="0.13cm" fo:padding-left="0.25cm" fo:padding-right="0.25cm"/>
      <style:paragraph-properties fo:margin-left="0cm" fo:margin-right="0cm" fo:line-height="71%" fo:text-indent="0cm" fo:border="0.03pt solid #ffffff" style:line-break="strict"/>
    </style:style>
    <style:style style:name="ce19" style:family="table-cell">
      <loext:graphic-properties draw:fill="solid" draw:fill-color="#e8e8f6" draw:opacity="100%" draw:textarea-horizontal-align="justify" draw:textarea-vertical-align="middle" fo:padding-top="6.306cm" fo:padding-bottom="0.13cm" fo:padding-left="0.25cm" fo:padding-right="0.25cm"/>
    </style:style>
    <style:style style:name="ce20" style:family="table-cell">
      <loext:graphic-properties draw:fill="solid" draw:fill-color="#cdcdec" draw:opacity="100%" draw:textarea-horizontal-align="justify" draw:textarea-vertical-align="middle" fo:padding-top="6.306cm" fo:padding-bottom="0.13cm" fo:padding-left="0.25cm" fo:padding-right="0.25cm"/>
    </style:style>
    <style:style style:name="P1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3" style:family="paragraph">
      <style:paragraph-properties fo:margin-left="0cm" fo:margin-right="0cm" fo:margin-top="0.282cm" fo:margin-bottom="0cm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.899cm" fo:margin-right="0cm" fo:margin-top="0cm" fo:margin-bottom="0cm" fo:text-align="start" fo:text-indent="-0.873cm" style:punctuation-wrap="hanging" style:line-break="strict">
        <style:tab-stops>
          <style:tab-stop style:position="0cm"/>
          <style:tab-stop style:position="1.217cm"/>
          <style:tab-stop style:position="2.465cm"/>
          <style:tab-stop style:position="3.712cm"/>
          <style:tab-stop style:position="4.96cm"/>
          <style:tab-stop style:position="6.208cm"/>
          <style:tab-stop style:position="7.456cm"/>
          <style:tab-stop style:position="8.704cm"/>
          <style:tab-stop style:position="9.952cm"/>
          <style:tab-stop style:position="11.2cm"/>
          <style:tab-stop style:position="12.448cm"/>
          <style:tab-stop style:position="13.696cm"/>
          <style:tab-stop style:position="14.944cm"/>
          <style:tab-stop style:position="16.192cm"/>
          <style:tab-stop style:position="17.44cm"/>
          <style:tab-stop style:position="18.688cm"/>
          <style:tab-stop style:position="19.936cm"/>
          <style:tab-stop style:position="21.184cm"/>
          <style:tab-stop style:position="22.432cm"/>
          <style:tab-stop style:position="23.68cm"/>
          <style:tab-stop style:position="24.928cm"/>
          <style:tab-stop style:position="25.307cm"/>
          <style:tab-stop style:position="26.555cm"/>
          <style:tab-stop style:position="27.803cm"/>
          <style:tab-stop style:position="29.051cm"/>
          <style:tab-stop style:position="1759743.518cm"/>
        </style:tab-stops>
      </style:paragraph-properties>
    </style:style>
    <style:style style:name="P12" style:family="paragraph">
      <style:paragraph-properties fo:margin-left="2.059cm" fo:margin-right="0cm" fo:margin-top="0.211cm" fo:margin-bottom="0cm" fo:line-height="100%" fo:text-align="start" fo:text-indent="-0.715cm" style:punctuation-wrap="hanging" style:line-break="strict" style:writing-mode="lr-tb"/>
    </style:style>
    <style:style style:name="P13" style:family="paragraph">
      <style:paragraph-properties fo:margin-left="0.899cm" fo:margin-right="0cm" fo:margin-top="0.211cm" fo:margin-bottom="0cm" fo:line-height="100%" fo:text-align="start" fo:text-indent="-0.873cm" style:punctuation-wrap="hanging" style:line-break="strict" style:writing-mode="lr-tb"/>
    </style:style>
    <style:style style:name="P14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158cm" fo:margin-bottom="0cm" fo:text-indent="0cm"/>
    </style:style>
    <style:style style:name="P16" style:family="paragraph">
      <loext:graphic-properties draw:fill="none" draw:fill-color="#ffffff"/>
      <style:paragraph-properties fo:margin-left="0cm" fo:margin-right="0cm" fo:margin-top="0.158cm" fo:margin-bottom="0cm" fo:text-indent="0cm" style:writing-mode="lr-tb" style:font-independent-line-spacing="true"/>
    </style:style>
    <style:style style:name="P17" style:family="paragraph">
      <style:paragraph-properties fo:margin-left="0cm" fo:margin-right="0cm" fo:text-align="end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.948cm" fo:margin-right="0cm" fo:text-align="start" fo:text-indent="-0.874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941cm"/>
          <style:tab-stop style:position="28.945cm"/>
          <style:tab-stop style:position="28.949cm"/>
          <style:tab-stop style:position="28.954cm"/>
          <style:tab-stop style:position="28.958cm"/>
          <style:tab-stop style:position="28.963cm"/>
          <style:tab-stop style:position="28.967cm"/>
          <style:tab-stop style:position="28.971cm"/>
          <style:tab-stop style:position="28.976cm"/>
          <style:tab-stop style:position="28.98cm"/>
          <style:tab-stop style:position="28.985cm"/>
          <style:tab-stop style:position="28.989cm"/>
          <style:tab-stop style:position="28.993cm"/>
          <style:tab-stop style:position="28.998cm"/>
          <style:tab-stop style:position="29.002cm"/>
        </style:tab-stops>
      </style:paragraph-properties>
    </style:style>
    <style:style style:name="P20" style:family="paragraph">
      <style:paragraph-properties fo:margin-left="0.948cm" fo:margin-right="0cm" fo:text-align="start" fo:text-indent="-0.874cm" style:punctuation-wrap="hanging" style:line-break="strict"/>
    </style:style>
    <style:style style:name="P21" style:family="paragraph">
      <style:paragraph-properties fo:margin-left="0.948cm" fo:margin-right="0cm" fo:margin-top="0.158cm" fo:margin-bottom="0cm" fo:text-align="start" fo:text-indent="-0.874cm" style:punctuation-wrap="hanging" style:line-break="strict"/>
    </style:style>
    <style:style style:name="P22" style:family="paragraph">
      <loext:graphic-properties draw:fill="none" draw:fill-color="#ffffff"/>
      <style:paragraph-properties fo:margin-left="0.948cm" fo:margin-right="0cm" fo:text-align="start" fo:text-indent="-0.87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941cm"/>
          <style:tab-stop style:position="28.945cm"/>
          <style:tab-stop style:position="28.949cm"/>
          <style:tab-stop style:position="28.954cm"/>
          <style:tab-stop style:position="28.958cm"/>
          <style:tab-stop style:position="28.963cm"/>
          <style:tab-stop style:position="28.967cm"/>
          <style:tab-stop style:position="28.971cm"/>
          <style:tab-stop style:position="28.976cm"/>
          <style:tab-stop style:position="28.98cm"/>
          <style:tab-stop style:position="28.985cm"/>
          <style:tab-stop style:position="28.989cm"/>
          <style:tab-stop style:position="28.993cm"/>
          <style:tab-stop style:position="28.998cm"/>
          <style:tab-stop style:position="29.002cm"/>
        </style:tab-stops>
      </style:paragraph-properties>
    </style:style>
    <style:style style:name="P23" style:family="paragraph">
      <style:paragraph-properties fo:margin-left="0cm" fo:margin-right="0cm" fo:margin-top="0.105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.105cm" fo:margin-bottom="0cm" fo:line-height="100%" fo:text-indent="0cm" style:writing-mode="lr-tb" style:font-independent-line-spacing="true"/>
    </style:style>
    <style:style style:name="P25" style:family="paragraph">
      <style:paragraph-properties fo:margin-left="0cm" fo:margin-right="0cm" fo:margin-top="0.105cm" fo:margin-bottom="0cm" fo:line-height="80%" fo:text-indent="0cm"/>
    </style:style>
    <style:style style:name="P26" style:family="paragraph">
      <loext:graphic-properties draw:fill="none" draw:fill-color="#ffffff"/>
      <style:paragraph-properties fo:margin-left="0cm" fo:margin-right="0cm" fo:margin-top="0.105cm" fo:margin-bottom="0cm" fo:line-height="80%" fo:text-indent="0cm" style:writing-mode="lr-tb" style:font-independent-line-spacing="true"/>
    </style:style>
    <style:style style:name="P27" style:family="paragraph">
      <style:paragraph-properties fo:margin-left="0cm" fo:margin-right="0cm" fo:line-height="71%" fo:text-align="justify" fo:text-indent="0cm" style:line-break="strict"/>
    </style:style>
    <style:style style:name="P28" style:family="paragraph">
      <style:paragraph-properties fo:margin-left="0cm" fo:margin-right="0cm" fo:line-height="71%" fo:text-indent="0cm" style:line-break="stric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2.97cm"/>
          <style:tab-stop style:position="24.218cm"/>
          <style:tab-stop style:position="25.466cm"/>
          <style:tab-stop style:position="26.714cm"/>
          <style:tab-stop style:position="27.962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/>
    </style:style>
    <style:style style:name="P32" style:family="paragraph">
      <style:paragraph-properties fo:margin-left="0.948cm" fo:margin-right="0cm" fo:text-align="justify" fo:text-indent="-0.874cm" style:punctuation-wrap="hanging" style:line-break="strict"/>
    </style:style>
    <style:style style:name="P33" style:family="paragraph">
      <style:paragraph-properties fo:margin-left="0.948cm" fo:margin-right="0cm" fo:text-align="justify" fo:text-indent="-0.87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58cm"/>
          <style:tab-stop style:position="26.506cm"/>
          <style:tab-stop style:position="27.754cm"/>
          <style:tab-stop style:position="29.002cm"/>
        </style:tab-stops>
      </style:paragraph-properties>
    </style:style>
    <style:style style:name="P34" style:family="paragraph">
      <loext:graphic-properties draw:fill="none" draw:fill-color="#ffffff"/>
      <style:paragraph-properties fo:margin-left="0.948cm" fo:margin-right="0cm" fo:text-align="justify" fo:text-indent="-0.874cm" style:punctuation-wrap="hanging" style:line-break="strict" style:writing-mode="lr-tb" style:font-independent-line-spacing="true"/>
    </style:style>
    <style:style style:name="P35" style:family="paragraph">
      <style:paragraph-properties fo:margin-left="0cm" fo:margin-right="0cm" fo:margin-top="0.158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.158cm" fo:margin-bottom="0cm" fo:line-height="100%" fo:text-indent="0cm" style:writing-mode="lr-tb" style:font-independent-line-spacing="true"/>
    </style:style>
    <style:style style:name="P37" style:family="paragraph">
      <style:paragraph-properties fo:margin-left="0cm" fo:margin-right="0cm" fo:text-align="justify" fo:text-indent="0cm" style:punctuation-wrap="hanging" style:line-break="strict"/>
    </style:style>
    <style:style style:name="P38" style:family="paragraph">
      <style:paragraph-properties fo:margin-left="0cm" fo:margin-right="0cm" fo:line-height="31%" fo:text-indent="0cm" style:punctuation-wrap="hanging" style:line-break="strict"/>
    </style:style>
    <style:style style:name="P39" style:family="paragraph">
      <style:paragraph-properties fo:margin-left="0.948cm" fo:margin-right="0cm" fo:text-indent="-0.874cm" style:punctuation-wrap="hanging" style:line-break="strict"/>
    </style:style>
    <style:style style:name="P40" style:family="paragraph">
      <style:paragraph-properties fo:margin-left="0.948cm" fo:margin-right="0cm" fo:text-align="start" fo:text-indent="-0.87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58cm"/>
          <style:tab-stop style:position="26.506cm"/>
          <style:tab-stop style:position="27.754cm"/>
          <style:tab-stop style:position="29.002cm"/>
        </style:tab-stops>
      </style:paragraph-properties>
    </style:style>
    <style:style style:name="P41" style:family="paragraph">
      <loext:graphic-properties draw:fill="none" draw:fill-color="#ffffff"/>
      <style:paragraph-properties fo:margin-left="0.948cm" fo:margin-right="0cm" fo:text-indent="-0.874cm" style:punctuation-wrap="hanging" style:line-break="strict" style:writing-mode="lr-tb" style:font-independent-line-spacing="true"/>
    </style:style>
    <style:style style:name="P42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172cm"/>
          <style:tab-stop style:position="2.42cm"/>
          <style:tab-stop style:position="3.668cm"/>
          <style:tab-stop style:position="4.916cm"/>
          <style:tab-stop style:position="6.164cm"/>
          <style:tab-stop style:position="7.412cm"/>
          <style:tab-stop style:position="8.66cm"/>
          <style:tab-stop style:position="9.908cm"/>
          <style:tab-stop style:position="11.156cm"/>
          <style:tab-stop style:position="12.404cm"/>
          <style:tab-stop style:position="13.652cm"/>
          <style:tab-stop style:position="14.971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888cm"/>
          <style:tab-stop style:position="26.136cm"/>
          <style:tab-stop style:position="27.38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43" style:family="paragraph">
      <style:paragraph-properties fo:margin-left="0cm" fo:margin-right="0cm" fo:text-align="start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172cm"/>
          <style:tab-stop style:position="2.42cm"/>
          <style:tab-stop style:position="3.668cm"/>
          <style:tab-stop style:position="4.916cm"/>
          <style:tab-stop style:position="6.164cm"/>
          <style:tab-stop style:position="7.412cm"/>
          <style:tab-stop style:position="8.66cm"/>
          <style:tab-stop style:position="9.908cm"/>
          <style:tab-stop style:position="11.156cm"/>
          <style:tab-stop style:position="12.404cm"/>
          <style:tab-stop style:position="13.652cm"/>
          <style:tab-stop style:position="14.971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888cm"/>
          <style:tab-stop style:position="26.136cm"/>
          <style:tab-stop style:position="27.38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45" style:family="paragraph">
      <style:paragraph-properties fo:margin-left="0.948cm" fo:margin-right="0cm" fo:line-height="100%" fo:text-indent="-0.874cm" style:punctuation-wrap="hanging" style:line-break="strict"/>
    </style:style>
    <style:style style:name="P46" style:family="paragraph">
      <style:paragraph-properties fo:margin-left="0.948cm" fo:margin-right="0cm" fo:line-height="100%" fo:text-align="start" fo:text-indent="-0.874cm" style:punctuation-wrap="simple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58cm"/>
          <style:tab-stop style:position="26.506cm"/>
          <style:tab-stop style:position="27.754cm"/>
          <style:tab-stop style:position="29.002cm"/>
        </style:tab-stops>
      </style:paragraph-properties>
    </style:style>
    <style:style style:name="T1" style:family="text">
      <style:text-properties fo:color="#ffffff" fo:font-size="48pt" fo:language="es" fo:country="ES" style:font-size-asian="48pt" style:language-asian="es" style:country-asian="ES" style:font-size-complex="48pt" style:language-complex="es" style:country-complex="ES"/>
    </style:style>
    <style:style style:name="T2" style:family="text">
      <style:text-properties fo:color="#000000" fo:font-size="32pt" fo:language="es" fo:country="ES" style:font-size-asian="32pt" style:language-asian="es" style:country-asian="ES" style:font-size-complex="32pt" style:language-complex="es" style:country-complex="ES"/>
    </style:style>
    <style:style style:name="T3" style:family="text">
      <style:text-properties fo:color="#000000" fo:font-size="28pt" fo:language="es" fo:country="ES" style:font-size-asian="28pt" style:language-asian="es" style:country-asian="ES" style:font-size-complex="28pt" style:language-complex="es" style:country-complex="ES"/>
    </style:style>
    <style:style style:name="T4" style:family="text">
      <style:text-properties fo:color="#000000" style:font-name="Times New Roman" fo:font-size="14pt" fo:language="es" fo:country="ES" style:font-name-asian="Segoe UI" style:font-size-asian="14pt" style:language-asian="es" style:country-asian="ES" style:font-name-complex="Segoe UI" style:font-size-complex="14pt" style:language-complex="es" style:country-complex="ES"/>
    </style:style>
    <style:style style:name="T5" style:family="text">
      <style:text-properties fo:color="#000000" style:font-name="Times New Roman" fo:font-size="14pt" fo:language="es" fo:country="ES" style:font-size-asian="14pt" style:language-asian="es" style:country-asian="ES" style:font-size-complex="14pt" style:language-complex="es" style:country-complex="ES"/>
    </style:style>
    <style:style style:name="T6" style:family="text">
      <style:text-properties fo:color="#000000" style:font-name="Arial Black" fo:font-size="12pt" fo:language="es" fo:country="ES" style:font-size-asian="12pt" style:language-asian="es" style:country-asian="ES" style:font-size-complex="12pt" style:language-complex="es" style:country-complex="ES"/>
    </style:style>
    <style:style style:name="T7" style:family="text">
      <style:text-properties fo:color="#000000" fo:font-size="36pt" fo:language="es" fo:country="ES" style:font-size-asian="36pt" style:language-asian="es" style:country-asian="ES" style:font-size-complex="36pt" style:language-complex="es" style:country-complex="ES"/>
    </style:style>
    <style:style style:name="T8" style:family="text">
      <style:text-properties fo:color="#000000" fo:font-size="24pt" fo:language="es" fo:country="ES" style:font-size-asian="24pt" style:language-asian="es" style:country-asian="ES" style:font-size-complex="24pt" style:language-complex="es" style:country-complex="ES"/>
    </style:style>
    <style:style style:name="T9" style:family="text">
      <style:text-properties fo:color="#000000" fo:font-size="16pt" fo:language="es" fo:country="ES" style:font-size-asian="16pt" style:language-asian="es" style:country-asian="ES" style:font-size-complex="16pt" style:language-complex="es" style:country-complex="ES"/>
    </style:style>
    <style:style style:name="T10" style:family="text">
      <style:text-properties fo:color="#000000" style:text-line-through-style="none" style:text-line-through-type="none" style:text-position="0% 100%" style:font-name="Arial" fo:font-size="20pt" fo:language="es" fo:country="ES" fo:font-style="normal" fo:text-shadow="none" style:text-underline-style="none" fo:font-weight="normal" style:font-name-asian="Microsoft YaHei" style:font-size-asian="20pt" style:language-asian="es" style:country-asian="ES" style:font-style-asian="normal" style:font-weight-asian="normal" style:font-name-complex="Microsoft YaHei" style:font-size-complex="20pt" style:language-complex="es" style:country-complex="ES" style:font-style-complex="normal" style:font-weight-complex="normal" style:font-relief="none"/>
    </style:style>
    <style:style style:name="T11" style:family="text">
      <style:text-properties fo:color="#000000" style:text-position="0% 100%" style:font-name="Arial" fo:font-size="20pt" fo:language="es" fo:country="ES" style:font-name-asian="Microsoft YaHei" style:font-size-asian="20pt" style:language-asian="es" style:country-asian="ES" style:font-name-complex="Microsoft YaHei" style:font-size-complex="20pt" style:language-complex="es" style:country-complex="ES"/>
    </style:style>
    <style:style style:name="T12" style:family="text">
      <style:text-properties fo:color="#000000" fo:font-size="12pt" fo:language="es" fo:country="ES" style:font-size-asian="12pt" style:language-asian="es" style:country-asian="ES" style:font-size-complex="12pt" style:language-complex="es" style:country-complex="ES"/>
    </style:style>
    <style:style style:name="T13" style:family="text">
      <style:text-properties fo:color="#000000" fo:font-size="14pt" fo:language="es" fo:country="ES" style:font-size-asian="14pt" style:language-asian="es" style:country-asian="ES" style:font-size-complex="14pt" style:language-complex="es" style:country-complex="ES"/>
    </style:style>
    <style:style style:name="T14" style:family="text">
      <style:text-properties fo:color="#800000" fo:language="es" fo:country="ES" style:language-asian="es" style:country-asian="ES" style:language-complex="es" style:country-complex="ES"/>
    </style:style>
    <style:style style:name="T15" style:family="text">
      <style:text-properties fo:color="#000000" fo:language="es" fo:country="ES" style:language-asian="es" style:country-asian="ES" style:language-complex="es" style:country-complex="ES"/>
    </style:style>
    <style:style style:name="T16" style:family="text">
      <style:text-properties fo:color="#000000" fo:font-size="40pt" fo:language="es" fo:country="ES" style:font-size-asian="40pt" style:language-asian="es" style:country-asian="ES" style:font-size-complex="40pt" style:language-complex="es" style:country-complex="ES"/>
    </style:style>
    <style:style style:name="T17" style:family="text">
      <style:text-properties fo:color="#000000" fo:language="es" fo:country="ES" fo:font-weight="bold" style:language-asian="es" style:country-asian="ES" style:font-weight-asian="bold" style:language-complex="es" style:country-complex="ES" style:font-weight-complex="bold"/>
    </style:style>
    <style:style style:name="T18" style:family="text">
      <style:text-properties fo:color="#000000" style:font-name="Times New Roman" fo:font-size="12pt" fo:language="es" fo:country="ES" style:font-size-asian="12pt" style:language-asian="es" style:country-asian="ES" style:font-size-complex="12pt" style:language-complex="es" style:country-complex="ES"/>
    </style:style>
    <style:style style:name="T19" style:family="text">
      <style:text-properties fo:color="#000000" fo:language="es" fo:country="ES" fo:font-style="italic" style:language-asian="es" style:country-asian="ES" style:font-style-asian="italic" style:language-complex="es" style:country-complex="ES" style:font-style-complex="italic"/>
    </style:style>
    <style:style style:name="T20" style:family="text">
      <style:text-properties fo:color="#000000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T21" style:family="text">
      <style:text-properties fo:color="#800000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T22" style:family="text">
      <style:text-properties fo:color="#ffffff" fo:language="es" fo:country="ES" style:language-asian="es" style:country-asian="ES" style:language-complex="es" style:country-complex="ES"/>
    </style:style>
    <style:style style:name="T23" style:family="text">
      <style:text-properties fo:color="#000000" fo:language="es" fo:country="ES" style:text-underline-style="solid" style:text-underline-width="auto" style:text-underline-color="font-color" fo:font-weight="bold" style:language-asian="es" style:country-asian="ES" style:font-weight-asian="bold" style:language-complex="es" style:country-complex="ES" style:font-weight-complex="bold"/>
    </style:style>
    <style:style style:name="T24" style:family="text">
      <style:text-properties fo:color="#000000" style:text-line-through-style="none" style:text-line-through-type="none" style:text-position="0% 100%" style:font-name="Arial" fo:font-size="18pt" fo:language="es" fo:country="ES" fo:font-style="normal" fo:text-shadow="none" style:text-underline-style="none" fo:font-weight="normal" style:font-name-asian="Microsoft YaHei" style:font-size-asian="18pt" style:language-asian="es" style:country-asian="ES" style:font-style-asian="normal" style:font-weight-asian="normal" style:font-name-complex="Microsoft YaHei" style:font-size-complex="18pt" style:language-complex="es" style:country-complex="ES" style:font-style-complex="normal" style:font-weight-complex="normal" style:font-relief="none"/>
    </style:style>
    <style:style style:name="T25" style:family="text">
      <style:text-properties fo:color="#000000" fo:font-size="20pt" fo:language="es" fo:country="ES" style:font-size-asian="20pt" style:language-asian="es" style:country-asian="ES" style:font-size-complex="20pt" style:language-complex="es" style:country-complex="ES"/>
    </style:style>
    <style:style style:name="T26" style:family="text">
      <style:text-properties fo:color="#000000" fo:language="en" fo:country="GB" style:language-asian="en" style:country-asian="GB" style:language-complex="en" style:country-complex="GB"/>
    </style:style>
    <style:style style:name="T27" style:family="text">
      <style:text-properties fo:color="#800000" fo:language="en" fo:country="GB" style:language-asian="en" style:country-asian="GB" style:language-complex="en" style:country-complex="GB"/>
    </style:style>
    <style:style style:name="T28" style:family="text">
      <style:text-properties fo:color="#000000" fo:language="pt" fo:country="BR" style:language-asian="pt" style:country-asian="BR" style:language-complex="pt" style:country-complex="BR"/>
    </style:style>
    <style:style style:name="T29" style:family="text">
      <style:text-properties fo:color="#800000" style:font-name="Times New Roman" fo:language="en" fo:country="GB" style:language-asian="en" style:country-asian="GB" style:language-complex="en" style:country-complex="GB"/>
    </style:style>
    <style:style style:name="T30" style:family="text">
      <style:text-properties fo:color="#800000" fo:font-size="24pt" fo:language="en" fo:country="GB" fo:font-weight="bold" style:font-name-asian="Arial" style:font-size-asian="24pt" style:language-asian="en" style:country-asian="GB" style:font-weight-asian="bold" style:font-name-complex="Arial" style:font-size-complex="24pt" style:language-complex="en" style:country-complex="GB" style:font-weight-complex="bold"/>
    </style:style>
    <style:style style:name="T31" style:family="text">
      <style:text-properties fo:color="#000000" fo:language="it" fo:country="IT" fo:font-weight="bold" style:language-asian="it" style:country-asian="IT" style:font-weight-asian="bold" style:language-complex="it" style:country-complex="IT" style:font-weight-complex="bold"/>
    </style:style>
    <style:style style:name="T32" style:family="text">
      <style:text-properties fo:color="#000000" fo:language="it" fo:country="IT" style:language-asian="it" style:country-asian="IT" style:language-complex="it" style:country-complex="IT"/>
    </style:style>
    <style:style style:name="T33" style:family="text">
      <style:text-properties fo:color="#800000" fo:font-size="14pt" fo:language="es" fo:country="ES" style:font-size-asian="14pt" style:language-asian="es" style:country-asian="ES" style:font-size-complex="14pt" style:language-complex="es" style:country-complex="ES"/>
    </style:style>
    <style:style style:name="T34" style:family="text">
      <style:text-properties fo:color="#000000" fo:font-size="16pt" fo:language="es" fo:country="ES" fo:font-style="italic" style:font-size-asian="16pt" style:language-asian="es" style:country-asian="ES" style:font-style-asian="italic" style:font-size-complex="16pt" style:language-complex="es" style:country-complex="ES" style:font-style-complex="italic"/>
    </style:style>
    <style:style style:name="T35" style:family="text">
      <style:text-properties fo:color="#000000" fo:font-size="16pt" fo:language="es" fo:country="ES" fo:font-weight="bold" style:font-size-asian="16pt" style:language-asian="es" style:country-asian="ES" style:font-weight-asian="bold" style:font-size-complex="16pt" style:language-complex="es" style:country-complex="ES" style:font-weight-complex="bold"/>
    </style:style>
    <style:style style:name="T36" style:family="text">
      <style:text-properties fo:color="#800000" fo:font-size="16pt" fo:language="es" fo:country="ES" style:font-size-asian="16pt" style:language-asian="es" style:country-asian="ES" style:font-size-complex="16pt" style:language-complex="es" style:country-complex="ES"/>
    </style:style>
    <style:style style:name="T37" style:family="text">
      <style:text-properties fo:color="#800000" fo:font-size="16pt" fo:language="es" fo:country="ES" fo:font-style="italic" style:font-size-asian="16pt" style:language-asian="es" style:country-asian="ES" style:font-style-asian="italic" style:font-size-complex="16pt" style:language-complex="es" style:country-complex="ES" style:font-style-complex="italic"/>
    </style:style>
    <style:style style:name="T38" style:family="text">
      <style:text-properties fo:color="#800000" fo:font-size="12pt" fo:language="es" fo:country="ES" style:font-size-asian="12pt" style:language-asian="es" style:country-asian="ES" style:font-size-complex="12pt" style:language-complex="es" style:country-complex="ES"/>
    </style:style>
    <style:style style:name="T39" style:family="text">
      <style:text-properties fo:color="#000000" style:font-name="Times New Roman" fo:font-size="12pt" fo:language="es" fo:country="ES" fo:font-weight="bold" style:font-size-asian="12pt" style:language-asian="es" style:country-asian="ES" style:font-weight-asian="bold" style:font-size-complex="12pt" style:language-complex="es" style:country-complex="ES" style:font-weight-complex="bold"/>
    </style:style>
    <style:style style:name="T40" style:family="text">
      <style:text-properties fo:color="#000000" style:font-name="Times New Roman" fo:font-size="12pt" fo:language="nn" fo:country="NO" style:font-size-asian="12pt" style:language-asian="nn" style:country-asian="NO" style:font-size-complex="12pt" style:language-complex="nn" style:country-complex="NO"/>
    </style:style>
    <style:style style:name="T41" style:family="text">
      <style:text-properties fo:color="#000000" style:font-name="Times New Roman" fo:font-size="12pt" fo:language="de" fo:country="DE" style:font-size-asian="12pt" style:language-asian="de" style:country-asian="DE" style:font-size-complex="12pt" style:language-complex="de" style:country-complex="D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">
        <style:list-level-properties text:min-label-width="0.873cm"/>
        <style:text-properties fo:font-family="Wingdings" style:font-pitch="variable" style:font-charset="x-symbol" fo:color="#00007d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">
        <style:list-level-properties text:space-before="1.27cm" text:min-label-width="0.718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3" presentation:use-date-time-name="dtd1">
        <draw:custom-shape draw:style-name="gr1" draw:text-style-name="P2" draw:layer="layout" svg:width="20.1cm" svg:height="6.138cm" svg:x="5.3cm" svg:y="6.125cm">
          <text:list text:style-name="L1">
            <text:list-header>
              <text:p text:style-name="P1"><text:span text:style-name="T1"><text:tab/></text:span><text:span text:style-name="T1">Linux.</text:span><text:span text:style-name="T1"><text:line-break/></text:span><text:span text:style-name="T1"><text:tab/></text:span><text:span text:style-name="T1">SHELL (/bin/bash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3.478cm" svg:height="4.882cm" svg:x="1.499cm" svg:y="11.853cm">
          <text:list text:style-name="L2">
            <text:list-header>
              <text:p text:style-name="P3"><text:span text:style-name="T2"/></text:p>
              <text:p text:style-name="P3"><text:span text:style-name="T2">I.E.S. Virgen de la Paloma</text:span></text:p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1" presentation:class="page"/>
          <draw:custom-shape draw:style-name="gr11" draw:text-style-name="P7" draw:layer="layout" svg:width="22.75cm" svg:height="8.881cm" svg:x="2.84cm" svg:y="9.36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redeterminado" presentation:use-date-time-name="dtd1">
        <draw:custom-shape draw:style-name="gr12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25.501cm" svg:height="1.95cm" svg:x="-0.101cm" svg:y="1.124cm">
          <text:list text:style-name="L2">
            <text:list-header>
              <text:p text:style-name="P8"><text:span text:style-name="T7">Metacaracteres y Expresiones Regulares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25.4cm" svg:height="12.973cm" svg:x="0cm" svg:y="2.924cm">
          <text:list text:style-name="L5">
            <text:list-item>
              <text:p text:style-name="P10"><text:span text:style-name="T8">Principales Metacaracteres y Expresiones Regulares</text:span></text:p>
            </text:list-item>
          </text:list>
          <text:list text:style-name="L6">
            <text:list-header>
              <text:p text:style-name="P11"><text:span text:style-name="T9">? </text:span><text:span text:style-name="T9"><text:tab/></text:span><text:span text:style-name="T9"><text:tab/></text:span><text:span text:style-name="T9">Sustituye a cualquier carácter (uno sólo).</text:span></text:p>
              <text:p text:style-name="P11"><text:span text:style-name="T9">* </text:span><text:span text:style-name="T9"><text:tab/></text:span><text:span text:style-name="T9"><text:tab/></text:span><text:span text:style-name="T9">Sustituye a cualquier carácter o grupo de caracteres salvo separadores. </text:span></text:p>
              <text:p text:style-name="P11"><text:span text:style-name="T9">[..] </text:span><text:span text:style-name="T9"><text:tab/></text:span><text:span text:style-name="T9"><text:tab/></text:span><text:span text:style-name="T9">Sustituye a cualquier valor incluido entre los corchetes. Admite rangos especificando </text:span><text:span text:style-name="T9"><text:tab/></text:span><text:span text:style-name="T9">los extremos separados por un guión.</text:span></text:p>
              <text:p text:style-name="P11"><text:span text:style-name="T9"><text:tab/></text:span><text:span text:style-name="T9">[0-9]</text:span><text:span text:style-name="T9"><text:tab/></text:span><text:span text:style-name="T9">Sustituye a cualquier carácter numérico.</text:span></text:p>
              <text:p text:style-name="P11"><text:span text:style-name="T9"><text:tab/></text:span><text:span text:style-name="T9">[a-Z]</text:span><text:span text:style-name="T9"><text:tab/></text:span><text:span text:style-name="T9">Sustituye a cualquier letra mayúsculas o minúsculas.</text:span></text:p>
              <text:p text:style-name="P11"><text:span text:style-name="T9"><text:tab/></text:span><text:span text:style-name="T9">[^]</text:span><text:span text:style-name="T9"><text:tab/></text:span><text:span text:style-name="T9">Excluye a los caracteres incluidos entre corchetes.</text:span></text:p>
              <text:p text:style-name="P11"><text:span text:style-name="T9">^</text:span><text:span text:style-name="T9"><text:tab/></text:span><text:span text:style-name="T9"><text:tab/></text:span><text:span text:style-name="T9">Metacaracter que representa una cadena vacía al principio de línea.</text:span></text:p>
              <text:p text:style-name="P11"><text:span text:style-name="T9">$</text:span><text:span text:style-name="T9"><text:tab/></text:span><text:span text:style-name="T9"><text:tab/></text:span><text:span text:style-name="T9">Metacaracter que representa una cadena vacía al final de línea.</text:span></text:p>
              <text:p text:style-name="P11"><text:span text:style-name="T9">.</text:span><text:span text:style-name="T9"><text:tab/></text:span><text:span text:style-name="T9"><text:tab/></text:span><text:span text:style-name="T9">Metacaracter que se corresponde con cualquier carácter, pero sólo uno.</text:span></text:p>
              <text:p text:style-name="P11"><text:span text:style-name="T9">?</text:span><text:span text:style-name="T9"><text:tab/></text:span><text:span text:style-name="T9"><text:tab/></text:span><text:span text:style-name="T9">El elemento precedente es opcional y debe coincidir al menos una vez.</text:span></text:p>
              <text:p text:style-name="P11"><text:span text:style-name="T9">*</text:span><text:span text:style-name="T9"><text:tab/></text:span><text:span text:style-name="T9"><text:tab/></text:span><text:span text:style-name="T9">El elemento precedente debe coincidir cero o más veces.</text:span></text:p>
              <text:p text:style-name="P11"><text:span text:style-name="T9">+</text:span><text:span text:style-name="T9"><text:tab/></text:span><text:span text:style-name="T9"><text:tab/></text:span><text:span text:style-name="T9">El elemento precedente debe coincidir una o más veces.</text:span></text:p>
              <text:p text:style-name="P11"><text:span text:style-name="T9">|</text:span><text:span text:style-name="T9"><text:tab/></text:span><text:span text:style-name="T9"><text:tab/></text:span><text:span text:style-name="T9">Separa dos posibles coincidencias.</text:span></text:p>
              <text:p text:style-name="P11"><text:span text:style-name="T9">{n}</text:span><text:span text:style-name="T9"><text:tab/></text:span><text:span text:style-name="T9"><text:tab/></text:span><text:span text:style-name="T9">El elemento precedente debe coincidir exactamente n veces</text:span></text:p>
              <text:p text:style-name="P11"><text:span text:style-name="T9">{,m}</text:span><text:span text:style-name="T9"><text:tab/></text:span><text:span text:style-name="T9">El elemento precedente es opcional y debe coincidir al menos m veces.</text:span></text:p>
              <text:p text:style-name="P11"><text:span text:style-name="T9">{n,m}</text:span><text:span text:style-name="T9"><text:tab/></text:span><text:span text:style-name="T9">El elemento precedente debe coincidir entre n y m veces (Sólo en sh)</text:span></text:p>
              <text:p text:style-name="P11"><text:span text:style-name="T9">\</text:span><text:span text:style-name="T9"><text:tab/></text:span><text:span text:style-name="T9"><text:tab/></text:span><text:span text:style-name="T9">Debe preceder a los metacaracteres: ?, +, {, }, |, ( y ) para que pierdan su </text:span></text:p>
              <text:p text:style-name="P11"><text:span text:style-name="T9"><text:tab/></text:span><text:span text:style-name="T9"><text:tab/></text:span><text:span text:style-name="T9">significado.</text:span></text:p>
            </text:list-header>
          </text:list>
          <text:list text:style-name="L7">
            <text:list-item>
              <text:list>
                <text:list-header>
                  <text:p text:style-name="P12"><text:span text:style-name="T10"/></text:p>
                </text:list-header>
              </text:list>
            </text:list-item>
          </text:list>
          <text:list text:style-name="L6">
            <text:list-header>
              <text:p text:style-name="P1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15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2" presentation:class="page"/>
          <draw:custom-shape draw:style-name="gr23" draw:text-style-name="P16" draw:layer="layout" svg:width="22.75cm" svg:height="16.62cm" svg:x="2.84cm" svg:y="9.366cm">
            <text:list text:style-name="L2">
              <text:list-header>
                <text:p text:style-name="P15"><text:span text:style-name="T12">http://iie.fing.edu.uy/~vagonbar/unixbas/expreg.htm</text:span></text:p>
                <text:p text:style-name="P15"><text:span text:style-name="T12"/></text:p>
                <text:p text:style-name="P15"><text:span text:style-name="T12">En un directorio tenemos fichero1, fichero2 y fichero3</text:span></text:p>
                <text:p text:style-name="P15"><text:span text:style-name="T12">ls fichero[12]</text:span></text:p>
                <text:p text:style-name="P15"><text:span text:style-name="T12">ls fichero[1-3]</text:span></text:p>
                <text:p text:style-name="P15"><text:span text:style-name="T12">ls fichero[^12]</text:span></text:p>
                <text:p text:style-name="P15"><text:span text:style-name="T12"/></text:p>
                <text:p text:style-name="P15"><text:span text:style-name="T12">Los nombres de archivo que no comiencen por minúscula:</text:span></text:p>
                <text:p text:style-name="P15"><text:span text:style-name="T12">ls [!a-z]*</text:span></text:p>
                <text:p text:style-name="P15"><text:span text:style-name="T12"/></text:p>
                <text:p text:style-name="P15"><text:span text:style-name="T12">Para usar expresiones complejas en bash activarlas con (no son válidas en Bourne Shell): (Se pueden utilizar en los case)</text:span></text:p>
                <text:p text:style-name="P15"><text:span text:style-name="T12">shopt –s extglob</text:span></text:p>
                <text:p text:style-name="P15"><text:span text:style-name="T12">?(expresión): La expresión estará presente 0 ó 1 veces. Ejm: ls fic?(866).log (saca fic.log y fic866.log)</text:span></text:p>
                <text:p text:style-name="P15"><text:span text:style-name="T12">*(expresión): La expresión estará presente 0 y n veces. Ejm: ls fic*(866).log (saca fic.log, fic866.log, fic866866.log y fic866866866.log)</text:span></text:p>
                <text:p text:style-name="P15"><text:span text:style-name="T12">+(expresión): La expresión estará presente entre 1 y n veces. Ejm: ls fic+(866).log (saca fic866.log, fic866866.log y fic866866866.log)</text:span></text:p>
                <text:p text:style-name="P15"><text:span text:style-name="T12">@(expresión): La expresión estará presente sólo 1 vez. Ejm: ls fic@(866).log (saca fic866.log)</text:span></text:p>
                <text:p text:style-name="P15"><text:span text:style-name="T12">!(expresión): La expresión no estará presente. Ejm: ls fic!(866).log (saca fic.log, fic866866.log, fic866866866.log, fich867.log, fic868.log)</text:span></text:p>
                <text:p text:style-name="P15"><text:span text:style-name="T12"/></text:p>
                <text:p text:style-name="P15"><text:span text:style-name="T12">Se pueden utilizar de forma unida y compleja:</text:span></text:p>
                <text:p text:style-name="P15"><text:span text:style-name="T12">ls fic@(+(866)|+(868)).log -&gt; Archivos cuyo nombre comience por fic, seguido de 1 ocurrencia de 1 a n veces de 866 o de 1 a n veces 868 seguido de .log</text:span></text:p>
                <text:p text:style-name="P15"><text:span text:style-name="T12">(saca fic866.log, fic866866.log, fic866866866.log y fic868.log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Predeterminado" presentation:use-date-time-name="dtd1">
        <draw:custom-shape draw:style-name="gr25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2" draw:layer="layout" svg:width="24.602cm" svg:height="13cm" svg:x="0.498cm" svg:y="3.325cm">
          <text:list text:style-name="L8">
            <text:list-header>
              <text:p text:style-name="P19"><text:span text:style-name="T14">grep “^h” listadoEnColumnas</text:span><text:span text:style-name="T15"><text:tab/></text:span><text:span text:style-name="T15"><text:tab/></text:span><text:span text:style-name="T15">– Muestra las líneas que comienzan por h</text:span></text:p>
            </text:list-header>
          </text:list>
          <text:list text:style-name="L2">
            <text:list-header>
              <text:p text:style-name="P20"><text:span text:style-name="T15"/></text:p>
            </text:list-header>
          </text:list>
          <text:list text:style-name="L8">
            <text:list-header>
              <text:p text:style-name="P19"><text:span text:style-name="T14">grep “^[a-c]” listadoEnColumnas</text:span><text:span text:style-name="T15"> </text:span><text:span text:style-name="T15"><text:tab/></text:span><text:span text:style-name="T15">– Muestra las líneas que comienzan con una </text:span><text:span text:style-name="T15"><text:tab/></text:span><text:span text:style-name="T15"><text:tab/></text:span><text:span text:style-name="T15"><text:tab/></text:span><text:span text:style-name="T15"><text:tab/></text:span><text:span text:style-name="T15"> <text:s/>letra entre a y c.</text:span></text:p>
            </text:list-header>
          </text:list>
          <text:list text:style-name="L2">
            <text:list-header>
              <text:p text:style-name="P19"><text:span text:style-name="T15"><text:tab/></text:span><text:span text:style-name="T15"><text:tab/></text:span></text:p>
            </text:list-header>
          </text:list>
          <text:list text:style-name="L8">
            <text:list-header>
              <text:p text:style-name="P19"><text:span text:style-name="T14">grep "sol" listadoEnColumnas</text:span><text:span text:style-name="T15"> </text:span><text:span text:style-name="T15"><text:tab/></text:span><text:span text:style-name="T15"><text:tab/></text:span><text:span text:style-name="T15">– Busca la palabra sol</text:span></text:p>
              <text:p text:style-name="P20"><text:span text:style-name="T14"/></text:p>
              <text:p text:style-name="P19"><text:span text:style-name="T14">grep [sol] listadoEnColumnas</text:span><text:span text:style-name="T15"><text:tab/></text:span><text:span text:style-name="T15"><text:tab/></text:span><text:span text:style-name="T15">– Busca dónde aparece cada una de las </text:span><text:span text:style-name="T15"><text:tab/></text:span><text:span text:style-name="T15"><text:tab/></text:span><text:span text:style-name="T15"><text:tab/></text:span><text:span text:style-name="T15"><text:tab/></text:span><text:span text:style-name="T15"> <text:s/>letras</text:span></text:p>
              <text:p text:style-name="P20"><text:span text:style-name="T14"/></text:p>
              <text:p text:style-name="P19"><text:span text:style-name="T14">grep “a$” listadoEnColumnas</text:span><text:span text:style-name="T15"> </text:span><text:span text:style-name="T15"><text:tab/></text:span><text:span text:style-name="T15"><text:tab/></text:span><text:span text:style-name="T15">– Busca las frases que terminan en a.</text:span></text:p>
            </text:list-header>
          </text:list>
          <text:list text:style-name="L2">
            <text:list-header>
              <text:p text:style-name="P20"><text:span text:style-name="T15"/></text:p>
            </text:list-header>
          </text:list>
          <text:list text:style-name="L8">
            <text:list-header>
              <text:p text:style-name="P19"><text:span text:style-name="T14">grep ^[0-9]b listado.txt</text:span><text:span text:style-name="T15"><text:tab/></text:span><text:span text:style-name="T15"><text:tab/></text:span><text:span text:style-name="T15">– Busca las frases que comiencen por un 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3"/>número y una b.</text:span></text:p>
            </text:list-header>
          </text:list>
          <text:list text:style-name="L2">
            <text:list-header>
              <text:p text:style-name="P20"><text:span text:style-name="T15"/></text:p>
            </text:list-header>
          </text:list>
          <text:list text:style-name="L8">
            <text:list-header>
              <text:p text:style-name="P19"><text:span text:style-name="T14">grep -E a{2} listado.txt</text:span><text:span text:style-name="T15"><text:tab/></text:span><text:span text:style-name="T15"> </text:span><text:span text:style-name="T15"><text:tab/></text:span><text:span text:style-name="T15">– Busca las frases con 2 ocurrencias de “a”</text:span></text:p>
              <text:p text:style-name="P20"><text:span text:style-name="T14"/></text:p>
              <text:p text:style-name="P21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4.13cm" svg:height="1.949cm" svg:x="1.301cm" svg:y="0.926cm">
          <text:list text:style-name="L2">
            <text:list-header>
              <text:p text:style-name="P8"><text:span text:style-name="T7">Metacaracteres y Expresiones Regular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28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3" presentation:class="page"/>
          <draw:custom-shape draw:style-name="gr11" draw:text-style-name="P7" draw:layer="layout" svg:width="22.75cm" svg:height="8.881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36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Predeterminado" presentation:use-date-time-name="dtd1">
        <draw:custom-shape draw:style-name="gr37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24.13cm" svg:height="1.95cm" svg:x="1.27cm" svg:y="1.124cm">
          <text:list text:style-name="L2">
            <text:list-header>
              <text:p text:style-name="P8"><text:span text:style-name="T16">Agrupamiento de órde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2" draw:layer="layout" svg:width="24.205cm" svg:height="12.973cm" svg:x="1.195cm" svg:y="3.325cm">
          <text:list text:style-name="L2">
            <text:list-header>
              <text:p text:style-name="P19"><text:span text:style-name="T15">ord1;ord2;ord3: </text:span><text:span text:style-name="T15"><text:tab/></text:span><text:span text:style-name="T15"><text:tab/></text:span><text:span text:style-name="T15">Ejecución progresiva e independiente de la órdenes.</text:span></text:p>
              <text:p text:style-name="P20"><text:span text:style-name="T15"/></text:p>
              <text:p text:style-name="P19"><text:span text:style-name="T15">(ord1;ord2;ord3): </text:span><text:span text:style-name="T15"><text:tab/></text:span><text:span text:style-name="T15"><text:tab/></text:span><text:span text:style-name="T15">Mismo efecto anterior pero pueden considerarse en conjunto para ciertas actuaciones: (ord1;ord2;ord3) &gt; arch, (ord1;ord2;ord3) &amp;</text:span></text:p>
              <text:p text:style-name="P20"><text:span text:style-name="T15"/></text:p>
              <text:p text:style-name="P19"><text:span text:style-name="T15">[ord1;ord2;ord3;]: </text:span><text:span text:style-name="T15"><text:tab/></text:span><text:span text:style-name="T15"><text:tab/></text:span><text:span text:style-name="T15">Ejecuta las tres órdenes en el shell actual sin generar otros nuevos. Los cambios en el entorno permanecen.</text:span></text:p>
              <text:p text:style-name="P20"><text:span text:style-name="T15"/></text:p>
              <text:p text:style-name="P19"><text:span text:style-name="T15">ord1 &amp;&amp; ord2: </text:span><text:span text:style-name="T15"><text:tab/></text:span><text:span text:style-name="T15"><text:tab/></text:span><text:span text:style-name="T15">Ejecuta la orden 2 sólo si la ejecución de 1 ha tenido éxito.</text:span></text:p>
              <text:p text:style-name="P20"><text:span text:style-name="T15"/></text:p>
              <text:p text:style-name="P19"><text:span text:style-name="T15">ord1 || ord2: </text:span><text:span text:style-name="T15"><text:tab/></text:span><text:span text:style-name="T15"><text:tab/></text:span><text:span text:style-name="T15">Ejecuta la orden 2 sólo si la ejecución de 1 no ha tenido éxito.</text:span></text:p>
              <text:p text:style-name="P20"><text:span text:style-name="T15"/></text:p>
              <text:p text:style-name="P19"><text:span text:style-name="T15">ord1 | ord2: </text:span><text:span text:style-name="T15"><text:tab/></text:span><text:span text:style-name="T15"><text:tab/></text:span><text:span text:style-name="T15"><text:tab/></text:span><text:span text:style-name="T15">Ejecuta 1 y encauza o envía su salida como entrada de la ord2.</text:span></text:p>
              <text:p text:style-name="P2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40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7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4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Predeterminado" presentation:use-date-time-name="dtd1">
        <draw:custom-shape draw:style-name="gr50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24.703cm" svg:height="1.949cm" svg:x="1.292cm" svg:y="0.595cm">
          <text:list text:style-name="L2">
            <text:list-header>
              <text:p text:style-name="P8"><text:span text:style-name="T16">Significados especia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2" draw:layer="layout" svg:width="24.703cm" svg:height="14.799cm" svg:x="0.697cm" svg:y="2.267cm">
          <text:list text:style-name="L2">
            <text:list-header>
              <text:p text:style-name="P19"><text:span text:style-name="T17">\ </text:span><text:span text:style-name="T15"><text:tab/></text:span><text:span text:style-name="T15"><text:tab/></text:span><text:span text:style-name="T15"><text:tab/></text:span><text:span text:style-name="T15">Inhibe la interpretación del carácter siguiente (sólo uno).</text:span></text:p>
              <text:p text:style-name="P19"><text:span text:style-name="T15"><text:tab/></text:span></text:p>
              <text:p text:style-name="P19"><text:span text:style-name="T17">‘</text:span><text:span text:style-name="T17">..’</text:span><text:span text:style-name="T15"> comilla simples: </text:span><text:span text:style-name="T15"><text:tab/></text:span><text:span text:style-name="T15">Impide que el shell interprete todo lo incluido entre las comillas.</text:span></text:p>
              <text:p text:style-name="P20"><text:span text:style-name="T15"/></text:p>
              <text:p text:style-name="P19"><text:span text:style-name="T17">“</text:span><text:span text:style-name="T17">..”</text:span><text:span text:style-name="T15"> comillas dobles: </text:span><text:span text:style-name="T15"><text:tab/></text:span><text:span text:style-name="T15">Evita la interpretación de los caracteres incluidos salvo $,\,”,’.</text:span></text:p>
              <text:p text:style-name="P19"><text:span text:style-name="T15"><text:tab/></text:span><text:span text:style-name="T14">echo $LANG </text:span></text:p>
            </text:list-header>
          </text:list>
          <text:list text:style-name="L8">
            <text:list-header>
              <text:p text:style-name="P19"><text:span text:style-name="T14"><text:tab/></text:span><text:span text:style-name="T14">echo \$LANG</text:span></text:p>
              <text:p text:style-name="P19"><text:span text:style-name="T14"><text:tab/></text:span><text:span text:style-name="T14">echo “$LANG”</text:span></text:p>
              <text:p text:style-name="P19"><text:span text:style-name="T14"><text:tab/></text:span><text:span text:style-name="T14">echo ‘$LANG’</text:span></text:p>
            </text:list-header>
          </text:list>
          <text:list text:style-name="L2">
            <text:list-header>
              <text:p text:style-name="P20"><text:span text:style-name="T15"/></text:p>
              <text:p text:style-name="P19"><text:span text:style-name="T17">`..`</text:span><text:span text:style-name="T15"> acentos graves: </text:span><text:span text:style-name="T15"><text:tab/></text:span><text:span text:style-name="T15">Provoca la ejecución de la orden incluida.</text:span></text:p>
              <text:p text:style-name="P19"><text:span text:style-name="T15"><text:tab/></text:span><text:span text:style-name="T14">echo `ls -l`</text:span></text:p>
            </text:list-header>
          </text:list>
          <text:list text:style-name="L8">
            <text:list-header>
              <text:p text:style-name="P20"><text:span text:style-name="T14"><text:s text:c="6"/></text:span><text:span text:style-name="T14">rm `find ./ - name “*s”`</text:span></text:p>
              <text:p text:style-name="P19"><text:span text:style-name="T14"><text:s text:c="34"/></text:span><text:span text:style-name="T14"><text:tab/></text:span><text:span text:style-name="T15">Se pueden sustituir por </text:span><text:span text:style-name="T17">xargs </text:span><text:span text:style-name="T15">(ejecuta el comando para cadaentrada que se le pasa por la stdin.</text:span></text:p>
              <text:p text:style-name="P20"><text:span text:style-name="T14"><text:s text:c="6"/></text:span><text:span text:style-name="T14">find ./ - name “*s” | xargs rm</text:span></text:p>
            </text:list-header>
          </text:list>
          <text:list text:style-name="L2">
            <text:list-header>
              <text:p text:style-name="P20"><text:span text:style-name="T15"/></text:p>
              <text:p text:style-name="P19"><text:span text:style-name="T15">~ tilde:</text:span><text:span text:style-name="T15"><text:tab/></text:span><text:span text:style-name="T15"><text:tab/></text:span><text:span text:style-name="T15">Se refiere al directorio home de los usuarios.</text:span></text:p>
              <text:p text:style-name="P20"><text:span text:style-name="T15"/></text:p>
              <text:p text:style-name="P19"><text:span text:style-name="T15">#!/bin/bash:</text:span><text:span text:style-name="T15"><text:tab/></text:span><text:span text:style-name="T15"><text:tab/></text:span><text:span text:style-name="T15">Primera línea de un shell bash.</text:span></text:p>
              <text:p text:style-name="P20"><text:span text:style-name="T15"/></text:p>
              <text:p text:style-name="P19"><text:span text:style-name="T15">#comentario:</text:span><text:span text:style-name="T15"><text:tab/></text:span><text:span text:style-name="T15">Comentario dentro del shell. No se ejecuta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53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5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6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8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9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0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5" presentation:class="page"/>
          <draw:custom-shape draw:style-name="gr61" draw:text-style-name="P24" draw:layer="layout" svg:width="22.75cm" svg:height="16.673cm" svg:x="2.84cm" svg:y="9.366cm">
            <text:list text:style-name="L3">
              <text:list-header>
                <text:p text:style-name="P23"><text:span text:style-name="T18">Alt Gr + 4 = Sale la virgulilla (tilde)</text:span></text:p>
                <text:p text:style-name="P23"><text:span text:style-name="T18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2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Predeterminado" presentation:use-date-time-name="dtd1">
        <draw:custom-shape draw:style-name="gr63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24.704cm" svg:height="1.949cm" svg:x="1.199cm" svg:y="0.525cm">
          <text:list text:style-name="L2">
            <text:list-header>
              <text:p text:style-name="P8"><text:span text:style-name="T16">Entrada y Sali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22" draw:layer="layout" svg:width="24.205cm" svg:height="15.2cm" svg:x="1.098cm" svg:y="1.923cm">
          <text:list text:style-name="L2">
            <text:list-header>
              <text:p text:style-name="P19"><text:span text:style-name="T15">stdout</text:span><text:span text:style-name="T15"><text:tab/></text:span><text:span text:style-name="T15"><text:tab/></text:span><text:span text:style-name="T15">Salida estándar.</text:span></text:p>
              <text:p text:style-name="P19"><text:span text:style-name="T15">stderr</text:span><text:span text:style-name="T15"><text:tab/></text:span><text:span text:style-name="T15"><text:tab/></text:span><text:span text:style-name="T15">Error estándar.</text:span></text:p>
              <text:p text:style-name="P19"><text:span text:style-name="T15">stdin</text:span><text:span text:style-name="T15"><text:tab/></text:span><text:span text:style-name="T15"><text:tab/></text:span><text:span text:style-name="T15">Entrada estándar.</text:span></text:p>
              <text:p text:style-name="P20"><text:span text:style-name="T15"/></text:p>
              <text:p text:style-name="P19"><text:span text:style-name="T15">su</text:span><text:span text:style-name="T15"><text:tab/></text:span><text:span text:style-name="T15"><text:tab/></text:span><text:span text:style-name="T15"><text:tab/></text:span><text:span text:style-name="T15">Ejecuta un shell con otro uid y gid.</text:span></text:p>
              <text:p text:style-name="P19"><text:span text:style-name="T15">sudo</text:span><text:span text:style-name="T15"><text:tab/></text:span><text:span text:style-name="T15"><text:tab/></text:span><text:span text:style-name="T15">Da privilegios especiales de root a algunos usuarios.</text:span></text:p>
              <text:p text:style-name="P19"><text:span text:style-name="T15">gksudo</text:span><text:span text:style-name="T15"><text:tab/></text:span><text:span text:style-name="T15"><text:tab/></text:span><text:span text:style-name="T15">Ejecutar aplicaciones desde un entorno gráfico.</text:span></text:p>
              <text:p text:style-name="P20"><text:span text:style-name="T15"/></text:p>
              <text:p text:style-name="P19"><text:span text:style-name="T15">env</text:span><text:span text:style-name="T15"><text:tab/></text:span><text:span text:style-name="T15"><text:tab/></text:span><text:span text:style-name="T15">Muestra las variables del shell actual. (Funciones definidas). </text:span></text:p>
              <text:p text:style-name="P19"><text:span text:style-name="T15">$</text:span><text:span text:style-name="T15"><text:tab/></text:span><text:span text:style-name="T15"><text:tab/></text:span><text:span text:style-name="T15"><text:tab/></text:span><text:span text:style-name="T15">Devuelve el valor de la variable.</text:span></text:p>
              <text:p text:style-name="P19"><text:span text:style-name="T15">unset</text:span><text:span text:style-name="T15"><text:tab/></text:span><text:span text:style-name="T15"><text:tab/></text:span><text:span text:style-name="T15">Permite borrar variables de entorno, excepto: PATH, PS1, </text:span></text:p>
              <text:p text:style-name="P19"><text:span text:style-name="T15"><text:tab/></text:span><text:span text:style-name="T15"><text:tab/></text:span><text:span text:style-name="T15"><text:tab/></text:span><text:span text:style-name="T15">PS2, MAILCHECK e IFS </text:span></text:p>
              <text:p text:style-name="P20"><text:span text:style-name="T15"/></text:p>
              <text:p text:style-name="P19"><text:span text:style-name="T15">.sh</text:span><text:span text:style-name="T15"><text:tab/></text:span><text:span text:style-name="T15"><text:tab/></text:span><text:span text:style-name="T15"><text:tab/></text:span><text:span text:style-name="T15">Extensión de un shell de Unix.</text:span></text:p>
              <text:p text:style-name="P19"><text:span text:style-name="T15">sh nombre.sh</text:span><text:span text:style-name="T15"><text:tab/></text:span><text:span text:style-name="T15">Ejecución de un shell de Unix.</text:span></text:p>
              <text:p text:style-name="P20"><text:span text:style-name="T15"/></text:p>
              <text:p text:style-name="P20"><text:span text:style-name="T15">variable = valor;</text:span></text:p>
              <text:p text:style-name="P19"><text:span text:style-name="T19">local</text:span><text:span text:style-name="T15"> variable = valor;</text:span><text:span text:style-name="T15"><text:tab/></text:span><text:span text:style-name="T15">Para llamarlas después $variable. </text:span></text:p>
              <text:p text:style-name="P19"><text:span text:style-name="T15"><text:tab/></text:span><text:span text:style-name="T15"><text:tab/></text:span><text:span text:style-name="T15"><text:tab/></text:span><text:span text:style-name="T15">Su longitud con ${#variable} </text:span></text:p>
              <text:p text:style-name="P20"><text:span text:style-name="T15"/></text:p>
              <text:p text:style-name="P19"><text:span text:style-name="T15">read</text:span><text:span text:style-name="T15"><text:tab/></text:span><text:span text:style-name="T15"><text:tab/></text:span><text:span text:style-name="T15">Permite la introducción de valores en un guión shell.</text:span></text:p>
              <text:p text:style-name="P19"><text:span text:style-name="T15">echo</text:span><text:span text:style-name="T15"><text:tab/></text:span><text:span text:style-name="T15"><text:tab/></text:span><text:span text:style-name="T15">Imprime una cadena de caracteres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66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7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8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9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0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1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3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6" presentation:class="page"/>
          <draw:custom-shape draw:style-name="gr74" draw:text-style-name="P26" draw:layer="layout" svg:width="22.75cm" svg:height="24.549cm" svg:x="2.84cm" svg:y="9.366cm">
            <text:list text:style-name="L3">
              <text:list-header>
                <text:p text:style-name="P25"><text:span text:style-name="T18">nombre=Monica\ Martin</text:span></text:p>
                <text:p text:style-name="P25"><text:span text:style-name="T18">Ó</text:span></text:p>
                <text:p text:style-name="P25"><text:span text:style-name="T18">nombre=“Monica Martin”</text:span></text:p>
                <text:p text:style-name="P25"><text:span text:style-name="T18">echo $nombre</text:span></text:p>
                <text:p text:style-name="P25"><text:span text:style-name="T18">unset nombre</text:span></text:p>
                <text:p text:style-name="P25"><text:span text:style-name="T18"/></text:p>
                <text:p text:style-name="P25"><text:span text:style-name="T18">Nombres de variables:</text:span></text:p>
                <text:p text:style-name="P25"><text:span text:style-name="T18">El primer carácter [a-zA-Z_]</text:span></text:p>
                <text:p text:style-name="P25"><text:span text:style-name="T18">Los siguientes caracteres [a-zA-Z0-9_]</text:span></text:p>
                <text:p text:style-name="P25"><text:span text:style-name="T18"/></text:p>
                <text:p text:style-name="P25"><text:span text:style-name="T18">Nuevo comando print</text:span></text:p>
                <text:p text:style-name="P25"><text:span text:style-name="T18">Con print –n Error de impresión, eliminamos el salto de línea natural de print.</text:span></text:p>
                <text:p text:style-name="P25"><text:span text:style-name="T18">Comando printf (con formateo, como en C)</text:span></text:p>
                <text:p text:style-name="P25"><text:span text:style-name="T18"/></text:p>
                <text:p text:style-name="P25"><text:span text:style-name="T18">exec 0 &gt; archivo 1</text:span></text:p>
                <text:p text:style-name="P25"><text:span text:style-name="T18"/></text:p>
                <text:p text:style-name="P25"><text:span text:style-name="T18">Todos los comandos del script situados después de esta directiva y que leen de su entrada estándar extraerán sus datos desde archivo1. Por tanto no habrá más interacción con el teclado.</text:span></text:p>
                <text:p text:style-name="P25"><text:span text:style-name="T18"/></text:p>
                <text:p text:style-name="P25"><text:span text:style-name="T18">exec 1 &gt; archivo1 2&gt; archivo2</text:span></text:p>
                <text:p text:style-name="P25"><text:span text:style-name="T18"/></text:p>
                <text:p text:style-name="P25"><text:span text:style-name="T18">A partir de esta directiva la salida estándar es archivo1 y la salida de error estándar es archivo2</text:span></text:p>
                <text:p text:style-name="P25"><text:span text:style-name="T18"/></text:p>
                <text:p text:style-name="P25"><text:span text:style-name="T18">exec 1&gt; archivo1 2&gt;&amp;1</text:span></text:p>
                <text:p text:style-name="P25"><text:span text:style-name="T18"/></text:p>
                <text:p text:style-name="P25"><text:span text:style-name="T18">Salida estándar y error estándar a archivo1</text:span></text:p>
                <text:p text:style-name="P25"><text:span text:style-name="T18"/></text:p>
                <text:p text:style-name="P25"><text:span text:style-name="T18">Ejemplo de lectura de un fichero (vemos contenido de lectura.sh):</text:span></text:p>
                <text:p text:style-name="P25"><text:span text:style-name="T18">exec 0&lt;tel.txt</text:span></text:p>
                <text:p text:style-name="P25"><text:span text:style-name="T18">echo “Lectura de la 1ª línea”</text:span></text:p>
                <text:p text:style-name="P25"><text:span text:style-name="T18">read linea</text:span></text:p>
                <text:p text:style-name="P25"><text:span text:style-name="T18">echo $linea</text:span></text:p>
                <text:p text:style-name="P25"><text:span text:style-name="T18">echo “Lectura de la 2ª línea”</text:span></text:p>
                <text:p text:style-name="P25"><text:span text:style-name="T18">read linea</text:span></text:p>
                <text:p text:style-name="P25"><text:span text:style-name="T18">echo $linea</text:span></text:p>
                <text:p text:style-name="P25"><text:span text:style-name="T18"/></text:p>
                <text:p text:style-name="P25"><text:span text:style-name="T18"/></text:p>
                <text:p text:style-name="P25"><text:span text:style-name="T18">Ejemplo de lectura de un fichero (vemos contenido de lectura2.sh) SOLO FUNCIONA EN BASH:</text:span></text:p>
                <text:p text:style-name="P25"><text:span text:style-name="T18">exec 3&lt;tel.txt</text:span></text:p>
                <text:p text:style-name="P25"><text:span text:style-name="T18">echo “Lectura de la 1ª línea”</text:span></text:p>
                <text:p text:style-name="P25"><text:span text:style-name="T18">read linea</text:span></text:p>
                <text:p text:style-name="P25"><text:span text:style-name="T18">echo $linea</text:span></text:p>
                <text:p text:style-name="P25"><text:span text:style-name="T18">echo “Lectura de la 2ª línea”</text:span></text:p>
                <text:p text:style-name="P25"><text:span text:style-name="T18">read linea</text:span></text:p>
                <text:p text:style-name="P25"><text:span text:style-name="T18">echo $linea</text:span></text:p>
                <text:p text:style-name="P25"><text:span text:style-name="T18"/></text:p>
                <text:p text:style-name="P25"><text:span text:style-name="T18"/></text:p>
                <text:p text:style-name="P25"><text:span text:style-name="T18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Predeterminado" presentation:use-date-time-name="dtd1">
        <draw:custom-shape draw:style-name="gr76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9" draw:layer="layout" svg:width="24.703cm" svg:height="1.95cm" svg:x="0.697cm" svg:y="1.124cm">
          <text:list text:style-name="L2">
            <text:list-header>
              <text:p text:style-name="P8"><text:span text:style-name="T16">Entrada y Salida (Ejemplo 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24.205cm" svg:height="15.2cm" svg:x="1.195cm" svg:y="3.325cm">
          <text:list text:style-name="L2">
            <text:list-header>
              <text:p text:style-name="P8"><text:span text:style-name="T20">EJERCICIO </text:span><text:span text:style-name="T15">miprimerprograma.bash</text:span></text:p>
              <text:p text:style-name="P8"><text:span text:style-name="T15">Realizar un script que borre la pantalla, muestre el título del programa, pida un dato y repita el valor introducido:</text:span></text:p>
            </text:list-header>
          </text:list>
          <text:list text:style-name="L8">
            <text:list-header>
              <text:p text:style-name="P8"><text:span text:style-name="T14"> </text:span></text:p>
              <text:p text:style-name="P8"><text:span text:style-name="T14">#!/bin/bash</text:span></text:p>
              <text:p text:style-name="P8"><text:span text:style-name="T14">#Nuestro primer programa en Linux</text:span></text:p>
              <text:p text:style-name="P8"><text:span text:style-name="T14">valorInterno=5</text:span></text:p>
              <text:p text:style-name="P8"><text:span text:style-name="T14">clear</text:span></text:p>
              <text:p text:style-name="P8"><text:span text:style-name="T14">echo "***************************************"</text:span></text:p>
              <text:p text:style-name="P8"><text:span text:style-name="T14">echo " <text:s text:c="6"/>MI PRIMER PROGRAMA EN LINUX <text:s text:c="4"/>"</text:span></text:p>
              <text:p text:style-name="P8"><text:span text:style-name="T14">echo "***************************************"</text:span></text:p>
              <text:p text:style-name="P8"><text:span text:style-name="T14">echo "Introduce un valor: " </text:span></text:p>
              <text:p text:style-name="P8"><text:span text:style-name="T14">read numero</text:span></text:p>
              <text:p text:style-name="P8"><text:span text:style-name="T14">echo "El numero introducido es "$numero</text:span></text:p>
              <text:p text:style-name="P8"><text:span text:style-name="T14">echo “El numero declarado internamente es “$valorIntern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79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0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1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2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3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4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5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6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7" presentation:class="page"/>
          <draw:custom-shape draw:style-name="gr87" draw:text-style-name="P26" draw:layer="layout" svg:width="22.75cm" svg:height="16.673cm" svg:x="2.84cm" svg:y="9.366cm">
            <text:list text:style-name="L3">
              <text:list-header>
                <text:p text:style-name="P25"><text:span text:style-name="T18"/></text:p>
                <text:p text:style-name="P25"><text:span text:style-name="T18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8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Predeterminado" presentation:use-date-time-name="dtd1">
        <draw:custom-shape draw:style-name="gr89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9" draw:layer="layout" svg:width="24.703cm" svg:height="1.95cm" svg:x="0.697cm" svg:y="1.124cm">
          <text:list text:style-name="L2">
            <text:list-header>
              <text:p text:style-name="P8"><text:span text:style-name="T16">Entrada y Salida (Ejemplo 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9" draw:layer="layout" svg:width="24.205cm" svg:height="15.2cm" svg:x="1.195cm" svg:y="3.325cm">
          <text:list text:style-name="L2">
            <text:list-header>
              <text:p text:style-name="P8"><text:span text:style-name="T20">EJERCICIO</text:span></text:p>
              <text:p text:style-name="P8"><text:span text:style-name="T15">Realizar un script llamado </text:span><text:span text:style-name="T17">script2.bash</text:span><text:span text:style-name="T15"> que ponga un mensaje de bienvenida, y luego llame a otro script (</text:span><text:span text:style-name="T17">script1.bash</text:span><text:span text:style-name="T15">) <text:s/>y le mande el valor de una variable. El script1 nos indicará el nombre que viene desde el script2. Hacer la prueba sin exportar la variable:</text:span></text:p>
              <text:p text:style-name="P8"><text:span text:style-name="T15"> </text:span></text:p>
            </text:list-header>
          </text:list>
          <text:list text:style-name="L8">
            <text:list-header>
              <text:p text:style-name="P8"><text:span text:style-name="T21">SCRIPT1.BASH</text:span></text:p>
              <text:p text:style-name="P8"><text:span text:style-name="T14">#!/bin/bash</text:span></text:p>
              <text:p text:style-name="P8"><text:span text:style-name="T14">#Complementario de script2.bash</text:span></text:p>
              <text:p text:style-name="P8"><text:span text:style-name="T14">echo $nombre  </text:span></text:p>
              <text:p text:style-name="P8"><text:span text:style-name="T14"/></text:p>
              <text:p text:style-name="P8"><text:span text:style-name="T21">SCRIPT2.BASH</text:span></text:p>
              <text:p text:style-name="P8"><text:span text:style-name="T14">#!/bin/bash</text:span></text:p>
              <text:p text:style-name="P8"><text:span text:style-name="T14">#Programa que prueba la exportación de una variable</text:span></text:p>
              <text:p text:style-name="P8"><text:span text:style-name="T14">nombre=Mar</text:span></text:p>
              <text:p text:style-name="P8"><text:span text:style-name="T14">export nombre</text:span></text:p>
              <text:p text:style-name="P8"><text:span text:style-name="T14">echo "Bienvenida al sistema," `bash script1.bash` </text:span><text:span text:style-name="T22">`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92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8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9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8" presentation:class="page"/>
          <draw:custom-shape draw:style-name="gr100" draw:text-style-name="P26" draw:layer="layout" svg:width="22.75cm" svg:height="16.673cm" svg:x="2.84cm" svg:y="9.366cm">
            <text:list text:style-name="L3">
              <text:list-header>
                <text:p text:style-name="P25"><text:span text:style-name="T18"/></text:p>
                <text:p text:style-name="P25"><text:span text:style-name="T18">Alt Gr + 4 = Sale la virgulilla (tilde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1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Predeterminado" presentation:use-date-time-name="dtd1">
        <draw:custom-shape draw:style-name="gr102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9" draw:layer="layout" svg:width="24.703cm" svg:height="1.95cm" svg:x="0.697cm" svg:y="1.124cm">
          <text:list text:style-name="L2">
            <text:list-header>
              <text:p text:style-name="P8"><text:span text:style-name="T16">Variables Posiciona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2" draw:layer="layout" svg:width="24.902cm" svg:height="12.973cm" svg:x="0.498cm" svg:y="3.325cm">
          <text:list text:style-name="L2">
            <text:list-header>
              <text:p text:style-name="P19"><text:span text:style-name="T15">$0</text:span><text:span text:style-name="T15"><text:tab/></text:span><text:span text:style-name="T15"><text:tab/></text:span><text:span text:style-name="T15">Nombre del guión shell ejecutado.</text:span></text:p>
              <text:p text:style-name="P20"><text:span text:style-name="T15"/></text:p>
              <text:p text:style-name="P19"><text:span text:style-name="T15">$*</text:span><text:span text:style-name="T15"><text:tab/></text:span><text:span text:style-name="T15"><text:tab/></text:span><text:span text:style-name="T15">Conjunto de todos los argumentos.</text:span></text:p>
              <text:p text:style-name="P20"><text:span text:style-name="T15"/></text:p>
              <text:p text:style-name="P19"><text:span text:style-name="T15">$#</text:span><text:span text:style-name="T15"><text:tab/></text:span><text:span text:style-name="T15"><text:tab/></text:span><text:span text:style-name="T15">Número de argumentos introducidos.</text:span></text:p>
              <text:p text:style-name="P20"><text:span text:style-name="T15"/></text:p>
              <text:p text:style-name="P19"><text:span text:style-name="T15">$?</text:span><text:span text:style-name="T15"><text:tab/></text:span><text:span text:style-name="T15"><text:tab/></text:span><text:span text:style-name="T15">Código de retorno o error generado por la última orden ejecutada.</text:span></text:p>
              <text:p text:style-name="P20"><text:span text:style-name="T15"/></text:p>
              <text:p text:style-name="P19"><text:span text:style-name="T15">$$</text:span><text:span text:style-name="T15"><text:tab/></text:span><text:span text:style-name="T15"><text:tab/></text:span><text:span text:style-name="T15">Número de identificación de proceso (PID).</text:span></text:p>
              <text:p text:style-name="P20"><text:span text:style-name="T15"/></text:p>
              <text:p text:style-name="P19"><text:span text:style-name="T15">$!</text:span><text:span text:style-name="T15"><text:tab/></text:span><text:span text:style-name="T15"><text:tab/></text:span><text:span text:style-name="T15">Número PID del último proceso background invocado por el shell.</text:span></text:p>
              <text:p text:style-name="P20"><text:span text:style-name="T15"/></text:p>
              <text:p text:style-name="P19"><text:span text:style-name="T15">$@</text:span><text:span text:style-name="T15"><text:tab/></text:span><text:span text:style-name="T15">Conjunto de argumentos, uno por parámetro.</text:span></text:p>
              <text:p text:style-name="P20"><text:span text:style-name="T15"/></text:p>
              <text:p text:style-name="P19"><text:span text:style-name="T15">Shift</text:span><text:span text:style-name="T15"><text:tab/></text:span><text:span text:style-name="T15">Desplaza un lugar los valores de los parámetros posicionales. (Menos $0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105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6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7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9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0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1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2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9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Predeterminado" presentation:use-date-time-name="dtd1">
        <draw:custom-shape draw:style-name="gr114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9" draw:layer="layout" svg:width="24.703cm" svg:height="1.949cm" svg:x="0.697cm" svg:y="0.926cm">
          <text:list text:style-name="L2">
            <text:list-header>
              <text:p text:style-name="P8"><text:span text:style-name="T16">Variables Posicionales (Ejemplo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24.902cm" svg:height="12.974cm" svg:x="0.498cm" svg:y="2.95cm">
          <text:list text:style-name="L2">
            <text:list-header>
              <text:p text:style-name="P8"><text:span text:style-name="T20">EJEMPLO: </text:span><text:span text:style-name="T15"><text:s/>pruebaArgumentos.bash</text:span></text:p>
              <text:p text:style-name="P8"><text:span text:style-name="T15">Script que muestre los valores de los argumentos introducidos</text:span></text:p>
              <text:p text:style-name="P8"><text:span text:style-name="T15"/></text:p>
            </text:list-header>
          </text:list>
          <text:list text:style-name="L8">
            <text:list-header>
              <text:p text:style-name="P8"><text:span text:style-name="T14">#!/bin/bash</text:span></text:p>
              <text:p text:style-name="P8"><text:span text:style-name="T14">#Programa que recoge una serie de parámetros y los va mostrando uno a uno.</text:span></text:p>
              <text:p text:style-name="P8"><text:span text:style-name="T14">clear</text:span></text:p>
              <text:p text:style-name="P8"><text:span text:style-name="T14">echo "El número de argumentos introducidos es "$#</text:span></text:p>
              <text:p text:style-name="P8"><text:span text:style-name="T14">echo “Los argumentos totales introducidos son “$*</text:span></text:p>
              <text:p text:style-name="P8"><text:span text:style-name="T14">echo "ARGUMENTO0:" $0</text:span></text:p>
              <text:p text:style-name="P8"><text:span text:style-name="T14">echo "ARGUMENTO1:" $1</text:span></text:p>
              <text:p text:style-name="P8"><text:span text:style-name="T14">echo "ARGUMENTO2:" $2</text:span></text:p>
              <text:p text:style-name="P8"><text:span text:style-name="T14">echo "ARGUMENTO3:" $3</text:span></text:p>
              <text:p text:style-name="P8"><text:span text:style-name="T14"/></text:p>
              <text:p text:style-name="P8"><text:span text:style-name="T14">shift <text:s/>#eliminamos el primer argumento y todos se mueven una posición.</text:span></text:p>
              <text:p text:style-name="P8"><text:span text:style-name="T14"/></text:p>
              <text:p text:style-name="P8"><text:span text:style-name="T14">echo "ARGUMENTO0 después del shift:" $0</text:span></text:p>
              <text:p text:style-name="P8"><text:span text:style-name="T14">echo "ARGUMENTO1 después del shift:" $1</text:span></text:p>
              <text:p text:style-name="P8"><text:span text:style-name="T14">echo "ARGUMENTO2 después del shift :" $2</text:span></text:p>
              <text:p text:style-name="P8"><text:span text:style-name="T14">echo "ARGUMENTO3 después del shift :" $3</text:span></text:p>
              <text:p text:style-name="P8"><text:span text:style-name="T14"> 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117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8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9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0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1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2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3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4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10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Predeterminado" presentation:use-date-time-name="dtd1">
        <draw:custom-shape draw:style-name="gr126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9" draw:layer="layout" svg:width="24.703cm" svg:height="1.95cm" svg:x="0.697cm" svg:y="1.124cm">
          <text:list text:style-name="L2">
            <text:list-header>
              <text:p text:style-name="P8"><text:span text:style-name="T16">Secuencias de escap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6.904cm" svg:height="15.011cm" svg:x="4.269cm" svg:y="4.419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2">
                  <text:list-header>
                    <text:p text:style-name="P27"><text:span text:style-name="T15">Secuencias de escape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27"><text:span text:style-name="T15">Significado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27"><text:span text:style-name="T15">\c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28"><text:span text:style-name="T15">Evita el salto de línea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2">
                  <text:list-header>
                    <text:p text:style-name="P27"><text:span text:style-name="T15">\n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28"><text:span text:style-name="T15">Inserta un salto de línea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2">
                  <text:list-header>
                    <text:p text:style-name="P27"><text:span text:style-name="T15">\f</text:span></text:p>
                  </text:list-header>
                </text:list>
              </table:table-cell>
              <table:table-cell table:style-name="ce8">
                <text:list text:continue-numbering="true" text:style-name="L2">
                  <text:list-header>
                    <text:p text:style-name="P28"><text:span text:style-name="T15">Inserta un salto de página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2">
                  <text:list-header>
                    <text:p text:style-name="P27"><text:span text:style-name="T15">\t</text:span></text:p>
                  </text:list-header>
                </text:list>
              </table:table-cell>
              <table:table-cell table:style-name="ce10">
                <text:list text:continue-numbering="true" text:style-name="L2">
                  <text:list-header>
                    <text:p text:style-name="P28"><text:span text:style-name="T15">Inserta un salto de tabulador</text:span></text:p>
                  </text:list-header>
                </text:list>
              </table:table-cell>
            </table:table-row>
            <table:table-row table:style-name="ro2">
              <table:table-cell table:style-name="ce11">
                <text:list text:continue-numbering="true" text:style-name="L2">
                  <text:list-header>
                    <text:p text:style-name="P27"><text:span text:style-name="T15">\v</text:span></text:p>
                  </text:list-header>
                </text:list>
              </table:table-cell>
              <table:table-cell table:style-name="ce12">
                <text:list text:continue-numbering="true" text:style-name="L2">
                  <text:list-header>
                    <text:p text:style-name="P28"><text:span text:style-name="T15">Inserta un salto de tabulador vertical</text:span></text:p>
                  </text:list-header>
                </text:list>
              </table:table-cell>
            </table:table-row>
            <table:table-row table:style-name="ro2">
              <table:table-cell table:style-name="ce13">
                <text:list text:continue-numbering="true" text:style-name="L2">
                  <text:list-header>
                    <text:p text:style-name="P27"><text:span text:style-name="T15">\b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28"><text:span text:style-name="T15">Código de retroceso</text:span></text:p>
                  </text:list-header>
                </text:list>
              </table:table-cell>
            </table:table-row>
            <table:table-row table:style-name="ro2">
              <table:table-cell table:style-name="ce15">
                <text:list text:continue-numbering="true" text:style-name="L2">
                  <text:list-header>
                    <text:p text:style-name="P27"><text:span text:style-name="T15">\r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28"><text:span text:style-name="T15">Código de retorno de carro [Intro]</text:span></text:p>
                  </text:list-header>
                </text:list>
              </table:table-cell>
            </table:table-row>
            <table:table-row table:style-name="ro1">
              <table:table-cell table:style-name="ce17">
                <text:list text:continue-numbering="true" text:style-name="L2">
                  <text:list-header>
                    <text:p text:style-name="P27"><text:span text:style-name="T15">\nnnn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28"><text:span text:style-name="T15">Genera el código ASCII correspondiente al nº octal nnnn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custom-shape draw:style-name="gr128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9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0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1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2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3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4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5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11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136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Predeterminado" presentation:use-date-time-name="dtd1">
        <draw:custom-shape draw:style-name="gr137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9" draw:layer="layout" svg:width="24.703cm" svg:height="1.95cm" svg:x="0.697cm" svg:y="1.124cm">
          <text:list text:style-name="L2">
            <text:list-header>
              <text:p text:style-name="P8"><text:span text:style-name="T16">Secuencias de escape (Ejemplo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9" draw:layer="layout" svg:width="24.902cm" svg:height="15.677cm" svg:x="0.498cm" svg:y="2.95cm">
          <text:list text:style-name="L2">
            <text:list-header>
              <text:p text:style-name="P8"><text:span text:style-name="T20">EJEMPLO: </text:span><text:span text:style-name="T15"><text:s/>secuenciasEscape.sh y secuenciasEscape.bash</text:span></text:p>
              <text:p text:style-name="P8"><text:span text:style-name="T15">Script que muestre los valores de los argumentos introducidos</text:span></text:p>
              <text:p text:style-name="P8"><text:span text:style-name="T15"/></text:p>
            </text:list-header>
          </text:list>
          <text:list text:style-name="L8">
            <text:list-header>
              <text:p text:style-name="P8"><text:span text:style-name="T14">#!/bin/sh</text:span></text:p>
              <text:p text:style-name="P8"><text:span text:style-name="T14">#Programa que prueba las secuencias de escape.</text:span></text:p>
              <text:p text:style-name="P8"><text:span text:style-name="T14">clear</text:span></text:p>
              <text:p text:style-name="P8"><text:span text:style-name="T14">echo "Esto es un \"comentario\"" </text:span></text:p>
              <text:p text:style-name="P8"><text:span text:style-name="T14">echo “Esto va a imprimir un salto de linea \n entre estas dos frases”</text:span></text:p>
              <text:p text:style-name="P8"><text:span text:style-name="T14">echo “Esta frase \t esta separada por un tabulador”</text:span></text:p>
              <text:p text:style-name="P8"><text:span text:style-name="T14">echo “Esta frase \v esta separada por un tabulador vertical”</text:span></text:p>
              <text:p text:style-name="P8"><text:span text:style-name="T14">echo “Imprimimos una \“arroba\” \100”</text:span></text:p>
              <text:p text:style-name="P8"><text:span text:style-name="T14"/></text:p>
              <text:p text:style-name="P8"><text:span text:style-name="T14">#!/bin/bash</text:span></text:p>
              <text:p text:style-name="P8"><text:span text:style-name="T14">#Programa que prueba las secuencias de escape.</text:span></text:p>
              <text:p text:style-name="P8"><text:span text:style-name="T14">clear</text:span></text:p>
              <text:p text:style-name="P8"><text:span text:style-name="T14">echo "Esto es un \"comentario\"" </text:span></text:p>
              <text:p text:style-name="P8"><text:span text:style-name="T14">echo <text:s/>-e “Esto va a imprimir un salto de linea \n entre estas dos frases”</text:span></text:p>
              <text:p text:style-name="P8"><text:span text:style-name="T14">echo <text:s/>-e “Esta frase \t esta separada por un tabulador”</text:span></text:p>
              <text:p text:style-name="P8"><text:span text:style-name="T14">echo <text:s/>-e “Esta frase \v esta separada por un tabulador vertical”</text:span></text:p>
              <text:p text:style-name="P8"><text:span text:style-name="T14">echo <text:s/>-e “Imprimimos una \“arroba\” \0100”</text:span></text:p>
              <text:p text:style-name="P8"><text:span text:style-name="T14"/></text:p>
              <text:p text:style-name="P8"><text:span text:style-name="T14"/></text:p>
              <text:p text:style-name="P8"><text:span text:style-name="T14"> 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140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1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2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3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4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5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6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7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12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148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Predeterminado" presentation:use-date-time-name="dtd1">
        <draw:custom-shape draw:style-name="gr149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24.704cm" svg:height="1.949cm" svg:x="1.199cm" svg:y="0.776cm">
          <text:list text:style-name="L2">
            <text:list-header>
              <text:p text:style-name="P8"><text:span text:style-name="T16">Cálculos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9" draw:layer="layout" svg:width="24.205cm" svg:height="16.298cm" svg:x="0.895cm" svg:y="2.752cm">
          <text:list text:style-name="L2">
            <text:list-header>
              <text:p text:style-name="P8"><text:span text:style-name="T15">Las </text:span><text:span text:style-name="T23">operaciones aritméticas </text:span><text:span text:style-name="T15">son:</text:span></text:p>
            </text:list-header>
          </text:list>
          <text:list text:style-name="L9">
            <text:list-item>
              <text:list>
                <text:list-item>
                  <text:p text:style-name="P29"><text:span text:style-name="T24">multiplicación (*) </text:span></text:p>
                </text:list-item>
                <text:list-item>
                  <text:p text:style-name="P29"><text:span text:style-name="T24">división (/)</text:span></text:p>
                </text:list-item>
                <text:list-item>
                  <text:p text:style-name="P29"><text:span text:style-name="T24">suma (+)</text:span></text:p>
                </text:list-item>
                <text:list-item>
                  <text:p text:style-name="P29"><text:span text:style-name="T24">resta (-) </text:span></text:p>
                </text:list-item>
                <text:list-item>
                  <text:p text:style-name="P29"><text:span text:style-name="T24">módulo (%).</text:span></text:p>
                </text:list-item>
                <text:list-item>
                  <text:p text:style-name="P30"><text:span text:style-name="T24">exponenciación (**).</text:span><text:span text:style-name="T24"><text:tab/></text:span><text:span text:style-name="T24"> </text:span></text:p>
                </text:list-item>
              </text:list>
            </text:list-item>
          </text:list>
          <text:list text:style-name="L6">
            <text:list-header>
              <text:p text:style-name="P29"><text:span text:style-name="T15">También se pueden utilizar </text:span><text:span text:style-name="T23">operadores relacionales </text:span><text:span text:style-name="T15">para realizar comparaciones entre valores numéricos, por ejemplo: </text:span></text:p>
            </text:list-header>
          </text:list>
          <text:list text:style-name="L9">
            <text:list-item>
              <text:list>
                <text:list-item>
                  <text:p text:style-name="P29"><text:span text:style-name="T24">mayor (&gt;), </text:span></text:p>
                </text:list-item>
                <text:list-item>
                  <text:p text:style-name="P29"><text:span text:style-name="T24">mayor o igual (&gt;=), </text:span></text:p>
                </text:list-item>
                <text:list-item>
                  <text:p text:style-name="P29"><text:span text:style-name="T24">menor (&lt;), </text:span></text:p>
                </text:list-item>
                <text:list-item>
                  <text:p text:style-name="P29"><text:span text:style-name="T24">menor o igual (&lt;=), </text:span></text:p>
                </text:list-item>
                <text:list-item>
                  <text:p text:style-name="P29"><text:span text:style-name="T24">igual (=), </text:span></text:p>
                </text:list-item>
                <text:list-item>
                  <text:p text:style-name="P29"><text:span text:style-name="T24">igual expresión (==), </text:span></text:p>
                </text:list-item>
                <text:list-item>
                  <text:p text:style-name="P29"><text:span text:style-name="T24">distinto (!=), </text:span></text:p>
                </text:list-item>
                <text:list-item>
                  <text:p text:style-name="P29"><text:span text:style-name="T24">and (&amp;), </text:span></text:p>
                </text:list-item>
                <text:list-item>
                  <text:p text:style-name="P29"><text:span text:style-name="T24">or (|), </text:span></text:p>
                </text:list-item>
                <text:list-item>
                  <text:p text:style-name="P29"><text:span text:style-name="T24">not (!).</text:span></text:p>
                </text:list-item>
              </text:list>
            </text:list-item>
          </text:list>
          <text:list text:style-name="L10">
            <text:list-header>
              <text:p text:style-name="P31"><text:span text:style-name="T14"/></text:p>
            </text:list-header>
          </text:list>
          <text:list text:style-name="L6">
            <text:list-header>
              <text:p text:style-name="P31"><text:span text:style-name="T15"/></text:p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152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3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4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5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6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7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8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9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13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160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Predeterminado" presentation:use-date-time-name="dtd1">
        <draw:custom-shape draw:style-name="gr161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9" draw:layer="layout" svg:width="24.704cm" svg:height="1.949cm" svg:x="1.199cm" svg:y="0.776cm">
          <text:list text:style-name="L2">
            <text:list-header>
              <text:p text:style-name="P8"><text:span text:style-name="T16">Cálculos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34" draw:layer="layout" svg:width="24.205cm" svg:height="16.298cm" svg:x="0.895cm" svg:y="2.324cm">
          <text:list text:style-name="L8">
            <text:list-header>
              <text:p text:style-name="P32"><text:span text:style-name="T14">echo $((1+1))</text:span></text:p>
              <text:p text:style-name="P32"><text:span text:style-name="T14">echo $((2**3))</text:span><text:span text:style-name="T15"> <text:s/>(Exponenciación)</text:span></text:p>
            </text:list-header>
          </text:list>
          <text:list text:style-name="L2">
            <text:list-header>
              <text:p text:style-name="P32"><text:span text:style-name="T15"/></text:p>
              <text:p text:style-name="P32"><text:span text:style-name="T15">Bash sólo usa </text:span><text:span text:style-name="T17">números enteros</text:span><text:span text:style-name="T15"> en sus respuestas!!!!</text:span></text:p>
              <text:p text:style-name="P32"><text:span text:style-name="T15"/></text:p>
              <text:p text:style-name="P32"><text:span text:style-name="T15">Bash </text:span><text:span text:style-name="T17">no permite utilizar paréntesis</text:span><text:span text:style-name="T15">. Utilizaremos variables auxiliares.</text:span></text:p>
              <text:p text:style-name="P32"><text:span text:style-name="T15"/></text:p>
            </text:list-header>
          </text:list>
          <text:list text:style-name="L8">
            <text:list-header>
              <text:p text:style-name="P32"><text:span text:style-name="T14">echo $[3/4]</text:span><text:span text:style-name="T15"> nos dará 0</text:span></text:p>
              <text:p text:style-name="P32"><text:span text:style-name="T14">echo $[4/4]</text:span><text:span text:style-name="T15"> nos dará 1</text:span></text:p>
            </text:list-header>
          </text:list>
          <text:list text:style-name="L2">
            <text:list-header>
              <text:p text:style-name="P32"><text:span text:style-name="T15"/></text:p>
              <text:p text:style-name="P33"><text:span text:style-name="T17">expr</text:span><text:span text:style-name="T15"><text:tab/></text:span><text:span text:style-name="T15"><text:tab/></text:span><text:span text:style-name="T15">Utilidad de cálculo aritmético entero (+, -, *, /, %)</text:span></text:p>
              <text:p text:style-name="P32"><text:span text:style-name="T15"/></text:p>
              <text:p text:style-name="P20"><text:span text:style-name="T15">num=expr $val + 5 =&gt; asigna a num el texto expr, el resto $val + 5, da error porque no sabe interpretarlo.</text:span></text:p>
              <text:p text:style-name="P20"><text:span text:style-name="T15"> </text:span></text:p>
              <text:p text:style-name="P20"><text:span text:style-name="T15">num=`expr $val + 5` =&gt; correcto.</text:span></text:p>
              <text:p text:style-name="P32"><text:span text:style-name="T15"/></text:p>
              <text:p text:style-name="P32"><text:span text:style-name="T15">* Necesita carácter de escape, los demás operadores no.</text:span></text:p>
            </text:list-header>
          </text:list>
          <text:list text:style-name="L8">
            <text:list-header>
              <text:p text:style-name="P32"><text:span text:style-name="T14">echo `expr 3 \* 4`</text:span></text:p>
            </text:list-header>
          </text:list>
          <text:list text:style-name="L2">
            <text:list-header>
              <text:p text:style-name="P32"><text:span text:style-name="T15"/></text:p>
              <text:p text:style-name="P32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164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5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6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7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8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9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0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1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14" presentation:class="page"/>
          <draw:custom-shape draw:style-name="gr172" draw:text-style-name="P36" draw:layer="layout" svg:width="22.75cm" svg:height="16.673cm" svg:x="2.84cm" svg:y="9.366cm">
            <text:list text:style-name="L3">
              <text:list-header>
                <text:p text:style-name="P35"><text:span text:style-name="T18">let expresión es equivalente a ((expresión):</text:span></text:p>
                <text:p text:style-name="P35"><text:span text:style-name="T18">let “x = x * 10”</text:span></text:p>
                <text:p text:style-name="P35"><text:span text:style-name="T18">((x = x * 10))</text:span></text:p>
                <text:p text:style-name="P35"><text:span text:style-name="T18"/></text:p>
                <text:p text:style-name="P35"><text:span text:style-name="T18">Corrección de Scripts:</text:span></text:p>
                <text:p text:style-name="P35"><text:span text:style-name="T18">-x permite visualizar los comandos que son ejecutados, es decir, después del tratamiento de los caracteres especiales del shell.</text:span></text:p>
                <text:p text:style-name="P35"><text:span text:style-name="T18">Activar la opción: (puede ponerse dentro del script)</text:span></text:p>
                <text:p text:style-name="P35"><text:span text:style-name="T18">set –x ó set –o xtrace</text:span></text:p>
                <text:p text:style-name="P35"><text:span text:style-name="T18">Desactivar la opción:</text:span></text:p>
                <text:p text:style-name="P35"><text:span text:style-name="T18">set +x ó set +o xtrace</text:span></text:p>
                <text:p text:style-name="P35"><text:span text:style-name="T18"/></text:p>
                <text:p text:style-name="P35"><text:span text:style-name="T18">Invocar un shell con el intérprete:</text:span></text:p>
                <text:p text:style-name="P35"><text:span text:style-name="T18">sh –x script</text:span></text:p>
                <text:p text:style-name="P35"><text:span text:style-name="T18"/></text:p>
                <text:p text:style-name="P35"><text:span text:style-name="T18"/></text:p>
                <text:p text:style-name="P35"><text:span text:style-name="T18">Lectura de comandos sin ejecutarlos. (set –n Ó set –o noexec ; set +n Ó set +o noexec)</text:span></text:p>
                <text:p text:style-name="P35"><text:span text:style-name="T18">Escritura de los comandos antes de la sustitución de caracteres especiales del shell. (set –v Ó set –o verbose; set +v Ó set +o verbose).</text:span></text:p>
                <text:p text:style-name="P35"><text:span text:style-name="T18"/></text:p>
                <text:p text:style-name="P35"><text:span text:style-name="T18"/></text:p>
                <text:p text:style-name="P35"><text:span text:style-name="T18"/></text:p>
                <text:p text:style-name="P35"><text:span text:style-name="T18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3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Predeterminado" presentation:use-date-time-name="dtd1">
        <draw:custom-shape draw:style-name="gr174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24.704cm" svg:height="1.949cm" svg:x="1.199cm" svg:y="0.776cm">
          <text:list text:style-name="L2">
            <text:list-header>
              <text:p text:style-name="P8"><text:span text:style-name="T16">Cálculos (I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9" draw:layer="layout" svg:width="24.205cm" svg:height="16.298cm" svg:x="0.895cm" svg:y="2.827cm">
          <text:list text:style-name="L2">
            <text:list-header>
              <text:p text:style-name="P8"><text:span text:style-name="T25">Bash nos ofrece la posibilidad de utilizar aritmética en bases distintas a la decimal. Para ello podemos definir las variables según la tabla siguiente:</text:span></text:p>
              <text:p text:style-name="P37"><text:span text:style-name="T25"/></text:p>
              <text:p text:style-name="P37"><text:span text:style-name="T25"/></text:p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23.255cm" svg:height="29.815cm" svg:x="1.301cm" svg:y="6.125cm">
          <table:table>
            <table:table-column table:style-name="co3"/>
            <table:table-column table:style-name="co4"/>
            <table:table-row table:style-name="ro3" table:default-cell-style-name="ce19">
              <table:table-cell>
                <text:list text:style-name="L2">
                  <text:list-header>
                    <text:p text:style-name="P38"><text:span text:style-name="T8">valor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38"><text:span text:style-name="T8">valor se interpreta en decimal</text:span></text:p>
                  </text:list-header>
                </text:list>
              </table:table-cell>
            </table:table-row>
            <table:table-row table:style-name="ro3" table:default-cell-style-name="ce20">
              <table:table-cell>
                <text:list text:continue-numbering="true" text:style-name="L2">
                  <text:list-header>
                    <text:p text:style-name="P38"><text:span text:style-name="T8">0valor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38"><text:span text:style-name="T8">valor se interpreta en octal</text:span></text:p>
                  </text:list-header>
                </text:list>
              </table:table-cell>
            </table:table-row>
            <table:table-row table:style-name="ro3" table:default-cell-style-name="ce19">
              <table:table-cell>
                <text:list text:continue-numbering="true" text:style-name="L2">
                  <text:list-header>
                    <text:p text:style-name="P38"><text:span text:style-name="T8">0xvalor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38"><text:span text:style-name="T8">valor se interpreta en hexadecimal</text:span></text:p>
                  </text:list-header>
                </text:list>
              </table:table-cell>
            </table:table-row>
            <table:table-row table:style-name="ro4" table:default-cell-style-name="ce20">
              <table:table-cell>
                <text:list text:continue-numbering="true" text:style-name="L2">
                  <text:list-header>
                    <text:p text:style-name="P38"><text:span text:style-name="T8">base#valor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38"><text:span text:style-name="T8">valor se interpreta en la base base, estando ésta entre 2 y 64.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custom-shape draw:style-name="gr177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8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9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0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1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2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3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4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15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185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Predeterminado" presentation:use-date-time-name="dtd1">
        <draw:custom-shape draw:style-name="gr186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24.704cm" svg:height="1.949cm" svg:x="1.199cm" svg:y="0.776cm">
          <text:list text:style-name="L2">
            <text:list-header>
              <text:p text:style-name="P8"><text:span text:style-name="T16">Cálculos (Ejemplo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24.205cm" svg:height="16.726cm" svg:x="0.895cm" svg:y="2.324cm">
          <text:list text:style-name="L2">
            <text:list-header>
              <text:p text:style-name="P8"><text:span text:style-name="T20">EJERCICIO</text:span></text:p>
              <text:p text:style-name="P8"><text:span text:style-name="T15">Realizar un script llamado suma3.bash, que realice la suma de 3 valores numéricos que nos va a pedir por pantalla, directamente y mediante expr. Añadir las otras operaciones.</text:span></text:p>
            </text:list-header>
          </text:list>
          <text:list text:style-name="L8">
            <text:list-header>
              <text:p text:style-name="P8"><text:span text:style-name="T14">#!/bin/bash</text:span></text:p>
              <text:p text:style-name="P8"><text:span text:style-name="T14">#Programa que realiza la suma de tres números de dos formas distintas.</text:span></text:p>
              <text:p text:style-name="P8"><text:span text:style-name="T14">clear</text:span></text:p>
              <text:p text:style-name="P8"><text:span text:style-name="T14">echo "Introduce tres números: "</text:span></text:p>
              <text:p text:style-name="P8"><text:span text:style-name="T14">echo X:</text:span></text:p>
              <text:p text:style-name="P8"><text:span text:style-name="T14">read x</text:span></text:p>
              <text:p text:style-name="P8"><text:span text:style-name="T14">echo Y:</text:span></text:p>
              <text:p text:style-name="P8"><text:span text:style-name="T14">read y</text:span></text:p>
              <text:p text:style-name="P8"><text:span text:style-name="T14">echo Z:</text:span></text:p>
              <text:p text:style-name="P8"><text:span text:style-name="T14">read z</text:span></text:p>
              <text:p text:style-name="P8"><text:span text:style-name="T14">resultado=$((`echo $x`+`echo $y`))</text:span></text:p>
              <text:p text:style-name="P8"><text:span text:style-name="T14">echo "La suma de los dos números es "$resultado</text:span></text:p>
              <text:p text:style-name="P8"><text:span text:style-name="T14">echo "La suma de los tres números es "`expr $x + $y + $z`</text:span></text:p>
              <text:p text:style-name="P8"><text:span text:style-name="T14">echo "La resta de los dos primeros es "`expr $x - $y`</text:span></text:p>
              <text:p text:style-name="P8"><text:span text:style-name="T14">echo "La multiplicación de los dos primeros es "`expr $x \* $y`</text:span></text:p>
              <text:p text:style-name="P8"><text:span text:style-name="T14">echo "La división de los dos primeros es "`expr $x / $y`</text:span></text:p>
              <text:p text:style-name="P8"><text:span text:style-name="T14">echo "El resto de la división de los dos primeros es "`expr $x % $y`</text:span></text:p>
              <text:p text:style-name="P8"><text:span text:style-name="T14"/></text:p>
              <text:p text:style-name="P8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189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0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1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2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3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4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5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6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16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Predeterminado" presentation:use-date-time-name="dtd1">
        <draw:custom-shape draw:style-name="gr198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24.704cm" svg:height="1.949cm" svg:x="1.199cm" svg:y="0.776cm">
          <text:list text:style-name="L2">
            <text:list-header>
              <text:p text:style-name="P8"><text:span text:style-name="T16">Cálculos (Ejemplo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24.205cm" svg:height="16.726cm" svg:x="0.895cm" svg:y="2.324cm">
          <text:list text:style-name="L8">
            <text:list-header>
              <text:p text:style-name="P8"><text:span text:style-name="T14">#!/bin/bash</text:span></text:p>
              <text:p text:style-name="P8"><text:span text:style-name="T14">#Operaciones básicas</text:span></text:p>
              <text:p text:style-name="P8"><text:span text:style-name="T14">var1=5</text:span></text:p>
              <text:p text:style-name="P8"><text:span text:style-name="T14">var2=7</text:span></text:p>
              <text:p text:style-name="P8"><text:span text:style-name="T14">var3=$var1+$var2</text:span></text:p>
              <text:p text:style-name="P8"><text:span text:style-name="T14">echo "$var3"</text:span></text:p>
              <text:p text:style-name="P8"><text:span text:style-name="T14">var4=$((var1+var2))</text:span></text:p>
              <text:p text:style-name="P8"><text:span text:style-name="T14">echo $var1+$var2=$var4</text:span></text:p>
              <text:p text:style-name="P8"><text:span text:style-name="T14">#Operaciones con expr</text:span></text:p>
              <text:p text:style-name="P8"><text:span text:style-name="T14">i=1</text:span></text:p>
              <text:p text:style-name="P8"><text:span text:style-name="T14">i=$(expr $i + 1) <text:s text:c="7"/>#También podríamos poner i=`expr $i + 1`</text:span></text:p>
              <text:p text:style-name="P8"><text:span text:style-name="T14">echo "i=${i}"</text:span></text:p>
              <text:p text:style-name="P8"><text:span text:style-name="T14">i=$((i+1))</text:span></text:p>
              <text:p text:style-name="P8"><text:span text:style-name="T14">echo "i=${i}"</text:span></text:p>
              <text:p text:style-name="P8"><text:span text:style-name="T14">#Operaciones con cambio de base</text:span></text:p>
              <text:p text:style-name="P8"><text:span text:style-name="T14">var1=5</text:span></text:p>
              <text:p text:style-name="P8"><text:span text:style-name="T14">var2=2#10 <text:s text:c="14"/>#2 expresado en base 2</text:span></text:p>
              <text:p text:style-name="P8"><text:span text:style-name="T14">var3=$((var1+var2))</text:span></text:p>
              <text:p text:style-name="P8"><text:span text:style-name="T14">echo "var3=$var3"</text:span></text:p>
              <text:p text:style-name="P8"><text:span text:style-name="T14"/></text:p>
              <text:p text:style-name="P8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201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2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3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4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5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6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7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8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17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Predeterminado" presentation:use-date-time-name="dtd1">
        <draw:custom-shape draw:style-name="gr210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24.703cm" svg:height="1.95cm" svg:x="0.697cm" svg:y="1.124cm">
          <text:list text:style-name="L2">
            <text:list-header>
              <text:p text:style-name="P8"><text:span text:style-name="T16">Sentencias Condicionales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41" draw:layer="layout" svg:width="24.205cm" svg:height="15.725cm" svg:x="1.195cm" svg:y="2.924cm">
          <text:list text:style-name="L2">
            <text:list-header>
              <text:p text:style-name="P39"><text:span text:style-name="T15">if [expresión]; then </text:span></text:p>
              <text:p text:style-name="P40"><text:span text:style-name="T15"><text:tab/></text:span><text:span text:style-name="T26">Sentencia1</text:span></text:p>
              <text:p text:style-name="P40"><text:span text:style-name="T26"><text:tab/></text:span><text:span text:style-name="T26">Sentencia2</text:span></text:p>
              <text:p text:style-name="P40"><text:span text:style-name="T26"><text:tab/></text:span><text:span text:style-name="T26">...</text:span></text:p>
              <text:p text:style-name="P20"><text:span text:style-name="T26">elif [expression]; then</text:span></text:p>
              <text:p text:style-name="P40"><text:span text:style-name="T26"><text:tab/></text:span><text:span text:style-name="T26">…</text:span></text:p>
              <text:p text:style-name="P20"><text:span text:style-name="T26">else </text:span></text:p>
              <text:p text:style-name="P40"><text:span text:style-name="T26"><text:tab/></text:span><text:span text:style-name="T26">…</text:span></text:p>
              <text:p text:style-name="P20"><text:span text:style-name="T26">fi</text:span></text:p>
            </text:list-header>
          </text:list>
          <text:list text:style-name="L8">
            <text:list-header>
              <text:p text:style-name="P20"><text:span text:style-name="T27"/></text:p>
              <text:p text:style-name="P20"><text:span text:style-name="T27">#!/bin/bash</text:span></text:p>
              <text:p text:style-name="P20"><text:span text:style-name="T27"># Comprobando terminacion de un comando</text:span></text:p>
              <text:p text:style-name="P20"><text:span text:style-name="T27">DIRECTORIO="tmp/test“</text:span></text:p>
              <text:p text:style-name="P20"><text:span text:style-name="T27">COMANDO="mkdir $DIRECTORIO“</text:span></text:p>
              <text:p text:style-name="P20"><text:span text:style-name="T27">if $COMANDO</text:span></text:p>
              <text:p text:style-name="P20"><text:span text:style-name="T27"><text:s text:c="4"/></text:span><text:span text:style-name="T27">then</text:span></text:p>
              <text:p text:style-name="P20"><text:span text:style-name="T27"><text:s text:c="4"/></text:span><text:span text:style-name="T27">echo "$DIRECTORIO ha sido creado"</text:span></text:p>
              <text:p text:style-name="P20"><text:span text:style-name="T27">else</text:span></text:p>
              <text:p text:style-name="P20"><text:span text:style-name="T27"><text:s text:c="4"/></text:span><text:span text:style-name="T27">echo "$DIRECTORIO no pudo ser creado"</text:span></text:p>
              <text:p text:style-name="P20"><text:span text:style-name="T27">fi</text:span></text:p>
              <text:p text:style-name="P20"><text:span text:style-name="T2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213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4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5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6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7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8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9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0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18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221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Predeterminado" presentation:use-date-time-name="dtd1">
        <draw:custom-shape draw:style-name="gr222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24.703cm" svg:height="1.95cm" svg:x="0.697cm" svg:y="1.124cm">
          <text:list text:style-name="L2">
            <text:list-header>
              <text:p text:style-name="P8"><text:span text:style-name="T16">Sentencias Condicionales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41" draw:layer="layout" svg:width="24.205cm" svg:height="15.725cm" svg:x="1.195cm" svg:y="3.325cm">
          <text:list text:style-name="L8">
            <text:list-header>
              <text:p text:style-name="P39"><text:span text:style-name="T14">#!/bin/bash</text:span></text:p>
              <text:p text:style-name="P39"><text:span text:style-name="T14"># Probando distintas comparaciones</text:span></text:p>
              <text:p text:style-name="P39"><text:span text:style-name="T14">if [ -e "/etc/passwd" ];then</text:span></text:p>
              <text:p text:style-name="P39"><text:span text:style-name="T14"><text:s text:c="8"/></text:span><text:span text:style-name="T14">echo el fichero /etc/passwd existe</text:span></text:p>
              <text:p text:style-name="P39"><text:span text:style-name="T14">fi</text:span></text:p>
              <text:p text:style-name="P39"><text:span text:style-name="T14">cad1="Esto es la cadena 1"</text:span></text:p>
              <text:p text:style-name="P39"><text:span text:style-name="T14">cad2="Esto es la cadena 2"</text:span></text:p>
              <text:p text:style-name="P39"><text:span text:style-name="T14">if [ "$cad1" = "$cad2" ]; then</text:span></text:p>
              <text:p text:style-name="P39"><text:span text:style-name="T14"><text:s text:c="8"/></text:span><text:span text:style-name="T14">echo las cadenas son iguales</text:span></text:p>
              <text:p text:style-name="P39"><text:span text:style-name="T14">else</text:span></text:p>
              <text:p text:style-name="P39"><text:span text:style-name="T14"><text:s text:c="8"/></text:span><text:span text:style-name="T14">echo las cadenas son distintas</text:span></text:p>
              <text:p text:style-name="P39"><text:span text:style-name="T14">fi</text:span></text:p>
              <text:p text:style-name="P39"><text:span text:style-name="T14">num1=1</text:span></text:p>
              <text:p text:style-name="P39"><text:span text:style-name="T14">num2=3</text:span></text:p>
              <text:p text:style-name="P39"><text:span text:style-name="T14">if [ $num1 -eq $num2 ]; then</text:span></text:p>
              <text:p text:style-name="P39"><text:span text:style-name="T14"><text:s text:c="8"/></text:span><text:span text:style-name="T14">echo Los números son iguales</text:span></text:p>
              <text:p text:style-name="P39"><text:span text:style-name="T14">elif [ $num1 -gt $num2 ]; then</text:span></text:p>
              <text:p text:style-name="P39"><text:span text:style-name="T14"><text:s text:c="8"/></text:span><text:span text:style-name="T14">echo El primer numero es mayor que el segundo</text:span></text:p>
              <text:p text:style-name="P39"><text:span text:style-name="T14">else echo El segundo numero es mayor que el primero</text:span></text:p>
              <text:p text:style-name="P39"><text:span text:style-name="T14">f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225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6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7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8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9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0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1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2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19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Predeterminado" presentation:use-date-time-name="dtd1">
        <draw:custom-shape draw:style-name="gr234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24.704cm" svg:height="1.949cm" svg:x="1.199cm" svg:y="0.573cm">
          <text:list text:style-name="L2">
            <text:list-header>
              <text:p text:style-name="P8"><text:span text:style-name="T16">Sentencias Condicionales (I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41" draw:layer="layout" svg:width="24.205cm" svg:height="14.2cm" svg:x="1.098cm" svg:y="2.125cm">
          <text:list text:style-name="L2">
            <text:list-header>
              <text:p text:style-name="P39"><text:span text:style-name="T15">case expresion in</text:span></text:p>
              <text:p text:style-name="P40"><text:span text:style-name="T15"><text:tab/></text:span><text:span text:style-name="T15">valor1 ) sentencia;;</text:span></text:p>
              <text:p text:style-name="P40"><text:span text:style-name="T15"><text:tab/></text:span><text:span text:style-name="T15">valor2 ) sentencia;;</text:span></text:p>
              <text:p text:style-name="P40"><text:span text:style-name="T15"><text:tab/></text:span><text:span text:style-name="T15">* ) sentencia;;</text:span></text:p>
              <text:p text:style-name="P20"><text:span text:style-name="T15">esac</text:span></text:p>
            </text:list-header>
          </text:list>
          <text:list text:style-name="L8">
            <text:list-header>
              <text:p text:style-name="P20"><text:span text:style-name="T14"/></text:p>
              <text:p text:style-name="P20"><text:span text:style-name="T14">#!/bin/bash</text:span></text:p>
              <text:p text:style-name="P20"><text:span text:style-name="T14"># Probando el case. CON SH FUNCIONA BIEN, </text:span></text:p>
              <text:p text:style-name="P20"><text:span text:style-name="T14"># CON BASH LAS MINÚSCULAS NO LAS RECONOCE BIEN</text:span></text:p>
              <text:p text:style-name="P20"><text:span text:style-name="T14">case $# in</text:span></text:p>
              <text:p text:style-name="P20"><text:span text:style-name="T14"><text:s text:c="8"/></text:span><text:span text:style-name="T14">0 ) echo "Te has olvidado de los parámetros";;</text:span></text:p>
              <text:p text:style-name="P20"><text:span text:style-name="T14"><text:s text:c="8"/></text:span><text:span text:style-name="T14">1|2 ) echo "Has pasado pocos parámetros";;</text:span></text:p>
              <text:p text:style-name="P20"><text:span text:style-name="T14"><text:s text:c="8"/></text:span><text:span text:style-name="T14">* ) echo "Tres o más parámetros serán suficientes";;</text:span></text:p>
              <text:p text:style-name="P20"><text:span text:style-name="T14">esac</text:span></text:p>
              <text:p text:style-name="P20"><text:span text:style-name="T14">echo Escribe un carácter</text:span></text:p>
              <text:p text:style-name="P20"><text:span text:style-name="T14">read caract</text:span></text:p>
              <text:p text:style-name="P20"><text:span text:style-name="T14">case $caract in</text:span></text:p>
              <text:p text:style-name="P20"><text:span text:style-name="T14"><text:s text:c="8"/></text:span><text:span text:style-name="T14">[A-Z]) echo el carácter es una mayúscula;;</text:span></text:p>
              <text:p text:style-name="P20"><text:span text:style-name="T14"><text:s text:c="8"/></text:span><text:span text:style-name="T14">[a-z]) echo el carácter es una minúscula;;</text:span></text:p>
              <text:p text:style-name="P20"><text:span text:style-name="T14"><text:s text:c="8"/></text:span><text:span text:style-name="T14">[0-9]) echo el carácter es un dígito;;</text:span></text:p>
              <text:p text:style-name="P20"><text:span text:style-name="T14"><text:s text:c="8"/></text:span><text:span text:style-name="T14">*) echo el carácter es un símbolo;;</text:span></text:p>
              <text:p text:style-name="P20"><text:span text:style-name="T14">esac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237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8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9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0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1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2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3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4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20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Predeterminado" presentation:use-date-time-name="dtd1">
        <draw:custom-shape draw:style-name="gr246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9" draw:layer="layout" svg:width="24.704cm" svg:height="1.949cm" svg:x="1.199cm" svg:y="0.525cm">
          <text:list text:style-name="L2">
            <text:list-header>
              <text:p text:style-name="P8"><text:span text:style-name="T16">Bucles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41" draw:layer="layout" svg:width="24.205cm" svg:height="14.2cm" svg:x="1.195cm" svg:y="2.125cm">
          <text:list text:style-name="L2">
            <text:list-header>
              <text:p text:style-name="P39"><text:span text:style-name="T26">while [expresion]; do</text:span></text:p>
              <text:p text:style-name="P40"><text:span text:style-name="T26"><text:tab/></text:span><text:span text:style-name="T26">sentencias</text:span></text:p>
              <text:p text:style-name="P20"><text:span text:style-name="T26">done</text:span></text:p>
            </text:list-header>
          </text:list>
          <text:list text:style-name="L8">
            <text:list-header>
              <text:p text:style-name="P20"><text:span text:style-name="T14">#!/bin/bash</text:span></text:p>
              <text:p text:style-name="P20"><text:span text:style-name="T14"># Probando el bucle while</text:span></text:p>
              <text:p text:style-name="P20"><text:span text:style-name="T14">while [ "$X" != "fin" ]; do</text:span></text:p>
              <text:p text:style-name="P20"><text:span text:style-name="T14"><text:s text:c="8"/></text:span><text:span text:style-name="T14">echo -n "Escribe algo: "</text:span></text:p>
              <text:p text:style-name="P20"><text:span text:style-name="T14"><text:s text:c="8"/></text:span><text:span text:style-name="T14">read X</text:span></text:p>
              <text:p text:style-name="P20"><text:span text:style-name="T14"><text:s text:c="8"/></text:span><text:span text:style-name="T14">echo "Has escrito $X"</text:span></text:p>
              <text:p text:style-name="P20"><text:span text:style-name="T14">done</text:span></text:p>
              <text:p text:style-name="P20"><text:span text:style-name="T14"/></text:p>
              <text:p text:style-name="P20"><text:span text:style-name="T14">opc=0</text:span></text:p>
              <text:p text:style-name="P20"><text:span text:style-name="T14">while test "$opc" != "2";do</text:span></text:p>
              <text:p text:style-name="P20"><text:span text:style-name="T14"><text:s text:c="8"/></text:span><text:span text:style-name="T14">echo 1.- Seguir</text:span></text:p>
              <text:p text:style-name="P20"><text:span text:style-name="T14"><text:s text:c="8"/></text:span><text:span text:style-name="T14">echo 2.- Salir</text:span></text:p>
              <text:p text:style-name="P20"><text:span text:style-name="T14"><text:s text:c="8"/></text:span><text:span text:style-name="T14">read opc</text:span></text:p>
              <text:p text:style-name="P20"><text:span text:style-name="T14"><text:s text:c="8"/></text:span><text:span text:style-name="T14">case $opc in</text:span></text:p>
              <text:p text:style-name="P20"><text:span text:style-name="T14"><text:s text:c="16"/></text:span><text:span text:style-name="T14">1) echo Seguimos…;;</text:span></text:p>
              <text:p text:style-name="P20"><text:span text:style-name="T14"><text:s text:c="16"/></text:span><text:span text:style-name="T14">2) echo Adios;;</text:span></text:p>
              <text:p text:style-name="P20"><text:span text:style-name="T14"><text:s text:c="16"/></text:span><text:span text:style-name="T14">*) ;;</text:span></text:p>
              <text:p text:style-name="P20"><text:span text:style-name="T14"><text:s text:c="8"/></text:span><text:span text:style-name="T14">esac</text:span></text:p>
              <text:p text:style-name="P20"><text:span text:style-name="T14">done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249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0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1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2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3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4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5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6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21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Predeterminado" presentation:use-date-time-name="dtd1">
        <draw:custom-shape draw:style-name="gr258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9" draw:layer="layout" svg:width="24.704cm" svg:height="1.949cm" svg:x="1.199cm" svg:y="0.525cm">
          <text:list text:style-name="L2">
            <text:list-header>
              <text:p text:style-name="P8"><text:span text:style-name="T16">Bucles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44" draw:layer="layout" svg:width="24.205cm" svg:height="16.925cm" svg:x="1.195cm" svg:y="2.125cm">
          <text:list text:style-name="L2">
            <text:list-header>
              <text:p text:style-name="P42"><text:span text:style-name="T26">for variable in datos; do</text:span><text:span text:style-name="T26"><text:tab/></text:span><text:span text:style-name="T26">#</text:span><text:span text:style-name="T15"> Si se omite la parte de la lista de valores, por defecto </text:span><text:span text:style-name="T26"><text:tab/></text:span><text:span text:style-name="T28">sentencias</text:span><text:span text:style-name="T28"><text:tab/></text:span><text:span text:style-name="T28"><text:tab/></text:span><text:span text:style-name="T28"><text:tab/></text:span><text:span text:style-name="T28">#</text:span><text:span text:style-name="T15">se toman aquellos que tenga “$@''.</text:span></text:p>
              <text:p text:style-name="P43"><text:span text:style-name="T28">done</text:span></text:p>
            </text:list-header>
          </text:list>
          <text:list text:style-name="L8">
            <text:list-header>
              <text:p text:style-name="P43"><text:span text:style-name="T14">#!/bin/bash</text:span></text:p>
              <text:p text:style-name="P43"><text:span text:style-name="T14"># Probando el bucle for</text:span></text:p>
              <text:p text:style-name="P43"><text:span text:style-name="T14">for i in cesar alejandro navarro; do</text:span></text:p>
              <text:p text:style-name="P43"><text:span text:style-name="T14"><text:s text:c="8"/></text:span><text:span text:style-name="T14">echo “Hola $i”|write $i</text:span></text:p>
              <text:p text:style-name="P43"><text:span text:style-name="T14">done</text:span></text:p>
              <text:p text:style-name="P43"><text:span text:style-name="T14"/></text:p>
              <text:p text:style-name="P43"><text:span text:style-name="T14">for fichero in *; do</text:span></text:p>
              <text:p text:style-name="P43"><text:span text:style-name="T14"><text:s text:c="8"/></text:span><text:span text:style-name="T14">ls -l "$fichero"</text:span></text:p>
              <text:p text:style-name="P43"><text:span text:style-name="T14">done</text:span></text:p>
              <text:p text:style-name="P43"><text:span text:style-name="T14"/></text:p>
              <text:p text:style-name="P43"><text:span text:style-name="T14">for fichero in `ls`; do</text:span></text:p>
              <text:p text:style-name="P43"><text:span text:style-name="T14"><text:s text:c="8"/></text:span><text:span text:style-name="T14">if [ -f $fichero ]; then</text:span></text:p>
              <text:p text:style-name="P43"><text:span text:style-name="T14"><text:s text:c="16"/></text:span><text:span text:style-name="T14">echo $fichero es un fichero</text:span></text:p>
              <text:p text:style-name="P43"><text:span text:style-name="T14"><text:s text:c="8"/></text:span><text:span text:style-name="T14">elif [ <text:s/>-d $fichero ]; then</text:span></text:p>
              <text:p text:style-name="P43"><text:span text:style-name="T14"><text:s text:c="16"/></text:span><text:span text:style-name="T14">echo $fichero es un directorio</text:span></text:p>
              <text:p text:style-name="P43"><text:span text:style-name="T14"><text:s text:c="8"/></text:span><text:span text:style-name="T14">else</text:span></text:p>
              <text:p text:style-name="P43"><text:span text:style-name="T14"><text:s text:c="16"/></text:span><text:span text:style-name="T14">echo El argumento $fichero no es un fichero ni un directorio</text:span></text:p>
              <text:p text:style-name="P43"><text:span text:style-name="T14"><text:s text:c="8"/></text:span><text:span text:style-name="T14">fi</text:span></text:p>
              <text:p text:style-name="P43"><text:span text:style-name="T27">done</text:span></text:p>
              <text:p text:style-name="P42"><text:span text:style-name="T27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261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2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3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4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5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6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7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8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22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Predeterminado" presentation:use-date-time-name="dtd1">
        <draw:custom-shape draw:style-name="gr270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24.704cm" svg:height="1.949cm" svg:x="1.199cm" svg:y="0.525cm">
          <text:list text:style-name="L2">
            <text:list-header>
              <text:p text:style-name="P8"><text:span text:style-name="T16">Bucles (I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41" draw:layer="layout" svg:width="24.205cm" svg:height="16.925cm" svg:x="1.195cm" svg:y="2.125cm">
          <text:list text:style-name="L2">
            <text:list-header>
              <text:p text:style-name="P39"><text:span text:style-name="T26">Podemos realizar un bucle for clásico, como el de otros lenguajes de programación,</text:span></text:p>
              <text:p text:style-name="P39"><text:span text:style-name="T26">con un contador:</text:span></text:p>
              <text:p text:style-name="P39"><text:span text:style-name="T26"/></text:p>
              <text:p text:style-name="P39"><text:span text:style-name="T26"/></text:p>
            </text:list-header>
          </text:list>
          <text:list text:style-name="L8">
            <text:list-header>
              <text:p text:style-name="P39"><text:span text:style-name="T27">#OBSOLETO, YA NO FUNCIONA</text:span></text:p>
              <text:p text:style-name="P39"><text:span text:style-name="T27">#!/bin/bash</text:span></text:p>
              <text:p text:style-name="P39"><text:span text:style-name="T27">## for clásico con un índice</text:span></text:p>
              <text:p text:style-name="P39"><text:span text:style-name="T27">echo "FOR clásico "</text:span></text:p>
              <text:p text:style-name="P39"><text:span text:style-name="T27">for (( cont=0 ; ${cont} &lt; 10 ; cont=`expr $cont + 1` ))</text:span></text:p>
              <text:p text:style-name="P39"><text:span text:style-name="T27">do</text:span></text:p>
              <text:p text:style-name="P39"><text:span text:style-name="T27">echo "Ahora valgo&gt; ${cont}"</text:span></text:p>
              <text:p text:style-name="P39"><text:span text:style-name="T27">done</text:span></text:p>
              <text:p text:style-name="P39"><text:span text:style-name="T27"/></text:p>
            </text:list-header>
          </text:list>
          <text:list text:style-name="L11">
            <text:list-header>
              <text:p text:style-name="P45"><text:span text:style-name="T29">#Ahora se hace:</text:span></text:p>
            </text:list-header>
          </text:list>
          <text:list text:style-name="L8">
            <text:list-header>
              <text:p text:style-name="P45"><text:span text:style-name="T27">for LINEA in `seq 1 $1`</text:span></text:p>
              <text:p text:style-name="P45"><text:span text:style-name="T27">do</text:span></text:p>
              <text:p text:style-name="P45"><text:span text:style-name="T27">echo “Ahora valgo&gt; $LINEA”</text:span></text:p>
              <text:p text:style-name="P45"><text:span text:style-name="T27">done</text:span></text:p>
              <text:p text:style-name="P46"><text:span text:style-name="T3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273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4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5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6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7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8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9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0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23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Predeterminado" presentation:use-date-time-name="dtd1">
        <draw:custom-shape draw:style-name="gr282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24.703cm" svg:height="1.95cm" svg:x="0.697cm" svg:y="1.124cm">
          <text:list text:style-name="L2">
            <text:list-header>
              <text:p text:style-name="P8"><text:span text:style-name="T16">Bucles (IV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41" draw:layer="layout" svg:width="24.205cm" svg:height="14.199cm" svg:x="1.195cm" svg:y="3.325cm">
          <text:list text:style-name="L2">
            <text:list-header>
              <text:p text:style-name="P39"><text:span text:style-name="T15">select variable in conjunto; do</text:span></text:p>
              <text:p text:style-name="P40"><text:span text:style-name="T15"><text:tab/></text:span><text:span text:style-name="T15">sentencias</text:span></text:p>
              <text:p text:style-name="P20"><text:span text:style-name="T15">done</text:span></text:p>
            </text:list-header>
          </text:list>
          <text:list text:style-name="L8">
            <text:list-header>
              <text:p text:style-name="P20"><text:span text:style-name="T14"/></text:p>
              <text:p text:style-name="P20"><text:span text:style-name="T14">#!/bin/bash </text:span></text:p>
              <text:p text:style-name="P20"><text:span text:style-name="T14">#Probando el bucle select</text:span></text:p>
              <text:p text:style-name="P20"><text:span text:style-name="T14">select OPCION in opcion_1 opcion_2 opcion_3; do </text:span></text:p>
              <text:p text:style-name="P40"><text:span text:style-name="T14"><text:tab/></text:span><text:span text:style-name="T14">if [ $OPCION ]; then </text:span></text:p>
              <text:p text:style-name="P40"><text:span text:style-name="T14"><text:tab/></text:span><text:span text:style-name="T14"><text:tab/></text:span><text:span text:style-name="T14">echo "Opcion elegida: $OPCION" </text:span></text:p>
              <text:p text:style-name="P40"><text:span text:style-name="T14"><text:tab/></text:span><text:span text:style-name="T14"><text:tab/></text:span><text:span text:style-name="T14">break </text:span></text:p>
              <text:p text:style-name="P40"><text:span text:style-name="T14"><text:tab/></text:span><text:span text:style-name="T14">else </text:span></text:p>
              <text:p text:style-name="P40"><text:span text:style-name="T14"><text:tab/></text:span><text:span text:style-name="T14"><text:tab/></text:span><text:span text:style-name="T14">echo "Opcion no valida" </text:span></text:p>
              <text:p text:style-name="P40"><text:span text:style-name="T14"><text:tab/></text:span><text:span text:style-name="T14">fi </text:span></text:p>
              <text:p text:style-name="P20"><text:span text:style-name="T14">done</text:span></text:p>
              <text:p text:style-name="P20"><text:span text:style-name="T14"/></text:p>
              <text:p text:style-name="P20"><text:span text:style-name="T14">NO LO RECONOCE EN SH, SÍ EN BASH!!!!!!!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285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6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7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8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9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0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1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2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24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293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Predeterminado" presentation:use-date-time-name="dtd1">
        <draw:custom-shape draw:style-name="gr294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24.703cm" svg:height="1.95cm" svg:x="0.697cm" svg:y="1.124cm">
          <text:list text:style-name="L2">
            <text:list-header>
              <text:p text:style-name="P8"><text:span text:style-name="T16">Bucles (V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41" draw:layer="layout" svg:width="24.205cm" svg:height="14.199cm" svg:x="1.195cm" svg:y="3.325cm">
          <text:list text:style-name="L2">
            <text:list-header>
              <text:p text:style-name="P39"><text:span text:style-name="T15">(En el bucle until el valor de retorno ha de ser distinto de cero para que las sentencias se ejecuten indefinidamente).</text:span></text:p>
              <text:p text:style-name="P39"><text:span text:style-name="T15"/></text:p>
              <text:p text:style-name="P39"><text:span text:style-name="T15">until condicion do</text:span></text:p>
              <text:p text:style-name="P40"><text:span text:style-name="T17"><text:tab/></text:span><text:span text:style-name="T15">sentencias</text:span></text:p>
              <text:p text:style-name="P20"><text:span text:style-name="T15">done</text:span></text:p>
              <text:p text:style-name="P20"><text:span text:style-name="T15"/></text:p>
            </text:list-header>
          </text:list>
          <text:list text:style-name="L8">
            <text:list-header>
              <text:p text:style-name="P20"><text:span text:style-name="T14">#!/bin/bash</text:span></text:p>
              <text:p text:style-name="P20"><text:span text:style-name="T14">#Probando el bucle until</text:span></text:p>
              <text:p text:style-name="P20"><text:span text:style-name="T14">opc=0</text:span></text:p>
              <text:p text:style-name="P20"><text:span text:style-name="T14">until test "$opc" = "2";do</text:span></text:p>
              <text:p text:style-name="P20"><text:span text:style-name="T14"><text:s text:c="8"/></text:span><text:span text:style-name="T14">echo 1.- Seguir</text:span></text:p>
              <text:p text:style-name="P20"><text:span text:style-name="T14"><text:s text:c="8"/></text:span><text:span text:style-name="T14">echo 2.- Salir</text:span></text:p>
              <text:p text:style-name="P20"><text:span text:style-name="T14"><text:s text:c="8"/></text:span><text:span text:style-name="T14">read opc</text:span></text:p>
              <text:p text:style-name="P20"><text:span text:style-name="T14"><text:s text:c="8"/></text:span><text:span text:style-name="T14">case $opc in</text:span></text:p>
              <text:p text:style-name="P20"><text:span text:style-name="T14"><text:s text:c="16"/></text:span><text:span text:style-name="T14">1) echo Seguimos…;;</text:span></text:p>
              <text:p text:style-name="P20"><text:span text:style-name="T14"><text:s text:c="16"/></text:span><text:span text:style-name="T14">2) echo Adios;;</text:span></text:p>
              <text:p text:style-name="P20"><text:span text:style-name="T14"><text:s text:c="16"/></text:span><text:span text:style-name="T14">*) ;;</text:span></text:p>
              <text:p text:style-name="P20"><text:span text:style-name="T14"><text:s text:c="8"/></text:span><text:span text:style-name="T14">esac</text:span></text:p>
              <text:p text:style-name="P20"><text:span text:style-name="T14">done</text:span></text:p>
              <text:p text:style-name="P20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297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8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9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0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1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2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3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4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25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305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Predeterminado" presentation:use-date-time-name="dtd1">
        <draw:custom-shape draw:style-name="gr306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9" draw:layer="layout" svg:width="24.703cm" svg:height="1.95cm" svg:x="0.697cm" svg:y="1.124cm">
          <text:list text:style-name="L2">
            <text:list-header>
              <text:p text:style-name="P8"><text:span text:style-name="T16">Paradas y Control de errores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41" draw:layer="layout" svg:width="24.205cm" svg:height="14.199cm" svg:x="1.195cm" svg:y="3.325cm">
          <text:list text:style-name="L2">
            <text:list-header>
              <text:p text:style-name="P39"><text:span text:style-name="T15">trap <text:s/>Captura señales antes de que puedan matar un proceso. (trap -l: listado)</text:span></text:p>
              <text:p text:style-name="P39"><text:span text:style-name="T15"/></text:p>
            </text:list-header>
          </text:list>
          <text:list text:style-name="L8">
            <text:list-header>
              <text:p text:style-name="P40"><text:span text:style-name="T14">trap “Adios” 2</text:span><text:span text:style-name="T14"><text:tab/></text:span><text:span text:style-name="T14">(ignora la señal 2 – interrupción)</text:span></text:p>
              <text:p text:style-name="P40"><text:span text:style-name="T14">trap 2</text:span><text:span text:style-name="T14"><text:tab/></text:span><text:span text:style-name="T14"><text:tab/></text:span><text:span text:style-name="T14">Restaura la interrupción </text:span></text:p>
              <text:p text:style-name="P20"><text:span text:style-name="T14"/></text:p>
              <text:p text:style-name="P20"><text:span text:style-name="T14">#!/bin/bash</text:span></text:p>
              <text:p text:style-name="P20"><text:span text:style-name="T14">#Ejemplo del uso de trap</text:span></text:p>
              <text:p text:style-name="P20"><text:span text:style-name="T14">trap mensaje 2</text:span></text:p>
              <text:p text:style-name="P20"><text:span text:style-name="T14">mensaje(){</text:span></text:p>
              <text:p text:style-name="P20"><text:span text:style-name="T14"><text:s text:c="8"/></text:span><text:span text:style-name="T14">echo "no puedes pararme ;)"</text:span></text:p>
              <text:p text:style-name="P20"><text:span text:style-name="T14">}</text:span></text:p>
              <text:p text:style-name="P20"><text:span text:style-name="T14">while [ 1 -eq 1 ]; do #bucle infinito</text:span></text:p>
              <text:p text:style-name="P20"><text:span text:style-name="T14"><text:s text:c="8"/></text:span><text:span text:style-name="T14">date</text:span></text:p>
              <text:p text:style-name="P20"><text:span text:style-name="T14"><text:s text:c="8"/></text:span><text:span text:style-name="T14">sleep 1</text:span></text:p>
              <text:p text:style-name="P20"><text:span text:style-name="T14">done </text:span><text:span text:style-name="T14"><text:line-break/></text:span><text:span text:style-name="T14"/></text:p>
              <text:p text:style-name="P20"><text:span text:style-name="T14">Al ejecutarlo veremos que con 'ctrl+c' no podemos pararlo, podremos 'pararlo' usando 'ctrl+z', pero no podremos terminarlo hasta que no hagamos un 'kill %PID' :</text:span></text:p>
              <text:p text:style-name="P20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309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0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1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2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3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4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5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6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26" presentation:class="page"/>
          <draw:custom-shape draw:style-name="gr317" draw:text-style-name="P26" draw:layer="layout" svg:width="22.75cm" svg:height="16.673cm" svg:x="2.84cm" svg:y="9.366cm">
            <text:list text:style-name="L3">
              <text:list-header>
                <text:p text:style-name="P25"><text:span text:style-name="T18">set –o -&gt; muestra la lista de las opciones del shell indicando si están actualmente activadas o no.</text:span></text:p>
                <text:p text:style-name="P25"><text:span text:style-name="T18">ignoreeof: si está activada se vuelve imposible salir del shell pulsando ^d.</text:span></text:p>
                <text:p text:style-name="P25"><text:span text:style-name="T18">noclobber: cuando una redirección se realiza hacia un archivo existente, éste se sobreescribe sin advertencia previa. Para ser advertido hay que activar noclobber. (set –o noclobber)</text:span></text:p>
                <text:p text:style-name="P25"><text:span text:style-name="T18">emacs y vi: permiten configurar la llamada comandos. (vi utiliza comandos como los de vi para administrar comandos del histórico).</text:span></text:p>
                <text:p text:style-name="P25"><text:span text:style-name="T18">xtrace: utilizada para debuguear los scripts.</text:span></text:p>
                <text:p text:style-name="P25"><text:span text:style-name="T18"/></text:p>
                <text:p text:style-name="P25"><text:span text:style-name="T18">Archivos de entorno:</text:span></text:p>
                <text:p text:style-name="P25"><text:span text:style-name="T18">.sh -&gt; .profile</text:span></text:p>
                <text:p text:style-name="P25"><text:span text:style-name="T18">.bash -&gt; ~.bash_profile</text:span></text:p>
                <text:p text:style-name="P25"><text:span text:style-name="T18"><text:s text:c="13"/></text:span><text:span text:style-name="T18">~.bash_login</text:span></text:p>
                <text:p text:style-name="P25"><text:span text:style-name="T18"><text:s text:c="13"/></text:span><text:span text:style-name="T18">~.profile</text:span></text:p>
                <text:p text:style-name="P25"><text:span text:style-name="T18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8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Predeterminado" presentation:use-date-time-name="dtd1">
        <draw:custom-shape draw:style-name="gr319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9" draw:layer="layout" svg:width="24.703cm" svg:height="1.95cm" svg:x="0.697cm" svg:y="1.124cm">
          <text:list text:style-name="L2">
            <text:list-header>
              <text:p text:style-name="P8"><text:span text:style-name="T16">Paradas y Control de errores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22" draw:layer="layout" svg:width="24.205cm" svg:height="14.199cm" svg:x="1.098cm" svg:y="2.924cm">
          <text:list text:style-name="L2">
            <text:list-header>
              <text:p text:style-name="P19"><text:span text:style-name="T15">break</text:span><text:span text:style-name="T15"><text:tab/></text:span><text:span text:style-name="T15">Cualquier bucle termina y pasa el control a la siguiente orden.</text:span><text:span text:style-name="T15"><text:tab/></text:span></text:p>
              <text:p text:style-name="P19"><text:span text:style-name="T15">continue</text:span><text:span text:style-name="T15"><text:tab/></text:span><text:span text:style-name="T15">Detiene la iteración actual del bucle y pasa a la siguiente.</text:span></text:p>
              <text:p text:style-name="P19"><text:span text:style-name="T15">exit</text:span><text:span text:style-name="T15"><text:tab/></text:span><text:span text:style-name="T15">Detiene la ejecución del programa.</text:span></text:p>
              <text:p text:style-name="P20"><text:span text:style-name="T15"/></text:p>
            </text:list-header>
          </text:list>
          <text:list text:style-name="L8">
            <text:list-header>
              <text:p text:style-name="P20"><text:span text:style-name="T14">#!/bin/bash</text:span></text:p>
              <text:p text:style-name="P20"><text:span text:style-name="T14"># ejemplo con continue break y exit</text:span></text:p>
              <text:p text:style-name="P20"><text:span text:style-name="T14">if [ $# -ne 2 ]; then</text:span></text:p>
              <text:p text:style-name="P20"><text:span text:style-name="T14"><text:s text:c="8"/></text:span><text:span text:style-name="T14">echo "necesito dos argumentos"</text:span></text:p>
              <text:p text:style-name="P20"><text:span text:style-name="T14"><text:s text:c="8"/></text:span><text:span text:style-name="T14">exit 1</text:span></text:p>
              <text:p text:style-name="P20"><text:span text:style-name="T14">fi</text:span></text:p>
              <text:p text:style-name="P20"><text:span text:style-name="T14">if [ $1 -gt $2 ]; then</text:span></text:p>
              <text:p text:style-name="P20"><text:span text:style-name="T14"><text:s text:c="8"/></text:span><text:span text:style-name="T14">echo "$1 no puede ser mayor que $2"</text:span></text:p>
              <text:p text:style-name="P20"><text:span text:style-name="T14"><text:s text:c="8"/></text:span><text:span text:style-name="T14">exit 2</text:span></text:p>
              <text:p text:style-name="P20"><text:span text:style-name="T14">fi</text:span></text:p>
              <text:p text:style-name="P20"><text:span text:style-name="T14">for i in $1 $2; do</text:span></text:p>
              <text:p text:style-name="P20"><text:span text:style-name="T14"><text:s text:c="8"/></text:span><text:span text:style-name="T14">mod=`expr $i % 2`</text:span></text:p>
              <text:p text:style-name="P20"><text:span text:style-name="T14"><text:s text:c="8"/></text:span><text:span text:style-name="T14">if [ $mod -ne 0 ]; then</text:span></text:p>
              <text:p text:style-name="P20"><text:span text:style-name="T14"><text:s text:c="16"/></text:span><text:span text:style-name="T14">continue # aqui probad primero segun esta y despues con break $</text:span></text:p>
              <text:p text:style-name="P20"><text:span text:style-name="T14"><text:s text:c="8"/></text:span><text:span text:style-name="T14">fi</text:span></text:p>
              <text:p text:style-name="P20"><text:span text:style-name="T14"><text:s text:c="8"/></text:span><text:span text:style-name="T14">echo " $i es par !!"</text:span></text:p>
              <text:p text:style-name="P20"><text:span text:style-name="T14">done</text:span></text:p>
              <text:p text:style-name="P20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322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3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4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5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6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7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8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9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27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330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Predeterminado" presentation:use-date-time-name="dtd1">
        <draw:custom-shape draw:style-name="gr331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2" draw:text-style-name="P9" draw:layer="layout" svg:width="24.703cm" svg:height="1.949cm" svg:x="0.697cm" svg:y="0.525cm">
          <text:list text:style-name="L2">
            <text:list-header>
              <text:p text:style-name="P8"><text:span text:style-name="T16">Operadores binari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3" draw:text-style-name="P22" draw:layer="layout" svg:width="24.205cm" svg:height="14.2cm" svg:x="1.195cm" svg:y="2.328cm">
          <text:list text:style-name="L2">
            <text:list-header>
              <text:p text:style-name="P19"><text:span text:style-name="T15">fichero1 </text:span><text:span text:style-name="T17">–nt</text:span><text:span text:style-name="T15"> fichero2 </text:span><text:span text:style-name="T15"><text:tab/></text:span><text:span text:style-name="T15">(True si fichero1 es más nuevo que fichero2, de acuerdo con la fecha de modificación).</text:span></text:p>
              <text:p text:style-name="P20"><text:span text:style-name="T15"/></text:p>
              <text:p text:style-name="P19"><text:span text:style-name="T15">fichero1 </text:span><text:span text:style-name="T17">–ot</text:span><text:span text:style-name="T15"> fichero2 </text:span><text:span text:style-name="T15"><text:tab/></text:span><text:span text:style-name="T15">(True si fichero1 es más antiguo que fichero2).</text:span></text:p>
              <text:p text:style-name="P20"><text:span text:style-name="T15"/></text:p>
              <text:p text:style-name="P19"><text:span text:style-name="T15">fichero1 </text:span><text:span text:style-name="T17">–ef</text:span><text:span text:style-name="T15"> fichero2 </text:span><text:span text:style-name="T15"><text:tab/></text:span><text:span text:style-name="T15">(True si fichero1 y fichero2 tienen el mismo dispositivo asociado y el mismo número de nodo).</text:span></text:p>
              <text:p text:style-name="P20"><text:span text:style-name="T17"/></text:p>
              <text:p text:style-name="P19"><text:span text:style-name="T17">-z</text:span><text:span text:style-name="T15"> cadena </text:span><text:span text:style-name="T15"><text:tab/></text:span><text:span text:style-name="T15"><text:tab/></text:span><text:span text:style-name="T15"><text:tab/></text:span><text:span text:style-name="T15">(True si la longitud de cadena es cero).</text:span></text:p>
              <text:p text:style-name="P20"><text:span text:style-name="T17"/></text:p>
              <text:p text:style-name="P19"><text:span text:style-name="T17">-n</text:span><text:span text:style-name="T15"> cadena </text:span><text:span text:style-name="T15"><text:tab/></text:span><text:span text:style-name="T15"><text:tab/></text:span><text:span text:style-name="T15"><text:tab/></text:span><text:span text:style-name="T15">(True si la longitud de cadena no es cero).</text:span></text:p>
              <text:p text:style-name="P20"><text:span text:style-name="T15"/></text:p>
              <text:p text:style-name="P19"><text:span text:style-name="T15">cadena1 = cadena2 </text:span><text:span text:style-name="T15"><text:tab/></text:span><text:span text:style-name="T15">(True si las cadenas son iguales).</text:span></text:p>
              <text:p text:style-name="P20"><text:span text:style-name="T15"/></text:p>
              <text:p text:style-name="P19"><text:span text:style-name="T15">cadena1 != cadena2 </text:span><text:span text:style-name="T15"><text:tab/></text:span><text:span text:style-name="T15">(True si las cadenas son distintas).</text:span></text:p>
              <text:p text:style-name="P20"><text:span text:style-name="T15"/></text:p>
              <text:p text:style-name="P19"><text:span text:style-name="T15">! expresión </text:span><text:span text:style-name="T15"><text:tab/></text:span><text:span text:style-name="T15"><text:tab/></text:span><text:span text:style-name="T15"><text:tab/></text:span><text:span text:style-name="T15">(True si expresión es falso).</text:span></text:p>
              <text:p text:style-name="P20"><text:span text:style-name="T15"/></text:p>
              <text:p text:style-name="P20"><text:span text:style-name="T15">expresión1 –a expresión2 (True si ambas expresiones son verdaderas).</text:span></text:p>
              <text:p text:style-name="P20"><text:span text:style-name="T15"/></text:p>
              <text:p text:style-name="P20"><text:span text:style-name="T15">expresión1 –o expresión2 (True si alguna de las dos expresiones es verdadera)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334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5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6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7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8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9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0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1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28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342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Predeterminado" presentation:use-date-time-name="dtd1">
        <draw:custom-shape draw:style-name="gr343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4" draw:text-style-name="P9" draw:layer="layout" svg:width="24.703cm" svg:height="1.949cm" svg:x="0.697cm" svg:y="0.975cm">
          <text:list text:style-name="L2">
            <text:list-header>
              <text:p text:style-name="P8"><text:span text:style-name="T16">Operadores aritmét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5" draw:text-style-name="P22" draw:layer="layout" svg:width="24.205cm" svg:height="14.2cm" svg:x="1.195cm" svg:y="3.126cm">
          <text:list text:style-name="L2">
            <text:list-header>
              <text:p text:style-name="P19"><text:span text:style-name="T15">argumento1 </text:span><text:span text:style-name="T17">–eq</text:span><text:span text:style-name="T15"> argumento2 </text:span><text:span text:style-name="T15"><text:tab/></text:span><text:span text:style-name="T15">(True si los argumentos son iguales).</text:span></text:p>
              <text:p text:style-name="P20"><text:span text:style-name="T15"/></text:p>
              <text:p text:style-name="P19"><text:span text:style-name="T15">argumento1 </text:span><text:span text:style-name="T17">–ne</text:span><text:span text:style-name="T15"> argumento2 </text:span><text:span text:style-name="T15"><text:tab/></text:span><text:span text:style-name="T15">(True si los argumentos son distintos).</text:span></text:p>
              <text:p text:style-name="P20"><text:span text:style-name="T15"/></text:p>
              <text:p text:style-name="P19"><text:span text:style-name="T15">argumento1 </text:span><text:span text:style-name="T17">–lt</text:span><text:span text:style-name="T15"> argumento2 </text:span><text:span text:style-name="T15"><text:tab/></text:span><text:span text:style-name="T15">(True si argumento1 es menor que argumento2).</text:span></text:p>
              <text:p text:style-name="P20"><text:span text:style-name="T15"/></text:p>
              <text:p text:style-name="P19"><text:span text:style-name="T15">argumento1 </text:span><text:span text:style-name="T17">–le</text:span><text:span text:style-name="T15"> argumento2 </text:span><text:span text:style-name="T15"><text:tab/></text:span><text:span text:style-name="T15">(True si argumento1 es menor o igual que argumento2).</text:span></text:p>
              <text:p text:style-name="P20"><text:span text:style-name="T15"/></text:p>
              <text:p text:style-name="P19"><text:span text:style-name="T15">argumento1 </text:span><text:span text:style-name="T17">–gt</text:span><text:span text:style-name="T15"> argumento2 </text:span><text:span text:style-name="T15"><text:tab/></text:span><text:span text:style-name="T15">(True si argumento1 es mayor que argumento2).</text:span></text:p>
              <text:p text:style-name="P20"><text:span text:style-name="T15"/></text:p>
              <text:p text:style-name="P19"><text:span text:style-name="T15">argumento1 </text:span><text:span text:style-name="T17">–ge</text:span><text:span text:style-name="T15"> argumento2 </text:span><text:span text:style-name="T15"><text:tab/></text:span><text:span text:style-name="T15">(True si argumento1 es mayor o igual que argumento2)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346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7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8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9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0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1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2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3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29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354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Predeterminado" presentation:use-date-time-name="dtd1">
        <draw:custom-shape draw:style-name="gr355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6" draw:text-style-name="P9" draw:layer="layout" svg:width="24.703cm" svg:height="1.949cm" svg:x="0.697cm" svg:y="0.975cm">
          <text:list text:style-name="L2">
            <text:list-header>
              <text:p text:style-name="P8"><text:span text:style-name="T16">Operadores simp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7" draw:text-style-name="P22" draw:layer="layout" svg:width="24.205cm" svg:height="14.2cm" svg:x="1.195cm" svg:y="3.126cm">
          <text:list text:style-name="L2">
            <text:list-header>
              <text:p text:style-name="P19"><text:span text:style-name="T17">-b</text:span><text:span text:style-name="T15"> fichero </text:span><text:span text:style-name="T15"><text:tab/></text:span><text:span text:style-name="T15">(True si el fichero existe y es un dispositivo de bloques).</text:span></text:p>
              <text:p text:style-name="P19"><text:span text:style-name="T17">-c</text:span><text:span text:style-name="T15"> fichero </text:span><text:span text:style-name="T15"><text:tab/></text:span><text:span text:style-name="T15">(True si el fichero existe y es un dispositivo de caracteres).</text:span></text:p>
              <text:p text:style-name="P19"><text:span text:style-name="T17">-d</text:span><text:span text:style-name="T15"> fichero </text:span><text:span text:style-name="T15"><text:tab/></text:span><text:span text:style-name="T15">(True si el fichero existe y es un directorio).</text:span></text:p>
              <text:p text:style-name="P19"><text:span text:style-name="T31">-e</text:span><text:span text:style-name="T32"> fichero </text:span><text:span text:style-name="T32"><text:tab/></text:span><text:span text:style-name="T32">(True si el fichero existe).</text:span></text:p>
              <text:p text:style-name="P19"><text:span text:style-name="T17">-f</text:span><text:span text:style-name="T15"> fichero </text:span><text:span text:style-name="T15"><text:tab/></text:span><text:span text:style-name="T15">(True si el fichero existe y es un fichero normal).</text:span></text:p>
              <text:p text:style-name="P19"><text:span text:style-name="T17">-g</text:span><text:span text:style-name="T15"> fichero </text:span><text:span text:style-name="T15"><text:tab/></text:span><text:span text:style-name="T15">(True si el fichero existe y tiene activado el bit de ‘group-id’).</text:span></text:p>
              <text:p text:style-name="P19"><text:span text:style-name="T17">-L</text:span><text:span text:style-name="T15"> fichero </text:span><text:span text:style-name="T15"><text:tab/></text:span><text:span text:style-name="T15">(True si el fichero existe y es un enlace simbólico).</text:span></text:p>
              <text:p text:style-name="P19"><text:span text:style-name="T17">-p</text:span><text:span text:style-name="T15"> fichero </text:span><text:span text:style-name="T15"><text:tab/></text:span><text:span text:style-name="T15">(True si el fichero existe y es un ‘pipeline’).</text:span></text:p>
              <text:p text:style-name="P19"><text:span text:style-name="T17">-r</text:span><text:span text:style-name="T15"> fichero </text:span><text:span text:style-name="T15"><text:tab/></text:span><text:span text:style-name="T15">(True si el fichero existe y se puede leer).</text:span></text:p>
              <text:p text:style-name="P19"><text:span text:style-name="T17">-s</text:span><text:span text:style-name="T15"> fichero </text:span><text:span text:style-name="T15"><text:tab/></text:span><text:span text:style-name="T15">(True si el fichero existe y tiene un tamaño mayor que cero).</text:span></text:p>
              <text:p text:style-name="P19"><text:span text:style-name="T17">-S</text:span><text:span text:style-name="T15"> fichero </text:span><text:span text:style-name="T15"><text:tab/></text:span><text:span text:style-name="T15">(True si el fichero existe y es un ‘socket’).</text:span></text:p>
              <text:p text:style-name="P19"><text:span text:style-name="T17">-t</text:span><text:span text:style-name="T15"> fichero </text:span><text:span text:style-name="T15"><text:tab/></text:span><text:span text:style-name="T15">(True si el fichero está abierto en un terminal).</text:span></text:p>
              <text:p text:style-name="P19"><text:span text:style-name="T17">-u</text:span><text:span text:style-name="T15"> fichero </text:span><text:span text:style-name="T15"><text:tab/></text:span><text:span text:style-name="T15">(True si el fichero existe y tiene activado el bit de ‘user-id’).</text:span></text:p>
              <text:p text:style-name="P19"><text:span text:style-name="T17">-w</text:span><text:span text:style-name="T15"> fichero</text:span><text:span text:style-name="T15"><text:tab/></text:span><text:span text:style-name="T15">(True si el fichero existe y se puede escribir en él).</text:span></text:p>
              <text:p text:style-name="P19"><text:span text:style-name="T17">-x</text:span><text:span text:style-name="T15"> fichero </text:span><text:span text:style-name="T15"><text:tab/></text:span><text:span text:style-name="T15">(True si el fichero existe y es ejecutable).</text:span></text:p>
              <text:p text:style-name="P19"><text:span text:style-name="T17">-O</text:span><text:span text:style-name="T15"> fichero </text:span><text:span text:style-name="T15"><text:tab/></text:span><text:span text:style-name="T15">(True si el fichero existe y su dueño es el que indica la variable de entorno ‘EUID’- Usuario actual).</text:span></text:p>
              <text:p text:style-name="P19"><text:span text:style-name="T17">-G</text:span><text:span text:style-name="T15"> fichero </text:span><text:span text:style-name="T15"><text:tab/></text:span><text:span text:style-name="T15">(True si el fichero existe y su dueño es el que indica la variable de entorno ‘EGID’- Grupo actual).</text:span></text:p>
              <text:p text:style-name="P20"><text:span text:style-name="T15">Para utilizarlos el comando test: </text:span><text:span text:style-name="T17">test expresión</text:span><text:span text:style-name="T15"> ó </text:span><text:span text:style-name="T17">[ expresión ]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358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9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0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1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2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3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4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5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30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366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Predeterminado" presentation:use-date-time-name="dtd1">
        <draw:custom-shape draw:style-name="gr367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8" draw:text-style-name="P9" draw:layer="layout" svg:width="24.703cm" svg:height="1.949cm" svg:x="0.697cm" svg:y="0.975cm">
          <text:list text:style-name="L2">
            <text:list-header>
              <text:p text:style-name="P8"><text:span text:style-name="T16">Array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9" draw:text-style-name="P9" draw:layer="layout" svg:width="24.205cm" svg:height="14.2cm" svg:x="1.195cm" svg:y="3.126cm">
          <text:list text:style-name="L2">
            <text:list-header>
              <text:p text:style-name="P8"><text:span text:style-name="T15">Son algo limitados:</text:span></text:p>
              <text:p text:style-name="P8"><text:span text:style-name="T15"/></text:p>
            </text:list-header>
          </text:list>
          <text:list text:style-name="L8">
            <text:list-header>
              <text:p text:style-name="P8"><text:span text:style-name="T14">#!/bin/bash</text:span></text:p>
              <text:p text:style-name="P8"><text:span text:style-name="T14"># Muestra el uso de arrays</text:span></text:p>
              <text:p text:style-name="P8"><text:span text:style-name="T14"># Podemos crear arrays de una dimensión</text:span></text:p>
              <text:p text:style-name="P8"><text:span text:style-name="T14">asociaciones[0]="AmasCasa"</text:span></text:p>
              <text:p text:style-name="P8"><text:span text:style-name="T14">asociaciones[1]="Alumnos"</text:span></text:p>
              <text:p text:style-name="P8"><text:span text:style-name="T14">asociaciones[2]="JugadoresRisk"</text:span></text:p>
              <text:p text:style-name="P8"><text:span text:style-name="T14">asociaciones[3]="Nadadores"</text:span></text:p>
              <text:p text:style-name="P8"><text:span text:style-name="T14"># Otra forma de definirlos</text:span></text:p>
              <text:p text:style-name="P8"><text:span text:style-name="T14">nombres=("Ramon" "Andrew" "Monica" "Jose Luis" "Enrique" "Soraya" )</text:span></text:p>
              <text:p text:style-name="P8"><text:span text:style-name="T14">numeros=(15 23 45 42 23 1337 23 666 69)</text:span></text:p>
              <text:p text:style-name="P8"><text:span text:style-name="T14">echo ${asociaciones[0]} es una asociación, ${nombres[1]} un nombre</text:span></text:p>
              <text:p text:style-name="P8"><text:span text:style-name="T14">echo ${numeros[0]} es un número</text:span></text:p>
              <text:p text:style-name="P8"><text:span text:style-name="T14">echo "Tamaño asociaciones:" ${#asociaciones[@]}</text:span></text:p>
              <text:p text:style-name="P8"><text:span text:style-name="T14">echo "Tamaño nombres:" ${#nombres[@]}</text:span></text:p>
              <text:p text:style-name="P8"><text:span text:style-name="T14">echo "Tamaño numeros:" ${#numeros[@]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370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1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2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3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4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5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6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7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31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378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Título4" presentation:use-date-time-name="dtd1">
        <draw:custom-shape draw:style-name="gr379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0" draw:text-style-name="P9" draw:layer="layout" svg:width="24.703cm" svg:height="1.949cm" svg:x="0.697cm" svg:y="0.975cm">
          <text:list text:style-name="L2">
            <text:list-header>
              <text:p text:style-name="P8"><text:span text:style-name="T16">Arrays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1" draw:text-style-name="P9" draw:layer="layout" svg:width="24.205cm" svg:height="14.2cm" svg:x="1.195cm" svg:y="3.126cm">
          <text:list text:style-name="L2">
            <text:list-header>
              <text:p text:style-name="P8"><text:span text:style-name="T15">Una función que imita la creación de matrices de 2 dimensiones:</text:span></text:p>
            </text:list-header>
          </text:list>
          <text:list text:style-name="L8">
            <text:list-header>
              <text:p text:style-name="P8"><text:span text:style-name="T14">function matrix2d</text:span></text:p>
              <text:p text:style-name="P8"><text:span text:style-name="T14">{</text:span></text:p>
              <text:p text:style-name="P8"><text:span text:style-name="T14"><text:s text:c="4"/></text:span><text:span text:style-name="T14">if [[ $1 == "new" ]] ; then</text:span></text:p>
              <text:p text:style-name="P8"><text:span text:style-name="T14"><text:s text:c="8"/></text:span><text:span text:style-name="T14">MATRIX=0</text:span></text:p>
              <text:p text:style-name="P8"><text:span text:style-name="T14"><text:s text:c="8"/></text:span><text:span text:style-name="T14">MAX_X_MATRIX=$2</text:span></text:p>
              <text:p text:style-name="P8"><text:span text:style-name="T14"><text:s text:c="8"/></text:span><text:span text:style-name="T14">MAX_Y_MATRIX=$3</text:span></text:p>
              <text:p text:style-name="P8"><text:span text:style-name="T14"><text:s text:c="4"/></text:span><text:span text:style-name="T14">fi</text:span></text:p>
              <text:p text:style-name="P8"><text:span text:style-name="T14"><text:s/></text:span></text:p>
              <text:p text:style-name="P8"><text:span text:style-name="T14"><text:s text:c="4"/></text:span><text:span text:style-name="T14">X_MATRIX=$1</text:span></text:p>
              <text:p text:style-name="P8"><text:span text:style-name="T14"><text:s text:c="4"/></text:span><text:span text:style-name="T14">Y_MATRIX=$2</text:span></text:p>
              <text:p text:style-name="P8"><text:span text:style-name="T14"><text:s text:c="4"/></text:span><text:span text:style-name="T14">valor=$3</text:span></text:p>
              <text:p text:style-name="P8"><text:span text:style-name="T14"><text:s/></text:span></text:p>
              <text:p text:style-name="P8"><text:span text:style-name="T14"><text:s text:c="4"/></text:span><text:span text:style-name="T14">if [[ $# -eq 3 ]] ; then</text:span></text:p>
              <text:p text:style-name="P8"><text:span text:style-name="T14"><text:s text:c="8"/></text:span><text:span text:style-name="T14">MATRIX[$(($MAX_Y_MATRIX*$X_MATRIX+$Y_MATRIX))]=$valor</text:span></text:p>
              <text:p text:style-name="P8"><text:span text:style-name="T14"><text:s text:c="4"/></text:span><text:span text:style-name="T14">fi</text:span></text:p>
              <text:p text:style-name="P8"><text:span text:style-name="T14"><text:s/></text:span></text:p>
              <text:p text:style-name="P8"><text:span text:style-name="T14"><text:s text:c="4"/></text:span><text:span text:style-name="T14">if [[ $# -eq 2 ]] ; then</text:span></text:p>
              <text:p text:style-name="P8"><text:span text:style-name="T14"><text:s text:c="8"/></text:span><text:span text:style-name="T14">echo -n ${MATRIX[$(($MAX_Y_MATRIX*$X_MATRIX+$Y_MATRIX))]} </text:span></text:p>
              <text:p text:style-name="P8"><text:span text:style-name="T14"><text:s text:c="4"/></text:span><text:span text:style-name="T14">fi</text:span></text:p>
              <text:p text:style-name="P8"><text:span text:style-name="T14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382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3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4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5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6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7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8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9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32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390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Título4" presentation:use-date-time-name="dtd1">
        <draw:custom-shape draw:style-name="gr391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2" draw:text-style-name="P9" draw:layer="layout" svg:width="24.703cm" svg:height="1.949cm" svg:x="0.697cm" svg:y="0.975cm">
          <text:list text:style-name="L2">
            <text:list-header>
              <text:p text:style-name="P8"><text:span text:style-name="T16">Arrays (I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3" draw:text-style-name="P9" draw:layer="layout" svg:width="24.205cm" svg:height="14.2cm" svg:x="1.195cm" svg:y="3.126cm">
          <text:list text:style-name="L2">
            <text:list-header>
              <text:p text:style-name="P8"><text:span text:style-name="T15">Uso de esa función:</text:span></text:p>
            </text:list-header>
          </text:list>
          <text:list text:style-name="L8">
            <text:list-header>
              <text:p text:style-name="P8"><text:span text:style-name="T14">. matrix2d <text:s text:c="5"/>#Hacemos include a la función, </text:span></text:p>
              <text:p text:style-name="P8"><text:span text:style-name="T14"><text:s/></text:span></text:p>
              <text:p text:style-name="P8"><text:span text:style-name="T14">matrix2d new 10 10 <text:s text:c="3"/>#Creamos una nueva matriz 10 x 10 con la palabra reservada new</text:span></text:p>
              <text:p text:style-name="P8"><text:span text:style-name="T14"><text:s/></text:span></text:p>
              <text:p text:style-name="P8"><text:span text:style-name="T14">#al pasarle 3 parametros a la matriz, introduce en la posicion $1 $2, el tercer parametro</text:span></text:p>
              <text:p text:style-name="P8"><text:span text:style-name="T14">for X in $(seq 1 10) ; do</text:span></text:p>
              <text:p text:style-name="P8"><text:span text:style-name="T14"><text:s text:c="4"/></text:span><text:span text:style-name="T14">for Y in $(seq 1 10); do</text:span></text:p>
              <text:p text:style-name="P8"><text:span text:style-name="T14"><text:s text:c="8"/></text:span><text:span text:style-name="T14">matrix2d $X $Y $Y <text:s text:c="3"/></text:span></text:p>
              <text:p text:style-name="P8"><text:span text:style-name="T14"><text:s text:c="4"/></text:span><text:span text:style-name="T14">done</text:span></text:p>
              <text:p text:style-name="P8"><text:span text:style-name="T14">done</text:span></text:p>
              <text:p text:style-name="P8"><text:span text:style-name="T14"><text:s/></text:span></text:p>
              <text:p text:style-name="P8"><text:span text:style-name="T14">#al pasarle 2 parametros , devuelve el valor que tuviera.</text:span></text:p>
              <text:p text:style-name="P8"><text:span text:style-name="T14">for X in $(seq 1 10) ; do</text:span></text:p>
              <text:p text:style-name="P8"><text:span text:style-name="T14"><text:s text:c="4"/></text:span><text:span text:style-name="T14">for Y in $(seq 1 10); do</text:span></text:p>
              <text:p text:style-name="P8"><text:span text:style-name="T14"><text:s text:c="8"/></text:span><text:span text:style-name="T14">matrix2d $X $Y</text:span></text:p>
              <text:p text:style-name="P8"><text:span text:style-name="T14"><text:s text:c="4"/></text:span><text:span text:style-name="T14">done</text:span></text:p>
              <text:p text:style-name="P8"><text:span text:style-name="T14"><text:s text:c="4"/></text:span><text:span text:style-name="T14">echo " "</text:span></text:p>
              <text:p text:style-name="P8"><text:span text:style-name="T14">don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394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5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6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7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8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9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0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1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33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402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Predeterminado" presentation:use-date-time-name="dtd1">
        <draw:custom-shape draw:style-name="gr403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4" draw:text-style-name="P9" draw:layer="layout" svg:width="24.703cm" svg:height="1.949cm" svg:x="0.697cm" svg:y="0.975cm">
          <text:list text:style-name="L2">
            <text:list-header>
              <text:p text:style-name="P8"><text:span text:style-name="T16">Funcio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5" draw:text-style-name="P9" draw:layer="layout" svg:width="24.205cm" svg:height="14.2cm" svg:x="1.195cm" svg:y="2.522cm">
          <text:list text:style-name="L8">
            <text:list-header>
              <text:p text:style-name="P8"><text:span text:style-name="T33">#!/bin/bash</text:span></text:p>
              <text:p text:style-name="P8"><text:span text:style-name="T33"># Antes que nada hay que definir las funciones, si no daría error</text:span></text:p>
              <text:p text:style-name="P8"><text:span text:style-name="T33"># las funciones toman los parámetros con $numero</text:span></text:p>
              <text:p text:style-name="P8"><text:span text:style-name="T33">RESULTADO=0</text:span></text:p>
              <text:p text:style-name="P8"><text:span text:style-name="T33"># Una función que muestra valores por pantalla</text:span></text:p>
              <text:p text:style-name="P8"><text:span text:style-name="T33">muestrapantalla () {</text:span></text:p>
              <text:p text:style-name="P8"><text:span text:style-name="T33"><text:s text:c="4"/></text:span><text:span text:style-name="T33">echo "Valores: $0&gt; $1 y $2 y $3"</text:span></text:p>
              <text:p text:style-name="P8"><text:span text:style-name="T33">}</text:span></text:p>
              <text:p text:style-name="P8"><text:span text:style-name="T33"># Puede usarse return pero solo para devolver números</text:span></text:p>
              <text:p text:style-name="P8"><text:span text:style-name="T33">sumame () {</text:span></text:p>
              <text:p text:style-name="P8"><text:span text:style-name="T33"><text:s text:c="4"/></text:span><text:span text:style-name="T33">echo "Estamos en la función: ${FUNCNAME}"</text:span></text:p>
              <text:p text:style-name="P8"><text:span text:style-name="T33"><text:s text:c="4"/></text:span><text:span text:style-name="T33">echo "Parametros: $1 y $2"</text:span></text:p>
              <text:p text:style-name="P8"><text:span text:style-name="T33"><text:s text:c="4"/></text:span><text:span text:style-name="T33">RESULTADO=`expr ${1} + ${2}`</text:span></text:p>
              <text:p text:style-name="P8"><text:span text:style-name="T33"><text:s text:c="4"/></text:span><text:span text:style-name="T33">return 0</text:span></text:p>
              <text:p text:style-name="P8"><text:span text:style-name="T33">}</text:span></text:p>
              <text:p text:style-name="P8"><text:span text:style-name="T33"># Es posible la función recursiva</text:span></text:p>
              <text:p text:style-name="P8"><text:span text:style-name="T33">boom () {</text:span></text:p>
              <text:p text:style-name="P8"><text:span text:style-name="T33"><text:s text:c="4"/></text:span><text:span text:style-name="T33">echo "No ejecutes esto... "</text:span></text:p>
              <text:p text:style-name="P8"><text:span text:style-name="T33"><text:s text:c="4"/></text:span><text:span text:style-name="T33">boom</text:span></text:p>
              <text:p text:style-name="P8"><text:span text:style-name="T33">}</text:span></text:p>
              <text:p text:style-name="P8"><text:span text:style-name="T33"># La llamada de se puede hacer así, sin paréntesis</text:span></text:p>
              <text:p text:style-name="P8"><text:span text:style-name="T33">muestrapantalla 3 4 "epa"</text:span></text:p>
              <text:p text:style-name="P8"><text:span text:style-name="T33"># Llamamos a la función y si devuelve 0 es correcto.</text:span></text:p>
              <text:p text:style-name="P8"><text:span text:style-name="T33">sumame 45 67 &amp;&amp; echo "OK" || echo "Ocurrió un error"</text:span></text:p>
              <text:p text:style-name="P8"><text:span text:style-name="T33">#echo "Resultado: ${RESULTADO} $!“</text:span></text:p>
              <text:p text:style-name="P8"><text:span text:style-name="T33">echo “Resultado2: $RESULTADO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406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7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8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9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0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1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2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3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34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414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Predeterminado" presentation:use-date-time-name="dtd1">
        <draw:custom-shape draw:style-name="gr415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6" draw:text-style-name="P9" draw:layer="layout" svg:width="24.703cm" svg:height="1.949cm" svg:x="0.697cm" svg:y="0.975cm">
          <text:list text:style-name="L2">
            <text:list-header>
              <text:p text:style-name="P8"><text:span text:style-name="T16">Librerí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7" draw:text-style-name="P9" draw:layer="layout" svg:width="24.205cm" svg:height="14.2cm" svg:x="1.195cm" svg:y="3.126cm">
          <text:list text:style-name="L2">
            <text:list-header>
              <text:p text:style-name="P8"><text:span text:style-name="T15">No existen librerías en sí, pero podemos imitar su uso con el comando </text:span><text:span text:style-name="T19">source</text:span><text:span text:style-name="T15">:</text:span></text:p>
            </text:list-header>
          </text:list>
          <text:list text:style-name="L8">
            <text:list-header>
              <text:p text:style-name="P8"><text:span text:style-name="T14"/></text:p>
              <text:p text:style-name="P8"><text:span text:style-name="T14">#!/bin/bash</text:span></text:p>
              <text:p text:style-name="P8"><text:span text:style-name="T14"># Esta es la forma de importar funciones</text:span></text:p>
              <text:p text:style-name="P8"><text:span text:style-name="T14"/></text:p>
              <text:p text:style-name="P8"><text:span text:style-name="T14">source libreria.sh</text:span></text:p>
              <text:p text:style-name="P8"><text:span text:style-name="T14"/></text:p>
              <text:p text:style-name="P8"><text:span text:style-name="T14">muestrapantalla 69 123 "epa"</text:span></text:p>
              <text:p text:style-name="P8"><text:span text:style-name="T14"/></text:p>
              <text:p text:style-name="P8"><text:span text:style-name="T14">sumame 1337 3389 &amp;&amp; echo "OK" || echo "Ocurrió un error"</text:span></text:p>
              <text:p text:style-name="P8"><text:span text:style-name="T14"/></text:p>
              <text:p text:style-name="P8"><text:span text:style-name="T14">echo "Resultado: $RESULTADO"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418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9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0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1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2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3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4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5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35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426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Predeterminado" presentation:use-date-time-name="dtd1">
        <draw:custom-shape draw:style-name="gr427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8" draw:text-style-name="P9" draw:layer="layout" svg:width="24.703cm" svg:height="1.95cm" svg:x="0.697cm" svg:y="1.124cm">
          <text:list text:style-name="L2">
            <text:list-header>
              <text:p text:style-name="P8"><text:span text:style-name="T16">Operad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9" draw:text-style-name="P41" draw:layer="layout" svg:width="24.902cm" svg:height="14.667cm" svg:x="0.498cm" svg:y="3.325cm">
          <text:list text:style-name="L2">
            <text:list-header>
              <text:p text:style-name="P39"><text:span text:style-name="T9">${</text:span><text:span text:style-name="T34">nombre_var </text:span><text:span text:style-name="T35">:- </text:span><text:span text:style-name="T34">string</text:span><text:span text:style-name="T9">} <text:s/>Si la var no está definida devuelve string</text:span></text:p>
            </text:list-header>
          </text:list>
          <text:list text:style-name="L8">
            <text:list-header>
              <text:p text:style-name="P39"><text:span text:style-name="T36">echo "Variable SINVALOR: ${SINVALOR:-31337} y VACIO: ${VACIO:-'Miguel Indurain'}"</text:span></text:p>
            </text:list-header>
          </text:list>
          <text:list text:style-name="L2">
            <text:list-header>
              <text:p text:style-name="P39"><text:span text:style-name="T9"/></text:p>
              <text:p text:style-name="P39"><text:span text:style-name="T9">${</text:span><text:span text:style-name="T34">nombre_var </text:span><text:span text:style-name="T35">:= </text:span><text:span text:style-name="T34">string</text:span><text:span text:style-name="T9">} <text:s/>Si la var no está definida asigna string a la var</text:span></text:p>
            </text:list-header>
          </text:list>
          <text:list text:style-name="L8">
            <text:list-header>
              <text:p text:style-name="P39"><text:span text:style-name="T36">echo "Variable SINVALOR: ${SINVALOR:=31337} y VACIO: ${VACIO:='Miguel Indurain'}"</text:span></text:p>
            </text:list-header>
          </text:list>
          <text:list text:style-name="L2">
            <text:list-header>
              <text:p text:style-name="P39"><text:span text:style-name="T9"/></text:p>
              <text:p text:style-name="P39"><text:span text:style-name="T9">${</text:span><text:span text:style-name="T34">nombre_var </text:span><text:span text:style-name="T35">:? </text:span><text:span text:style-name="T34">mensaje</text:span><text:span text:style-name="T9">} ? Si la var no está definida muestra el mensaje de error y aborta la ejecución del script</text:span></text:p>
            </text:list-header>
          </text:list>
          <text:list text:style-name="L8">
            <text:list-header>
              <text:p text:style-name="P39"><text:span text:style-name="T36">echo "Valor de: ${EJEMPLO:?‘Error, no definida'} “</text:span></text:p>
            </text:list-header>
          </text:list>
          <text:list text:style-name="L2">
            <text:list-header>
              <text:p text:style-name="P39"><text:span text:style-name="T9"/></text:p>
              <text:p text:style-name="P39"><text:span text:style-name="T9">${</text:span><text:span text:style-name="T34">nombre_var </text:span><text:span text:style-name="T35">:+ </text:span><text:span text:style-name="T34">string</text:span><text:span text:style-name="T9">} ? Si la var existe y no vale </text:span><text:span text:style-name="T34">null </text:span><text:span text:style-name="T9">devuelve string, si no, devuelve </text:span><text:span text:style-name="T34">null</text:span></text:p>
            </text:list-header>
          </text:list>
          <text:list text:style-name="L8">
            <text:list-header>
              <text:p text:style-name="P39"><text:span text:style-name="T37">echo "valor de PROGRAMA: ${PROGRAMA:+'tcpdump'} y ahora ${PROGRAMA}"</text:span></text:p>
            </text:list-header>
          </text:list>
          <text:list text:style-name="L2">
            <text:list-header>
              <text:p text:style-name="P39"><text:span text:style-name="T9"/></text:p>
              <text:p text:style-name="P39"><text:span text:style-name="T9">${</text:span><text:span text:style-name="T34">nombre_var </text:span><text:span text:style-name="T35">:</text:span><text:span text:style-name="T34">offset</text:span><text:span text:style-name="T9">} ? Devuelve el string desde la posición </text:span><text:span text:style-name="T34">offset </text:span><text:span text:style-name="T9">hasta el final</text:span></text:p>
              <text:p text:style-name="P39"><text:span text:style-name="T9">${</text:span><text:span text:style-name="T34">nombre_var </text:span><text:span text:style-name="T35">:</text:span><text:span text:style-name="T34">offset:longitud</text:span><text:span text:style-name="T9">} ? Devuelve el string desde la posición </text:span><text:span text:style-name="T34">offset </text:span><text:span text:style-name="T9">hasta </text:span><text:span text:style-name="T34">offset+longitud</text:span></text:p>
            </text:list-header>
          </text:list>
          <text:list text:style-name="L8">
            <text:list-header>
              <text:p text:style-name="P39"><text:span text:style-name="T36"/></text:p>
              <text:p text:style-name="P39"><text:span text:style-name="T36">NOMBRE=“Madrix Live edition"</text:span></text:p>
              <text:p text:style-name="P39"><text:span text:style-name="T36">echo ${NOMBRE} una parte ${NOMBRE:7} y otra ${NOMBRE:7:4}</text:span></text:p>
              <text:p text:style-name="P39"><text:span text:style-name="T36"/></text:p>
            </text:list-header>
          </text:list>
          <text:list text:style-name="L2">
            <text:list-header>
              <text:p text:style-name="P39"><text:span text:style-name="T9">${!prefijo*} : nos devuelve una lista de las variables que comienzan con “prefijo”.</text:span></text:p>
            </text:list-header>
          </text:list>
          <text:list text:style-name="L8">
            <text:list-header>
              <text:p text:style-name="P39"><text:span text:style-name="T36">for i in ${!P*};do echo $i ;done</text:span></text:p>
              <text:p text:style-name="P39"><text:span text:style-name="T36"/></text:p>
            </text:list-header>
          </text:list>
          <text:list text:style-name="L2">
            <text:list-header>
              <text:p text:style-name="P39"><text:span text:style-name="T34"/></text:p>
              <text:p text:style-name="P39"><text:span text:style-name="T3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430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1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2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3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4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5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6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7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36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438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Predeterminado" presentation:use-date-time-name="dtd1">
        <draw:custom-shape draw:style-name="gr439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0" draw:text-style-name="P9" draw:layer="layout" svg:width="24.703cm" svg:height="1.95cm" svg:x="0.697cm" svg:y="1.124cm">
          <text:list text:style-name="L2">
            <text:list-header>
              <text:p text:style-name="P8"><text:span text:style-name="T16">Ejemplo Operad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1" draw:text-style-name="P41" draw:layer="layout" svg:width="24.902cm" svg:height="15.068cm" svg:x="0.498cm" svg:y="2.924cm">
          <text:list text:style-name="L8">
            <text:list-header>
              <text:p text:style-name="P39"><text:span text:style-name="T38">#!/bin/bash</text:span></text:p>
              <text:p text:style-name="P39"><text:span text:style-name="T38"># Muestra el uso de variables El mapa de ficheros y directorios en linux - </text:span></text:p>
              <text:p text:style-name="P39"><text:span text:style-name="T38"># Sacar parte del valor de una variable (substring)</text:span></text:p>
              <text:p text:style-name="P39"><text:span text:style-name="T38">NOMBRE="Madrix Live edition"</text:span></text:p>
              <text:p text:style-name="P39"><text:span text:style-name="T38">echo ${NOMBRE} una parte ${NOMBRE:7} y otra ${NOMBRE:7:5}</text:span></text:p>
              <text:p text:style-name="P39"><text:span text:style-name="T38"># Valores por defecto.</text:span></text:p>
              <text:p text:style-name="P39"><text:span text:style-name="T38"># ${variable:valorpordefecto}</text:span></text:p>
              <text:p text:style-name="P39"><text:span text:style-name="T38">SINVALOR=</text:span></text:p>
              <text:p text:style-name="P39"><text:span text:style-name="T38">echo "*********Prueba de variables por defecto:********"</text:span></text:p>
              <text:p text:style-name="P39"><text:span text:style-name="T38">echo "Variable SINVALOR: ${SINVALOR:-31337} y VACIO: ${VACIO:-'Miguel Indurain'}"</text:span></text:p>
              <text:p text:style-name="P39"><text:span text:style-name="T38">echo "Compruebo que la variable SINVALOR no tiene valor alguno ${SINVALOR} "</text:span></text:p>
              <text:p text:style-name="P39"><text:span text:style-name="T38"># Esto es igual pero el valor queda establecido</text:span></text:p>
              <text:p text:style-name="P39"><text:span text:style-name="T38"># ${variable:=valorpordefecto}</text:span></text:p>
              <text:p text:style-name="P39"><text:span text:style-name="T38">echo "*********Prueba de variables por defecto, valor establecido:********"</text:span></text:p>
              <text:p text:style-name="P39"><text:span text:style-name="T38">echo "Variable SINVALOR: ${SINVALOR:=31337} y VACIO: ${VACIO:='Miguel Indurain'}"</text:span></text:p>
              <text:p text:style-name="P39"><text:span text:style-name="T38">echo "Ahora la variable SINVALOR ya tiene un valor: ${SINVALOR} "</text:span></text:p>
              <text:p text:style-name="P39"><text:span text:style-name="T38"># Y lo contrario: si la variable SÍ tiene valor, se le pone otro</text:span></text:p>
              <text:p text:style-name="P39"><text:span text:style-name="T38"># ${variable:+valorpordefecto}</text:span></text:p>
              <text:p text:style-name="P39"><text:span text:style-name="T38">PROGRAMA='sniffit'</text:span></text:p>
              <text:p text:style-name="P39"><text:span text:style-name="T38">echo "valor de PROGRAMA: ${PROGRAMA:+'tcpdump'} y ahora ${PROGRAMA}"</text:span></text:p>
              <text:p text:style-name="P39"><text:span text:style-name="T38"># Si la variable está sin definir o vacía se muestra un error. En caso</text:span></text:p>
              <text:p text:style-name="P39"><text:span text:style-name="T38"># contrario se le asigna un valor por defecto</text:span></text:p>
              <text:p text:style-name="P39"><text:span text:style-name="T38"># ${variable:?valorpordefecto}</text:span></text:p>
              <text:p text:style-name="P39"><text:span text:style-name="T38">#####Probar y luego comentar, porque lo para por error: echo "Valor de: ${EJEMPLO:?‘Error, no definida'} “</text:span></text:p>
              <text:p text:style-name="P39"><text:span text:style-name="T38"># Otros</text:span></text:p>
              <text:p text:style-name="P39"><text:span text:style-name="T38"># ${!prefijo*} : nos devuelve una lista de las variables que comienzan</text:span></text:p>
              <text:p text:style-name="P39"><text:span text:style-name="T38"># con determinado prefijo.</text:span></text:p>
              <text:p text:style-name="P39"><text:span text:style-name="T38"># Podemos probar con el for:</text:span></text:p>
              <text:p text:style-name="P39"><text:span text:style-name="T38">for i in ${!P*};do echo $i ;done</text:span></text:p>
              <text:p text:style-name="P39"><text:span text:style-name="T38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442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3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4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5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6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7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8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9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37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450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Predeterminado" presentation:use-date-time-name="dtd1">
        <draw:custom-shape draw:style-name="gr451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2" draw:text-style-name="P9" draw:layer="layout" svg:width="24.703cm" svg:height="1.95cm" svg:x="0.697cm" svg:y="1.124cm">
          <text:list text:style-name="L2">
            <text:list-header>
              <text:p text:style-name="P8"><text:span text:style-name="T16">Patro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3" draw:text-style-name="P41" draw:layer="layout" svg:width="24.902cm" svg:height="14.666cm" svg:x="0.498cm" svg:y="2.924cm">
          <text:list text:style-name="L2">
            <text:list-header>
              <text:p text:style-name="P39"><text:span text:style-name="T15">${</text:span><text:span text:style-name="T19">nombre_var </text:span><text:span text:style-name="T17">#</text:span><text:span text:style-name="T19">patrón</text:span><text:span text:style-name="T15">} <text:s/>Devuelve el valor de la var quitando un </text:span><text:span text:style-name="T17">prefijo</text:span><text:span text:style-name="T15">, que es el acierto más </text:span><text:span text:style-name="T17">corto </text:span><text:span text:style-name="T15">del patrón</text:span></text:p>
              <text:p text:style-name="P39"><text:span text:style-name="T15"/></text:p>
              <text:p text:style-name="P39"><text:span text:style-name="T15">${</text:span><text:span text:style-name="T19">nombre_var </text:span><text:span text:style-name="T17">##</text:span><text:span text:style-name="T19">patrón</text:span><text:span text:style-name="T15">} Devuelve el valor de la var quitando un </text:span><text:span text:style-name="T17">prefijo</text:span><text:span text:style-name="T15">, que es el</text:span></text:p>
              <text:p text:style-name="P39"><text:span text:style-name="T15">acierto más </text:span><text:span text:style-name="T17">largo </text:span><text:span text:style-name="T15">del patrón</text:span></text:p>
              <text:p text:style-name="P39"><text:span text:style-name="T15"/></text:p>
              <text:p text:style-name="P39"><text:span text:style-name="T15">${</text:span><text:span text:style-name="T19">nombre_var </text:span><text:span text:style-name="T17">%</text:span><text:span text:style-name="T19">patrón</text:span><text:span text:style-name="T15">} Devuelve el valor de la var quitando un </text:span><text:span text:style-name="T17">sufijo</text:span><text:span text:style-name="T15">, que es el acierto más </text:span><text:span text:style-name="T17">corto </text:span><text:span text:style-name="T15">del patrón</text:span></text:p>
              <text:p text:style-name="P39"><text:span text:style-name="T15"/></text:p>
              <text:p text:style-name="P39"><text:span text:style-name="T15">${</text:span><text:span text:style-name="T19">nombre_var </text:span><text:span text:style-name="T17">%%</text:span><text:span text:style-name="T19">patrón</text:span><text:span text:style-name="T15">} Devuelve el valor de la var quitando un </text:span><text:span text:style-name="T17">sufijo</text:span><text:span text:style-name="T15">, que es el</text:span></text:p>
              <text:p text:style-name="P39"><text:span text:style-name="T15">acierto más </text:span><text:span text:style-name="T17">largo </text:span><text:span text:style-name="T15">del patrón</text:span></text:p>
              <text:p text:style-name="P39"><text:span text:style-name="T15"/></text:p>
              <text:p text:style-name="P39"><text:span text:style-name="T15">${</text:span><text:span text:style-name="T19">nombre_var </text:span><text:span text:style-name="T17">/</text:span><text:span text:style-name="T19">patrón</text:span><text:span text:style-name="T17">/</text:span><text:span text:style-name="T19">string</text:span><text:span text:style-name="T15">} Devuelve el valor de la var sustituyendo el </text:span><text:span text:style-name="T17">acierto más largo </text:span><text:span text:style-name="T15">del patrón por string</text:span></text:p>
              <text:p text:style-name="P39"><text:span text:style-name="T15"/></text:p>
              <text:p text:style-name="P39"><text:span text:style-name="T15">${</text:span><text:span text:style-name="T19">nombre_var </text:span><text:span text:style-name="T17">//</text:span><text:span text:style-name="T19">patrón</text:span><text:span text:style-name="T17">/</text:span><text:span text:style-name="T19">string</text:span><text:span text:style-name="T15">} Devuelve el valor de la var sustituyendo </text:span><text:span text:style-name="T17">todos los aciertos </text:span><text:span text:style-name="T15">del patrón por string</text:span></text:p>
              <text:p text:style-name="P39"><text:span text:style-name="T17"/></text:p>
              <text:p text:style-name="P39"><text:span text:style-name="T15">Si el patrón empieza por #, sólo hace la sustitución si el acierto era prefijo. Si empieza por %, sólo hace la sustitución si el acierto era sufijo.</text:span></text:p>
              <text:p text:style-name="P39"><text:span text:style-name="T15">Si omitimos el string, sustituye por "" (cadena vacía)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454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5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6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7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8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9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0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1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38" presentation:class="page"/>
          <draw:custom-shape draw:style-name="gr462" draw:text-style-name="P36" draw:layer="layout" svg:width="22.75cm" svg:height="16.673cm" svg:x="2.84cm" svg:y="9.366cm">
            <text:list text:style-name="L3">
              <text:list-header>
                <text:p text:style-name="P35"><text:span text:style-name="T39">Ej:</text:span></text:p>
                <text:p text:style-name="P35"><text:span text:style-name="T40">􀂅 </text:span><text:span text:style-name="T40">var="aa bb cc aa bb cc"</text:span></text:p>
                <text:p text:style-name="P35"><text:span text:style-name="T18">􀂅 </text:span><text:span text:style-name="T18">echo "${var#a* b*}"</text:span></text:p>
                <text:p text:style-name="P35"><text:span text:style-name="T18">􀂅 </text:span><text:span text:style-name="T18">echo "${var##a* b*}"</text:span></text:p>
                <text:p text:style-name="P35"><text:span text:style-name="T18">􀂅 </text:span><text:span text:style-name="T18">echo "${var%c*}"</text:span></text:p>
                <text:p text:style-name="P35"><text:span text:style-name="T18">􀂅 </text:span><text:span text:style-name="T18">echo "${var%%c*}"</text:span></text:p>
                <text:p text:style-name="P35"><text:span text:style-name="T18">􀂅 </text:span><text:span text:style-name="T18">echo "${var/a b/eee}"</text:span></text:p>
                <text:p text:style-name="P35"><text:span text:style-name="T18">􀂅 </text:span><text:span text:style-name="T18">echo "${var//a b/eee}"</text:span></text:p>
                <text:p text:style-name="P35"><text:span text:style-name="T18">􀂅 </text:span><text:span text:style-name="T18">echo "${var/a b/}“</text:span></text:p>
                <text:p text:style-name="P35"><text:span text:style-name="T18">Tendrá como salida:</text:span></text:p>
                <text:p text:style-name="P35"><text:span text:style-name="T18">􀂅 </text:span><text:span text:style-name="T18">b cc aa bb cc</text:span></text:p>
                <text:p text:style-name="P35"><text:span text:style-name="T18">􀂅 </text:span><text:span text:style-name="T18">cc aa bb cc</text:span></text:p>
                <text:p text:style-name="P35"><text:span text:style-name="T18">􀂅 </text:span><text:span text:style-name="T18">aa bb cc aa bb c</text:span></text:p>
                <text:p text:style-name="P35"><text:span text:style-name="T18">􀂅 </text:span><text:span text:style-name="T18">aa bb</text:span></text:p>
                <text:p text:style-name="P35"><text:span text:style-name="T18">􀂅 </text:span><text:span text:style-name="T18">aeeeb cc aa bb cc</text:span></text:p>
                <text:p text:style-name="P35"><text:span text:style-name="T18">􀂅 </text:span><text:span text:style-name="T18">aeeeb cc aeeeb cc</text:span></text:p>
                <text:p text:style-name="P35"><text:span text:style-name="T41">􀂅 </text:span><text:span text:style-name="T41">ab cc aa bb c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3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Predeterminado" presentation:use-date-time-name="dtd1">
        <draw:custom-shape draw:style-name="gr464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5" draw:text-style-name="P9" draw:layer="layout" svg:width="24.703cm" svg:height="1.95cm" svg:x="0.697cm" svg:y="1.124cm">
          <text:list text:style-name="L2">
            <text:list-header>
              <text:p text:style-name="P8"><text:span text:style-name="T16">Ejemplo Patro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6" draw:text-style-name="P41" draw:layer="layout" svg:width="24.902cm" svg:height="15.068cm" svg:x="0.498cm" svg:y="2.924cm">
          <text:list text:style-name="L8">
            <text:list-header>
              <text:p text:style-name="P39"><text:span text:style-name="T36">#!/bin/bash</text:span></text:p>
              <text:p text:style-name="P39"><text:span text:style-name="T36"># Muestra el uso de patrones</text:span></text:p>
              <text:p text:style-name="P39"><text:span text:style-name="T36">FICHERO="nombre.txt"</text:span></text:p>
              <text:p text:style-name="P39"><text:span text:style-name="T36">echo "Nombre del fichero: <text:s/>${FICHERO%.*}"</text:span></text:p>
              <text:p text:style-name="P39"><text:span text:style-name="T36">echo "Extensión del fichero: <text:s/>${FICHERO#*.}"</text:span></text:p>
              <text:p text:style-name="P39"><text:span text:style-name="T36">VARPATRONES="Hola1 Hola2 Amigos3 Adios3"</text:span></text:p>
              <text:p text:style-name="P39"><text:span text:style-name="T36">echo "Variable: $VARPATRONES"</text:span></text:p>
              <text:p text:style-name="P39"><text:span text:style-name="T36">echo "***************"</text:span></text:p>
              <text:p text:style-name="P39"><text:span text:style-name="T36">echo "Primer uso de patrón: ${VARPATRONES#*la}"</text:span></text:p>
              <text:p text:style-name="P39"><text:span text:style-name="T36">echo "***************"</text:span></text:p>
              <text:p text:style-name="P39"><text:span text:style-name="T36">echo "Segundo uso de patrón: ${VARPATRONES##*la}"</text:span></text:p>
              <text:p text:style-name="P39"><text:span text:style-name="T36">echo "***************"</text:span></text:p>
              <text:p text:style-name="P39"><text:span text:style-name="T36">echo "Tercer uso de patrón: ${VARPATRONES%os*}"</text:span></text:p>
              <text:p text:style-name="P39"><text:span text:style-name="T36">echo "***************"</text:span></text:p>
              <text:p text:style-name="P39"><text:span text:style-name="T36">echo "Cuarto uso de patrón: ${VARPATRONES%%os*}"</text:span></text:p>
              <text:p text:style-name="P39"><text:span text:style-name="T36">echo "***************"</text:span></text:p>
              <text:p text:style-name="P39"><text:span text:style-name="T36">echo "Quinto uso de patrón: ${VARPATRONES/Hola/xxxx}"</text:span></text:p>
              <text:p text:style-name="P39"><text:span text:style-name="T36">echo "***************”</text:span></text:p>
              <text:p text:style-name="P39"><text:span text:style-name="T36">echo "***************"</text:span></text:p>
              <text:p text:style-name="P39"><text:span text:style-name="T36">echo "Sexto uso de patrón: ${VARPATRONES//Hola/xxxx}"</text:span></text:p>
              <text:p text:style-name="P39"><text:span text:style-name="T36">echo "***************"</text:span></text:p>
              <text:p text:style-name="P39"><text:span text:style-name="T36">echo "Séptimo uso de patrón: ${VARPATRONES//Hola}"</text:span></text:p>
              <text:p text:style-name="P39"><text:span text:style-name="T3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467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8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9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70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71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72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73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74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39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475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Predeterminado" presentation:use-date-time-name="dtd1">
        <draw:custom-shape draw:style-name="gr476" draw:text-style-name="P6" draw:layer="layout" svg:width="5.927cm" svg:height="1.27cm" svg:x="18.203cm" svg:y="17.357cm">
          <text:list text:style-name="L4">
            <text:list-header>
              <text:p text:style-name="P5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7" draw:text-style-name="P9" draw:layer="layout" svg:width="24.703cm" svg:height="1.949cm" svg:x="0.697cm" svg:y="0.975cm">
          <text:list text:style-name="L2">
            <text:list-header>
              <text:p text:style-name="P8"><text:span text:style-name="T16">Col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8" draw:text-style-name="P9" draw:layer="layout" svg:width="24.205cm" svg:height="15.602cm" svg:x="1.195cm" svg:y="2.725cm">
          <text:list text:style-name="L8">
            <text:list-header>
              <text:p text:style-name="P8"><text:span text:style-name="T33">#!/bin/bash</text:span></text:p>
              <text:p text:style-name="P8"><text:span text:style-name="T33"># Para darle color a los scripts debemos usar los código ANSI junto <text:s/>con “echo –e”</text:span></text:p>
              <text:p text:style-name="P8"><text:span text:style-name="T33">#Para meter el carácter especial escape usamos \033</text:span></text:p>
              <text:p text:style-name="P8"><text:span text:style-name="T33"># Ejem: \033[0m : volver al color por defecto</text:span></text:p>
              <text:p text:style-name="P8"><text:span text:style-name="T33"># \033[40m: color de fondo negro</text:span></text:p>
              <text:p text:style-name="P8"><text:span text:style-name="T33"># \033[40m\033[32m: fondo negro primer plano verde</text:span></text:p>
              <text:p text:style-name="P8"><text:span text:style-name="T33"># Esta es la muestra de colores, ejecútalo para ver cómo queda</text:span></text:p>
              <text:p text:style-name="P8"><text:span text:style-name="T33">echo -e "\033[40m\033[37m Blanco \033[0m"</text:span></text:p>
              <text:p text:style-name="P8"><text:span text:style-name="T33">echo -e "\033[40m\033[1;37m Gris claro \033[0m"</text:span></text:p>
              <text:p text:style-name="P8"><text:span text:style-name="T33">echo -e "\033[40m\033[30m Negro \033[0m (esto es negro)"</text:span></text:p>
              <text:p text:style-name="P8"><text:span text:style-name="T33">echo -e "\033[40m\033[1;30m Gris \033[0m"</text:span></text:p>
              <text:p text:style-name="P8"><text:span text:style-name="T33">echo -e "\033[40m\033[31m Rojo \033[0m"</text:span></text:p>
              <text:p text:style-name="P8"><text:span text:style-name="T33">echo -e "\033[40m\033[1;31m Rojo claro \033[0m"</text:span></text:p>
              <text:p text:style-name="P8"><text:span text:style-name="T33">echo -e "\033[40m\033[32m Verde \033[0m"</text:span></text:p>
              <text:p text:style-name="P8"><text:span text:style-name="T33">echo -e "\033[40m\033[1;32m Verde claro \033[0m"</text:span></text:p>
              <text:p text:style-name="P8"><text:span text:style-name="T33">echo -e "\033[40m\033[33m Marrón \033[0m"</text:span></text:p>
              <text:p text:style-name="P8"><text:span text:style-name="T33">echo -e "\033[40m\033[1;33m Amarillo \033[0m“</text:span></text:p>
              <text:p text:style-name="P8"><text:span text:style-name="T33">echo -e "\033[40m\033[34m Azul \033[0m"</text:span></text:p>
              <text:p text:style-name="P8"><text:span text:style-name="T33">echo -e "\033[40m\033[1;34m Azul claro \033[0m"</text:span></text:p>
              <text:p text:style-name="P8"><text:span text:style-name="T33">echo -e "\033[40m\033[35m Purpura \033[0m"</text:span></text:p>
              <text:p text:style-name="P8"><text:span text:style-name="T33">echo -e "\033[40m\033[1;35m Rosa \033[0m"</text:span></text:p>
              <text:p text:style-name="P8"><text:span text:style-name="T33">echo -e "\033[40m\033[36m Cyan \033[0m"</text:span></text:p>
              <text:p text:style-name="P8"><text:span text:style-name="T33">echo -e "\033[40m\033[1;36m Cyan claro \033[0m"</text:span></text:p>
              <text:p text:style-name="P8"><text:span text:style-name="T33"># Se pueden poner fondos de otro color:</text:span></text:p>
              <text:p text:style-name="P8"><text:span text:style-name="T33">echo -e "\033[42m\033[31m Navarrux v1.0 \033[0m"</text:span></text:p>
              <text:p text:style-name="P8"><text:span text:style-name="T33">echo -e "\033[40m\033[4;33m Amarillo \033[0m"</text:span></text:p>
              <text:p text:style-name="P8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custom-shape draw:style-name="gr479" draw:text-style-name="P6" draw:layer="layout" svg:width="12.268cm" svg:height="0.93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0" draw:text-style-name="P6" draw:layer="layout" svg:width="12.268cm" svg:height="0.93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1" draw:text-style-name="P6" draw:layer="layout" svg:width="12.277cm" svg:height="0.939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2" draw:text-style-name="P6" draw:layer="layout" svg:width="12.277cm" svg:height="0.939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3" draw:text-style-name="P6" draw:layer="layout" svg:width="12.312cm" svg:height="0.975cm" svg:x="16.104cm" svg:y="0cm">
            <text:list text:style-name="L3">
              <text:list-header>
                <text:p text:style-name="P5"><text:span text:style-name="T4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4" draw:text-style-name="P6" draw:layer="layout" svg:width="12.312cm" svg:height="0.974cm" svg:x="16.104cm" svg:y="18.733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5" draw:text-style-name="P6" draw:layer="layout" svg:width="12.317cm" svg:height="0.979cm" svg:x="16.104cm" svg:y="0cm">
            <text:list text:style-name="L3">
              <text:list-header>
                <text:p text:style-name="P5"><text:span text:style-name="T5">17/04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6" draw:text-style-name="P6" draw:layer="layout" svg:width="12.317cm" svg:height="0.978cm" svg:x="16.104cm" svg:y="18.733cm">
            <text:list text:style-name="L3">
              <text:list-header>
                <text:p text:style-name="P5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9.852cm" svg:height="7.39cm" svg:x="9.291cm" svg:y="1.482cm" draw:page-number="40" presentation:class="page"/>
          <draw:custom-shape draw:style-name="gr48" draw:text-style-name="P7" draw:layer="layout" svg:width="22.75cm" svg:height="16.673cm" svg:x="2.84cm" svg:y="9.366cm">
            <text:p/>
            <draw:enhanced-geometry svg:viewBox="0 0 21600 21600" draw:type="mso-spt202" draw:enhanced-path="M 0 0 L 21600 0 21600 21600 0 21600 0 0 Z N"/>
          </draw:custom-shape>
          <draw:custom-shape draw:style-name="gr487" draw:text-style-name="P18" draw:layer="layout" svg:width="12.321cm" svg:height="0.983cm" svg:x="16.104cm" svg:y="18.733cm">
            <text:list text:style-name="L2">
              <text:list-header>
                <text:p text:style-name="P17"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cccce6" draw:end-color="#ffffff" draw:start-intensity="100%" draw:end-intensity="100%" draw:angle="900" draw:border="0%"/>
    <draw:gradient draw:name="Gradient_20_3" draw:display-name="Gradient 3" draw:style="linear" draw:start-color="#00007d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graphic-properties>
        <text:list-style style:name="Título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graphic-properties>
        <text:list-style style:name="Título3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 draw:auto-grow-height="false" draw:fit-to-size="shrink-to-fit">
        <text:list-style style:name="Título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graphic-properties>
        <text:list-style style:name="Título4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8.43cm" fo:page-height="19.7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8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86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min-height="1.142cm" fo:min-width="0.21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gradient" draw:fill-color="#ffffff" draw:fill-gradient-name="Gradient_20_3" draw:textarea-horizontal-align="left" draw:textarea-vertical-align="middle" draw:auto-grow-height="false" fo:min-height="0.423cm" fo:min-width="23.674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cccce6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cccce6" draw:textarea-horizontal-align="left" draw:textarea-vertical-align="middle" draw:auto-grow-height="false" fo:min-height="0.049cm" fo:min-width="0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9999cc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007d" draw:textarea-horizontal-align="left" draw:textarea-vertical-align="middle" draw:auto-grow-height="false" fo:min-height="0.049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9999cc" draw:textarea-horizontal-align="left" draw:textarea-vertical-align="middle" draw:auto-grow-height="false" fo:min-height="0.049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9999cc" draw:textarea-horizontal-align="left" draw:textarea-vertical-align="middle" draw:auto-grow-height="false" fo:min-height="0.045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19.458cm" fo:min-width="27.92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23cm" fo:min-width="11.821cm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0.905cm" fo:min-width="0cm" fo:padding-top="0.138cm" fo:padding-bottom="0.138cm" fo:padding-left="0.275cm" fo:padding-right="0.275cm" fo:wrap-option="wrap" draw:shadow-color="#808080"/>
    </style:style>
    <style:style style:name="Mgr1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04cm" fo:min-width="0cm" fo:padding-top="0.138cm" fo:padding-bottom="0.138cm" fo:padding-left="0.275cm" fo:padding-right="0.275cm" fo:wrap-option="wrap" draw:shadow-color="#808080"/>
    </style:style>
    <style:style style:name="Mgr17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min-height="18.711cm" fo:min-width="9.162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solid" draw:fill-color="#00007d" draw:textarea-horizontal-align="left" draw:textarea-vertical-align="middle" draw:auto-grow-height="false" fo:min-height="6.703cm" fo:min-width="20.054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solid" draw:fill-color="#9999cc" draw:textarea-horizontal-align="left" draw:textarea-vertical-align="middle" draw:auto-grow-height="false" fo:min-height="1.442cm" fo:min-width="1.026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solid" draw:fill-color="#cccce6" draw:textarea-horizontal-align="left" draw:textarea-vertical-align="middle" draw:auto-grow-height="false" fo:min-height="1.451cm" fo:min-width="1.017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cccce6" draw:textarea-horizontal-align="left" draw:textarea-vertical-align="middle" draw:auto-grow-height="false" fo:min-height="1.429cm" fo:min-width="1.052cm" fo:padding-top="0.13cm" fo:padding-bottom="0.13cm" fo:padding-left="0.25cm" fo:padding-right="0.25cm" fo:wrap-option="no-wrap" draw:shadow-color="#808080"/>
    </style:style>
    <style:style style:name="Mgr22" style:family="graphic" style:parent-style-name="standard">
      <style:graphic-properties draw:stroke="none" draw:fill="solid" draw:fill-color="#00007d" draw:textarea-horizontal-align="left" draw:textarea-vertical-align="middle" draw:auto-grow-height="false" fo:min-height="1.442cm" fo:min-width="1.044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solid" draw:fill-color="#9999cc" draw:textarea-horizontal-align="left" draw:textarea-vertical-align="middle" draw:auto-grow-height="false" fo:min-height="1.451cm" fo:min-width="1.052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cccce6" draw:textarea-horizontal-align="left" draw:textarea-vertical-align="middle" draw:auto-grow-height="false" fo:min-height="1.421cm" fo:min-width="1.044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00007d" draw:textarea-horizontal-align="left" draw:textarea-vertical-align="middle" draw:auto-grow-height="false" fo:min-height="1.421cm" fo:min-width="1.039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solid" draw:fill-color="#9999cc" draw:textarea-horizontal-align="left" draw:textarea-vertical-align="middle" draw:auto-grow-height="false" fo:min-height="1.421cm" fo:min-width="1.01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cccce6" draw:textarea-horizontal-align="left" draw:textarea-vertical-align="middle" draw:auto-grow-height="false" fo:min-height="1.451cm" fo:min-width="1.026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9999cc" draw:textarea-horizontal-align="left" draw:textarea-vertical-align="middle" draw:auto-grow-height="false" fo:min-height="1.451cm" fo:min-width="1.044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191cm" fo:min-width="0cm" fo:wrap-option="wrap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44cm" fo:min-width="0cm" fo:wrap-option="wrap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191cm" fo:min-width="0cm" fo:wrap-option="wrap"/>
    </style:style>
    <style:style style:name="Mpr4" style:family="presentation" style:parent-style-name="Título1-backgroundobjects" style:list-style-name="ML2">
      <style:graphic-properties draw:stroke="none" draw:fill="none" draw:fill-color="#ffffff" draw:auto-grow-height="false" draw:auto-grow-width="false" fo:min-height="1.191cm" fo:min-width="0cm" fo:wrap-option="wrap"/>
    </style:style>
    <style:style style:name="Mpr5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905cm" fo:min-width="0cm" fo:padding-top="0.138cm" fo:padding-bottom="0.138cm" fo:padding-left="0.275cm" fo:padding-right="0.275cm" fo:wrap-option="wrap" draw:shadow-color="#808080"/>
    </style:style>
    <style:style style:name="Mpr6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04cm" fo:min-width="0cm" fo:padding-top="0.138cm" fo:padding-bottom="0.138cm" fo:padding-left="0.275cm" fo:padding-right="0.275cm" fo:wrap-option="wrap" draw:shadow-color="#808080"/>
    </style:style>
    <style:style style:name="Mpr7" style:family="presentation" style:parent-style-name="Título2-backgroundobjects" style:list-style-name="ML1">
      <style:graphic-properties draw:stroke="none" draw:fill="none" draw:fill-color="#ffffff" draw:auto-grow-height="false" draw:auto-grow-width="false" fo:min-height="1.191cm" fo:min-width="0cm" fo:wrap-option="wrap"/>
    </style:style>
    <style:style style:name="Mpr8" style:family="presentation" style:parent-style-name="Título2-backgroundobjects" style:list-style-name="ML2">
      <style:graphic-properties draw:stroke="none" draw:fill="none" draw:fill-color="#ffffff" draw:auto-grow-height="false" draw:auto-grow-width="false" fo:min-height="1.191cm" fo:min-width="0cm" fo:wrap-option="wrap"/>
    </style:style>
    <style:style style:name="Mpr9" style:family="presentation" style:parent-style-name="Título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905cm" fo:min-width="0cm" fo:padding-top="0.138cm" fo:padding-bottom="0.138cm" fo:padding-left="0.275cm" fo:padding-right="0.275cm" fo:wrap-option="wrap" draw:shadow-color="#808080"/>
    </style:style>
    <style:style style:name="Mpr10" style:family="presentation" style:parent-style-name="Títu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04cm" fo:min-width="0cm" fo:padding-top="0.138cm" fo:padding-bottom="0.138cm" fo:padding-left="0.275cm" fo:padding-right="0.275cm" fo:wrap-option="wrap" draw:shadow-color="#808080"/>
    </style:style>
    <style:style style:name="Mpr11" style:family="presentation" style:parent-style-name="Título3-backgroundobjects" style:list-style-name="ML1">
      <style:graphic-properties draw:stroke="none" draw:fill="none" draw:fill-color="#ffffff" draw:auto-grow-height="false" draw:auto-grow-width="false" fo:min-height="1.191cm" fo:min-width="0cm" fo:wrap-option="wrap"/>
    </style:style>
    <style:style style:name="Mpr12" style:family="presentation" style:parent-style-name="Título3-backgroundobjects" style:list-style-name="ML2">
      <style:graphic-properties draw:stroke="none" draw:fill="none" draw:fill-color="#ffffff" draw:auto-grow-height="false" draw:auto-grow-width="false" fo:min-height="1.191cm" fo:min-width="0cm" fo:wrap-option="wrap"/>
    </style:style>
    <style:style style:name="Mpr13" style:family="presentation" style:parent-style-name="Título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905cm" fo:min-width="0cm" fo:padding-top="0.138cm" fo:padding-bottom="0.138cm" fo:padding-left="0.275cm" fo:padding-right="0.275cm" fo:wrap-option="wrap" draw:shadow-color="#808080"/>
    </style:style>
    <style:style style:name="Mpr14" style:family="presentation" style:parent-style-name="Título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04cm" fo:min-width="0cm" fo:padding-top="0.138cm" fo:padding-bottom="0.138cm" fo:padding-left="0.275cm" fo:padding-right="0.275cm" fo:wrap-option="wrap" draw:shadow-color="#808080"/>
    </style:style>
    <style:style style:name="Mpr15" style:family="presentation" style:parent-style-name="Título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905cm" fo:min-width="0cm" fo:padding-top="0.138cm" fo:padding-bottom="0.138cm" fo:padding-left="0.275cm" fo:padding-right="0.275cm" fo:wrap-option="wrap" draw:shadow-color="#808080"/>
    </style:style>
    <style:style style:name="Mpr16" style:family="presentation" style:parent-style-name="Título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04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gradient" draw:fill-color="#ffffff" draw:fill-gradient-name="Gradient_20_2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3"/>
      <style:paragraph-properties style:writing-mode="lr-tb" style:font-independent-line-spacing="true"/>
    </style:style>
    <style:style style:name="MP9" style:family="paragraph">
      <loext:graphic-properties draw:fill="solid" draw:fill-color="#cccce6"/>
      <style:paragraph-properties style:writing-mode="lr-tb" style:font-independent-line-spacing="true"/>
    </style:style>
    <style:style style:name="MP10" style:family="paragraph">
      <loext:graphic-properties draw:fill="solid" draw:fill-color="#9999cc"/>
      <style:paragraph-properties style:writing-mode="lr-tb" style:font-independent-line-spacing="true"/>
    </style:style>
    <style:style style:name="MP11" style:family="paragraph">
      <loext:graphic-properties draw:fill="solid" draw:fill-color="#00007d"/>
      <style:paragraph-properties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indent="0cm" style:punctuation-wrap="hanging" style:line-break="strict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language="es" fo:country="ES" style:language-asian="es" style:country-asian="ES" style:language-complex="es" style:country-complex="ES"/>
    </style:style>
    <style:style style:name="MT2" style:family="text">
      <style:text-properties fo:color="#000000" style:font-name="Times New Roman" fo:font-size="14pt" fo:language="es" fo:country="ES" style:font-name-asian="Segoe UI" style:font-size-asian="14pt" style:language-asian="es" style:country-asian="ES" style:font-name-complex="Segoe UI" style:font-size-complex="14pt" style:language-complex="es" style:country-complex="ES"/>
    </style:style>
    <style:style style:name="MT3" style:family="text">
      <style:text-properties fo:color="#000000" style:font-name="Times New Roman" fo:font-size="12pt" fo:language="es" fo:country="ES" style:font-name-asian="Segoe UI" style:font-size-asian="12pt" style:language-asian="es" style:country-asian="ES" style:font-name-complex="Segoe UI" style:font-size-complex="12pt" style:language-complex="es" style:country-complex="ES"/>
    </style:style>
    <style:style style:name="MT4" style:family="text">
      <style:text-properties fo:color="#000000" style:font-name="Arial Black" fo:font-size="12pt" fo:language="es" fo:country="ES" style:font-name-asian="Segoe UI" style:font-size-asian="12pt" style:language-asian="es" style:country-asian="ES" style:font-name-complex="Segoe UI" style:font-size-complex="12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42cm" svg:height="6.106cm" svg:x="1cm" svg:y="2.619cm"/>
      <draw:page-thumbnail draw:layer="backgroundobjects" svg:width="8.142cm" svg:height="6.106cm" svg:x="1cm" svg:y="10.993cm"/>
      <draw:page-thumbnail draw:layer="backgroundobjects" svg:width="8.142cm" svg:height="6.106cm" svg:x="10.143cm" svg:y="2.619cm"/>
      <draw:page-thumbnail draw:layer="backgroundobjects" svg:width="8.142cm" svg:height="6.106cm" svg:x="10.143cm" svg:y="10.993cm"/>
      <draw:page-thumbnail draw:layer="backgroundobjects" svg:width="8.142cm" svg:height="6.106cm" svg:x="19.286cm" svg:y="2.619cm"/>
      <draw:page-thumbnail draw:layer="backgroundobjects" svg:width="8.142cm" svg:height="6.106cm" svg:x="19.286cm" svg:y="10.993cm"/>
      <draw:frame draw:style-name="Mgr1" draw:text-style-name="MP2" draw:layer="backgroundobjects" svg:width="12.337cm" svg:height="0.985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12.337cm" svg:height="0.985cm" svg:x="16.09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12.337cm" svg:height="0.985cm" svg:x="0cm" svg:y="18.734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12.337cm" svg:height="0.985cm" svg:x="16.092cm" svg:y="18.734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custom-shape draw:style-name="Mgr3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5.848cm" svg:height="1.19cm" svg:x="18.203cm" svg:y="17.357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draw:g>
        <draw:custom-shape draw:style-name="Mgr4" draw:text-style-name="MP7" draw:layer="backgroundobjects" svg:width="0.719cm" svg:height="1.402cm" svg:x="0cm" svg:y="0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8" draw:layer="backgroundobjects" svg:width="24.174cm" svg:height="0.683cm" svg:x="1.147cm" svg:y="0.375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9" draw:layer="backgroundobjects" svg:width="0.308cm" svg:height="0.313cm" svg:x="1.138cm" svg:y="0.37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9" draw:layer="backgroundobjects" svg:width="0.313cm" svg:height="0.309cm" svg:x="1.521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0.313cm" svg:height="0.313cm" svg:x="1.521cm" svg:y="0.37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9" draw:layer="backgroundobjects" svg:width="0.304cm" svg:height="0.309cm" svg:x="0.763cm" svg:y="0.758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1" draw:layer="backgroundobjects" svg:width="0.318cm" svg:height="0.309cm" svg:x="0.366cm" svg:y="0.379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0" draw:layer="backgroundobjects" svg:width="0.308cm" svg:height="0.309cm" svg:x="1.138cm" svg:y="0.754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0" draw:layer="backgroundobjects" svg:width="0.304cm" svg:height="0.305cm" svg:x="0.763cm" svg:y="1.133cm">
          <text:p/>
          <draw:enhanced-geometry svg:viewBox="0 0 21600 21600" draw:type="rectangle" draw:enhanced-path="M 0 0 L 21600 0 21600 21600 0 21600 0 0 Z N"/>
        </draw:custom-shape>
      </draw:g>
      <draw:frame presentation:style-name="Predeterminado-title" draw:layer="backgroundobjects" svg:width="22.781cm" svg:height="3.938cm" svg:x="1.269cm" svg:y="1.173cm" presentation:class="title" presentation:placeholder="true">
        <draw:text-box/>
      </draw:frame>
      <draw:frame presentation:style-name="Predeterminado-outline1" draw:layer="backgroundobjects" svg:width="22.781cm" svg:height="16.008cm" svg:x="1.269cm" svg:y="5.503cm" presentation:class="outline" presentation:placeholder="true">
        <draw:text-box/>
      </draw:frame>
      <draw:frame presentation:style-name="Mpr2" draw:text-style-name="MP6" draw:layer="backgroundobjects" svg:width="5.847cm" svg:height="1.243cm" svg:x="1.269cm" svg:y="17.347cm" presentation:class="date-time">
        <draw:text-box>
          <text:list text:style-name="ML1">
            <text:list-header>
              <text:p><text:span text:style-name="MT1">17/04/12</text:span></text:p>
            </text:list-header>
          </text:list>
        </draw:text-box>
      </draw:frame>
      <presentation:notes style:page-layout-name="PM0">
        <draw:rect draw:style-name="Mgr12" draw:text-style-name="MP12" draw:layer="backgroundobjects" svg:width="28.43cm" svg:height="19.72cm" svg:x="0cm" svg:y="0cm">
          <text:p/>
        </draw:rect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5" draw:layer="backgroundobjects" svg:width="12.321cm" svg:height="0.983cm" svg:x="0cm" svg:y="0cm">
          <text:p/>
          <draw:enhanced-geometry svg:viewBox="0 0 21600 21600" draw:type="mso-spt202" draw:enhanced-path="M 0 0 L 21600 0 21600 21600 0 21600 0 0 Z N"/>
        </draw:custom-shape>
        <draw:frame draw:style-name="Mgr15" draw:text-style-name="MP15" draw:layer="backgroundobjects" svg:width="12.242cm" svg:height="0.904cm" svg:x="16.104cm" svg:y="0cm" presentation:class="date-time">
          <draw:text-box>
            <text:list text:style-name="ML1">
              <text:list-header>
                <text:p text:style-name="MP14"><text:span text:style-name="MT2">17/04/12</text:span></text:p>
              </text:list-header>
            </text:list>
          </draw:text-box>
        </draw:frame>
        <draw:page-thumbnail presentation:style-name="Predeterminado-title" draw:layer="backgroundobjects" svg:width="9.772cm" svg:height="7.311cm" svg:x="9.291cm" svg:y="1.481cm" presentation:class="page"/>
        <draw:frame presentation:style-name="Predeterminado-notes" draw:layer="backgroundobjects" svg:width="22.67cm" svg:height="8.793cm" svg:x="2.84cm" svg:y="9.365cm" presentation:class="notes" presentation:placeholder="true">
          <draw:text-box/>
        </draw:frame>
        <draw:custom-shape draw:style-name="Mgr14" draw:text-style-name="MP5" draw:layer="backgroundobjects" svg:width="12.321cm" svg:height="0.983cm" svg:x="0cm" svg:y="18.733cm">
          <text:p/>
          <draw:enhanced-geometry svg:viewBox="0 0 21600 21600" draw:type="mso-spt202" draw:enhanced-path="M 0 0 L 21600 0 21600 21600 0 21600 0 0 Z N"/>
        </draw:custom-shape>
        <draw:frame draw:style-name="Mgr16" draw:text-style-name="MP15" draw:layer="backgroundobjects" svg:width="12.242cm" svg:height="0.903cm" svg:x="16.104cm" svg:y="18.732cm" presentation:class="page-number">
          <draw:text-box>
            <text:list text:style-name="ML1">
              <text:list-header>
                <text:p text:style-name="MP14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presentation:style-name="Título1-title" draw:layer="backgroundobjects" svg:width="22.781cm" svg:height="3.938cm" svg:x="1.269cm" svg:y="1.173cm" presentation:class="title" presentation:placeholder="true">
        <draw:text-box/>
      </draw:frame>
      <draw:frame presentation:style-name="Título1-outline1" draw:layer="backgroundobjects" svg:width="22.781cm" svg:height="16.008cm" svg:x="1.269cm" svg:y="5.503cm" presentation:class="outline" presentation:placeholder="true">
        <draw:text-box/>
      </draw:frame>
      <draw:frame presentation:style-name="Mpr3" draw:text-style-name="MP17" draw:layer="backgroundobjects" svg:width="5.847cm" svg:height="1.19cm" svg:x="1.269cm" svg:y="17.357cm" presentation:class="date-time">
        <draw:text-box>
          <text:list text:style-name="ML1">
            <text:list-header>
              <text:p text:style-name="MP16"><text:span text:style-name="MT3">17/04/12</text:span></text:p>
            </text:list-header>
          </text:list>
        </draw:text-box>
      </draw:frame>
      <draw:custom-shape draw:style-name="Mgr3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4" draw:text-style-name="MP15" draw:layer="backgroundobjects" svg:width="5.848cm" svg:height="1.19cm" svg:x="18.203cm" svg:y="17.357cm" presentation:class="page-number">
        <draw:text-box>
          <text:list text:style-name="ML2">
            <text:list-header>
              <text:p text:style-name="MP14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2" draw:text-style-name="MP12" draw:layer="backgroundobjects" svg:width="28.43cm" svg:height="19.72cm" svg:x="0cm" svg:y="0cm">
          <text:p/>
        </draw:rect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5" draw:layer="backgroundobjects" svg:width="12.321cm" svg:height="0.983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15" draw:layer="backgroundobjects" svg:width="12.242cm" svg:height="0.904cm" svg:x="16.104cm" svg:y="0cm" presentation:class="date-time">
          <draw:text-box>
            <text:list text:style-name="ML1">
              <text:list-header>
                <text:p text:style-name="MP14"><text:span text:style-name="MT2">17/04/12</text:span></text:p>
              </text:list-header>
            </text:list>
          </draw:text-box>
        </draw:frame>
        <draw:page-thumbnail presentation:style-name="Título1-title" draw:layer="backgroundobjects" svg:width="9.772cm" svg:height="7.311cm" svg:x="9.291cm" svg:y="1.481cm" presentation:class="page"/>
        <draw:frame presentation:style-name="Título1-notes" draw:layer="backgroundobjects" svg:width="22.67cm" svg:height="8.793cm" svg:x="2.84cm" svg:y="9.365cm" presentation:class="notes" presentation:placeholder="true">
          <draw:text-box/>
        </draw:frame>
        <draw:custom-shape draw:style-name="Mgr14" draw:text-style-name="MP5" draw:layer="backgroundobjects" svg:width="12.321cm" svg:height="0.983cm" svg:x="0cm" svg:y="18.733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15" draw:layer="backgroundobjects" svg:width="12.242cm" svg:height="0.903cm" svg:x="16.104cm" svg:y="18.732cm" presentation:class="page-number">
          <draw:text-box>
            <text:list text:style-name="ML1">
              <text:list-header>
                <text:p text:style-name="MP14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1">
      <draw:g>
        <draw:custom-shape draw:style-name="Mgr17" draw:text-style-name="MP7" draw:layer="backgroundobjects" svg:width="9.662cm" svg:height="18.971cm" svg:x="0cm" svg:y="0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1" draw:layer="backgroundobjects" svg:width="20.554cm" svg:height="6.963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19" draw:text-style-name="MP10" draw:layer="backgroundobjects" svg:width="1.526cm" svg:height="1.702cm" svg:x="1.592cm" svg:y="9.948cm">
            <text:p/>
            <draw:enhanced-geometry svg:viewBox="0 0 21600 21600" draw:type="rectangle" draw:enhanced-path="M 0 0 L 21600 0 21600 21600 0 21600 0 0 Z N"/>
          </draw:custom-shape>
          <draw:custom-shape draw:style-name="Mgr20" draw:text-style-name="MP9" draw:layer="backgroundobjects" svg:width="1.517cm" svg:height="1.711cm" svg:x="4.758cm" svg:y="4.692cm">
            <text:p/>
            <draw:enhanced-geometry svg:viewBox="0 0 21600 21600" draw:type="rectangle" draw:enhanced-path="M 0 0 L 21600 0 21600 21600 0 21600 0 0 Z N"/>
          </draw:custom-shape>
          <draw:custom-shape draw:style-name="Mgr21" draw:text-style-name="MP9" draw:layer="backgroundobjects" svg:width="1.552cm" svg:height="1.689cm" svg:x="6.328cm" svg:y="2.963cm">
            <text:p/>
            <draw:enhanced-geometry svg:viewBox="0 0 21600 21600" draw:type="rectangle" draw:enhanced-path="M 0 0 L 21600 0 21600 21600 0 21600 0 0 Z N"/>
          </draw:custom-shape>
          <draw:custom-shape draw:style-name="Mgr22" draw:text-style-name="MP11" draw:layer="backgroundobjects" svg:width="1.544cm" svg:height="1.702cm" svg:x="3.166cm" svg:y="9.948cm">
            <text:p/>
            <draw:enhanced-geometry svg:viewBox="0 0 21600 21600" draw:type="rectangle" draw:enhanced-path="M 0 0 L 21600 0 21600 21600 0 21600 0 0 Z N"/>
          </draw:custom-shape>
          <draw:custom-shape draw:style-name="Mgr23" draw:text-style-name="MP10" draw:layer="backgroundobjects" svg:width="1.552cm" svg:height="1.711cm" svg:x="6.328cm" svg:y="4.692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9" draw:layer="backgroundobjects" svg:width="1.544cm" svg:height="1.681cm" svg:x="3.166cm" svg:y="6.451cm">
            <text:p/>
            <draw:enhanced-geometry svg:viewBox="0 0 21600 21600" draw:type="rectangle" draw:enhanced-path="M 0 0 L 21600 0 21600 21600 0 21600 0 0 Z N"/>
          </draw:custom-shape>
          <draw:custom-shape draw:style-name="Mgr25" draw:text-style-name="MP11" draw:layer="backgroundobjects" svg:width="1.539cm" svg:height="1.681cm" svg:x="0cm" svg:y="6.451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0" draw:layer="backgroundobjects" svg:width="1.517cm" svg:height="1.681cm" svg:x="4.758cm" svg:y="6.451cm">
            <text:p/>
            <draw:enhanced-geometry svg:viewBox="0 0 21600 21600" draw:type="rectangle" draw:enhanced-path="M 0 0 L 21600 0 21600 21600 0 21600 0 0 Z N"/>
          </draw:custom-shape>
          <draw:custom-shape draw:style-name="Mgr27" draw:text-style-name="MP9" draw:layer="backgroundobjects" svg:width="1.526cm" svg:height="1.711cm" svg:x="1.592cm" svg:y="8.184cm">
            <text:p/>
            <draw:enhanced-geometry svg:viewBox="0 0 21600 21600" draw:type="rectangle" draw:enhanced-path="M 0 0 L 21600 0 21600 21600 0 21600 0 0 Z N"/>
          </draw:custom-shape>
          <draw:custom-shape draw:style-name="Mgr28" draw:text-style-name="MP10" draw:layer="backgroundobjects" svg:width="1.544cm" svg:height="1.711cm" svg:x="3.166cm" svg:y="8.184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Título2-title" draw:layer="backgroundobjects" svg:width="22.781cm" svg:height="3.938cm" svg:x="1.269cm" svg:y="1.173cm" presentation:class="title" presentation:placeholder="true">
        <draw:text-box/>
      </draw:frame>
      <draw:frame presentation:style-name="Título2-outline1" draw:layer="backgroundobjects" svg:width="22.781cm" svg:height="16.008cm" svg:x="1.269cm" svg:y="5.503cm" presentation:class="outline" presentation:placeholder="true">
        <draw:text-box/>
      </draw:frame>
      <draw:frame presentation:style-name="Mpr7" draw:text-style-name="MP17" draw:layer="backgroundobjects" svg:width="5.847cm" svg:height="1.19cm" svg:x="1.269cm" svg:y="17.357cm" presentation:class="date-time">
        <draw:text-box>
          <text:list text:style-name="ML1">
            <text:list-header>
              <text:p text:style-name="MP16"><text:span text:style-name="MT3">17/04/12</text:span></text:p>
            </text:list-header>
          </text:list>
        </draw:text-box>
      </draw:frame>
      <draw:custom-shape draw:style-name="Mgr3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8" draw:text-style-name="MP15" draw:layer="backgroundobjects" svg:width="5.848cm" svg:height="1.19cm" svg:x="18.203cm" svg:y="17.357cm" presentation:class="page-number">
        <draw:text-box>
          <text:list text:style-name="ML2">
            <text:list-header>
              <text:p text:style-name="MP14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2" draw:text-style-name="MP12" draw:layer="backgroundobjects" svg:width="28.43cm" svg:height="19.72cm" svg:x="0cm" svg:y="0cm">
          <text:p/>
        </draw:rect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5" draw:layer="backgroundobjects" svg:width="12.321cm" svg:height="0.983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5" draw:layer="backgroundobjects" svg:width="12.242cm" svg:height="0.904cm" svg:x="16.104cm" svg:y="0cm" presentation:class="date-time">
          <draw:text-box>
            <text:list text:style-name="ML1">
              <text:list-header>
                <text:p text:style-name="MP14"><text:span text:style-name="MT2">17/04/12</text:span></text:p>
              </text:list-header>
            </text:list>
          </draw:text-box>
        </draw:frame>
        <draw:page-thumbnail presentation:style-name="Título2-title" draw:layer="backgroundobjects" svg:width="9.772cm" svg:height="7.311cm" svg:x="9.291cm" svg:y="1.481cm" presentation:class="page"/>
        <draw:frame presentation:style-name="Título2-notes" draw:layer="backgroundobjects" svg:width="22.67cm" svg:height="8.793cm" svg:x="2.84cm" svg:y="9.365cm" presentation:class="notes" presentation:placeholder="true">
          <draw:text-box/>
        </draw:frame>
        <draw:custom-shape draw:style-name="Mgr14" draw:text-style-name="MP5" draw:layer="backgroundobjects" svg:width="12.321cm" svg:height="0.983cm" svg:x="0cm" svg:y="18.733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15" draw:layer="backgroundobjects" svg:width="12.242cm" svg:height="0.903cm" svg:x="16.104cm" svg:y="18.732cm" presentation:class="page-number">
          <draw:text-box>
            <text:list text:style-name="ML1">
              <text:list-header>
                <text:p text:style-name="MP14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3" style:page-layout-name="PM1" draw:style-name="Mdp1">
      <draw:g>
        <draw:custom-shape draw:style-name="Mgr17" draw:text-style-name="MP7" draw:layer="backgroundobjects" svg:width="9.662cm" svg:height="18.971cm" svg:x="0cm" svg:y="0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1" draw:layer="backgroundobjects" svg:width="20.554cm" svg:height="6.963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19" draw:text-style-name="MP10" draw:layer="backgroundobjects" svg:width="1.526cm" svg:height="1.702cm" svg:x="1.592cm" svg:y="9.948cm">
            <text:p/>
            <draw:enhanced-geometry svg:viewBox="0 0 21600 21600" draw:type="rectangle" draw:enhanced-path="M 0 0 L 21600 0 21600 21600 0 21600 0 0 Z N"/>
          </draw:custom-shape>
          <draw:custom-shape draw:style-name="Mgr20" draw:text-style-name="MP9" draw:layer="backgroundobjects" svg:width="1.517cm" svg:height="1.711cm" svg:x="4.758cm" svg:y="4.692cm">
            <text:p/>
            <draw:enhanced-geometry svg:viewBox="0 0 21600 21600" draw:type="rectangle" draw:enhanced-path="M 0 0 L 21600 0 21600 21600 0 21600 0 0 Z N"/>
          </draw:custom-shape>
          <draw:custom-shape draw:style-name="Mgr21" draw:text-style-name="MP9" draw:layer="backgroundobjects" svg:width="1.552cm" svg:height="1.689cm" svg:x="6.328cm" svg:y="2.963cm">
            <text:p/>
            <draw:enhanced-geometry svg:viewBox="0 0 21600 21600" draw:type="rectangle" draw:enhanced-path="M 0 0 L 21600 0 21600 21600 0 21600 0 0 Z N"/>
          </draw:custom-shape>
          <draw:custom-shape draw:style-name="Mgr22" draw:text-style-name="MP11" draw:layer="backgroundobjects" svg:width="1.544cm" svg:height="1.702cm" svg:x="3.166cm" svg:y="9.948cm">
            <text:p/>
            <draw:enhanced-geometry svg:viewBox="0 0 21600 21600" draw:type="rectangle" draw:enhanced-path="M 0 0 L 21600 0 21600 21600 0 21600 0 0 Z N"/>
          </draw:custom-shape>
          <draw:custom-shape draw:style-name="Mgr23" draw:text-style-name="MP10" draw:layer="backgroundobjects" svg:width="1.552cm" svg:height="1.711cm" svg:x="6.328cm" svg:y="4.692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9" draw:layer="backgroundobjects" svg:width="1.544cm" svg:height="1.681cm" svg:x="3.166cm" svg:y="6.451cm">
            <text:p/>
            <draw:enhanced-geometry svg:viewBox="0 0 21600 21600" draw:type="rectangle" draw:enhanced-path="M 0 0 L 21600 0 21600 21600 0 21600 0 0 Z N"/>
          </draw:custom-shape>
          <draw:custom-shape draw:style-name="Mgr25" draw:text-style-name="MP11" draw:layer="backgroundobjects" svg:width="1.539cm" svg:height="1.681cm" svg:x="0cm" svg:y="6.451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0" draw:layer="backgroundobjects" svg:width="1.517cm" svg:height="1.681cm" svg:x="4.758cm" svg:y="6.451cm">
            <text:p/>
            <draw:enhanced-geometry svg:viewBox="0 0 21600 21600" draw:type="rectangle" draw:enhanced-path="M 0 0 L 21600 0 21600 21600 0 21600 0 0 Z N"/>
          </draw:custom-shape>
          <draw:custom-shape draw:style-name="Mgr27" draw:text-style-name="MP9" draw:layer="backgroundobjects" svg:width="1.526cm" svg:height="1.711cm" svg:x="1.592cm" svg:y="8.184cm">
            <text:p/>
            <draw:enhanced-geometry svg:viewBox="0 0 21600 21600" draw:type="rectangle" draw:enhanced-path="M 0 0 L 21600 0 21600 21600 0 21600 0 0 Z N"/>
          </draw:custom-shape>
          <draw:custom-shape draw:style-name="Mgr28" draw:text-style-name="MP10" draw:layer="backgroundobjects" svg:width="1.544cm" svg:height="1.711cm" svg:x="3.166cm" svg:y="8.184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Título3-title" draw:layer="backgroundobjects" svg:width="22.781cm" svg:height="3.938cm" svg:x="1.269cm" svg:y="1.173cm" presentation:class="title" presentation:placeholder="true">
        <draw:text-box/>
      </draw:frame>
      <draw:frame presentation:style-name="Título3-outline1" draw:layer="backgroundobjects" svg:width="22.781cm" svg:height="16.008cm" svg:x="1.269cm" svg:y="5.503cm" presentation:class="outline" presentation:placeholder="true">
        <draw:text-box/>
      </draw:frame>
      <draw:frame presentation:style-name="Mpr11" draw:text-style-name="MP17" draw:layer="backgroundobjects" svg:width="5.847cm" svg:height="1.19cm" svg:x="1.269cm" svg:y="17.357cm" presentation:class="date-time">
        <draw:text-box>
          <text:list text:style-name="ML1">
            <text:list-header>
              <text:p text:style-name="MP16"><text:span text:style-name="MT3">17/04/12</text:span></text:p>
            </text:list-header>
          </text:list>
        </draw:text-box>
      </draw:frame>
      <draw:custom-shape draw:style-name="Mgr3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2" draw:text-style-name="MP15" draw:layer="backgroundobjects" svg:width="5.848cm" svg:height="1.19cm" svg:x="18.203cm" svg:y="17.357cm" presentation:class="page-number">
        <draw:text-box>
          <text:list text:style-name="ML2">
            <text:list-header>
              <text:p text:style-name="MP14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2" draw:text-style-name="MP12" draw:layer="backgroundobjects" svg:width="28.43cm" svg:height="19.72cm" svg:x="0cm" svg:y="0cm">
          <text:p/>
        </draw:rect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5" draw:layer="backgroundobjects" svg:width="12.321cm" svg:height="0.983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3" draw:text-style-name="MP15" draw:layer="backgroundobjects" svg:width="12.242cm" svg:height="0.904cm" svg:x="16.104cm" svg:y="0cm" presentation:class="date-time">
          <draw:text-box>
            <text:list text:style-name="ML1">
              <text:list-header>
                <text:p text:style-name="MP14"><text:span text:style-name="MT2">17/04/12</text:span></text:p>
              </text:list-header>
            </text:list>
          </draw:text-box>
        </draw:frame>
        <draw:page-thumbnail presentation:style-name="Título3-title" draw:layer="backgroundobjects" svg:width="9.772cm" svg:height="7.311cm" svg:x="9.291cm" svg:y="1.481cm" presentation:class="page"/>
        <draw:frame presentation:style-name="Título3-notes" draw:layer="backgroundobjects" svg:width="22.67cm" svg:height="8.793cm" svg:x="2.84cm" svg:y="9.365cm" presentation:class="notes" presentation:placeholder="true">
          <draw:text-box/>
        </draw:frame>
        <draw:custom-shape draw:style-name="Mgr14" draw:text-style-name="MP5" draw:layer="backgroundobjects" svg:width="12.321cm" svg:height="0.983cm" svg:x="0cm" svg:y="18.733cm">
          <text:p/>
          <draw:enhanced-geometry svg:viewBox="0 0 21600 21600" draw:type="mso-spt202" draw:enhanced-path="M 0 0 L 21600 0 21600 21600 0 21600 0 0 Z N"/>
        </draw:custom-shape>
        <draw:frame presentation:style-name="Mpr14" draw:text-style-name="MP15" draw:layer="backgroundobjects" svg:width="12.242cm" svg:height="0.903cm" svg:x="16.104cm" svg:y="18.732cm" presentation:class="page-number">
          <draw:text-box>
            <text:list text:style-name="ML1">
              <text:list-header>
                <text:p text:style-name="MP14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4" style:page-layout-name="PM1" draw:style-name="Mdp1">
      <presentation:notes style:page-layout-name="PM0">
        <draw:rect draw:style-name="Mgr12" draw:text-style-name="MP12" draw:layer="backgroundobjects" svg:width="28.43cm" svg:height="19.72cm" svg:x="0cm" svg:y="0cm">
          <text:p/>
        </draw:rect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5" draw:layer="backgroundobjects" svg:width="12.321cm" svg:height="0.983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5" draw:text-style-name="MP15" draw:layer="backgroundobjects" svg:width="12.242cm" svg:height="0.904cm" svg:x="16.104cm" svg:y="0cm" presentation:class="date-time">
          <draw:text-box>
            <text:list text:style-name="ML1">
              <text:list-header>
                <text:p text:style-name="MP14"><text:span text:style-name="MT2">17/04/12</text:span></text:p>
              </text:list-header>
            </text:list>
          </draw:text-box>
        </draw:frame>
        <draw:page-thumbnail presentation:style-name="Título4-title" draw:layer="backgroundobjects" svg:width="9.772cm" svg:height="7.311cm" svg:x="9.291cm" svg:y="1.481cm" presentation:class="page"/>
        <draw:frame presentation:style-name="Título4-notes" draw:layer="backgroundobjects" svg:width="22.67cm" svg:height="8.793cm" svg:x="2.84cm" svg:y="9.365cm" presentation:class="notes" presentation:placeholder="true">
          <draw:text-box/>
        </draw:frame>
        <draw:custom-shape draw:style-name="Mgr14" draw:text-style-name="MP5" draw:layer="backgroundobjects" svg:width="12.321cm" svg:height="0.983cm" svg:x="0cm" svg:y="18.733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15" draw:layer="backgroundobjects" svg:width="12.242cm" svg:height="0.903cm" svg:x="16.104cm" svg:y="18.732cm" presentation:class="page-number">
          <draw:text-box>
            <text:list text:style-name="ML1">
              <text:list-header>
                <text:p text:style-name="MP14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ción a la Estructura de Computadores</dc:title>
    <meta:initial-creator>asdf</meta:initial-creator>
    <meta:creation-date>2006-10-14T18:23:08</meta:creation-date>
    <dc:date>2019-05-06T09:19:27.928410163</dc:date>
    <meta:editing-cycles>638</meta:editing-cycles>
    <meta:editing-duration>P3DT22H57M17S</meta:editing-duration>
    <meta:document-statistic meta:object-count="752"/>
    <meta:generator>LibreOffice/5.1.6.2$Linux_X86_64 LibreOffice_project/10m0$Build-2</meta:generator>
    <meta:user-defined meta:name="Version" meta:value-type="float">6</meta:user-defined>
  </office:meta>
</office:document-meta>
</file>